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swiss"/>
    <style:font-face style:name="Times New Roman2" svg:font-family="'Times New Roman'" style:font-family-generic="roman"/>
  </office:font-face-decls>
  <office:automatic-styles>
    <style:style style:name="co1" style:family="table-column">
      <style:table-column-properties fo:break-before="auto" style:column-width="2.9874in"/>
    </style:style>
    <style:style style:name="co2" style:family="table-column">
      <style:table-column-properties fo:break-before="auto" style:column-width="3.4146in"/>
    </style:style>
    <style:style style:name="co3" style:family="table-column">
      <style:table-column-properties fo:break-before="auto" style:column-width="1.9402in"/>
    </style:style>
    <style:style style:name="co4" style:family="table-column">
      <style:table-column-properties fo:break-before="auto" style:column-width="1.848in"/>
    </style:style>
    <style:style style:name="co5" style:family="table-column">
      <style:table-column-properties fo:break-before="auto" style:column-width="0.6063in"/>
    </style:style>
    <style:style style:name="ro1" style:family="table-row">
      <style:table-row-properties style:row-height="0.4272in" fo:break-before="auto" style:use-optimal-row-height="false"/>
    </style:style>
    <style:style style:name="ro2" style:family="table-row">
      <style:table-row-properties style:row-height="0.4374in" fo:break-before="auto" style:use-optimal-row-height="false"/>
    </style:style>
    <style:style style:name="ro3" style:family="table-row">
      <style:table-row-properties style:row-height="0.4583in" fo:break-before="auto" style:use-optimal-row-height="false"/>
    </style:style>
    <style:style style:name="ro4" style:family="table-row">
      <style:table-row-properties style:row-height="0.2602in" fo:break-before="auto" style:use-optimal-row-height="false"/>
    </style:style>
    <style:style style:name="ro5" style:family="table-row">
      <style:table-row-properties style:row-height="0.3752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3335in" fo:break-before="auto" style:use-optimal-row-height="false"/>
    </style:style>
    <style:style style:name="ro8" style:family="table-row">
      <style:table-row-properties style:row-height="0.76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1.1354in" fo:break-before="auto" style:use-optimal-row-height="false"/>
    </style:style>
    <style:style style:name="ro11" style:family="table-row">
      <style:table-row-properties style:row-height="1.0937in" fo:break-before="auto" style:use-optimal-row-height="false"/>
    </style:style>
    <style:style style:name="ro12" style:family="table-row">
      <style:table-row-properties style:row-height="1.3543in" fo:break-before="auto" style:use-optimal-row-height="false"/>
    </style:style>
    <style:style style:name="ro13" style:family="table-row">
      <style:table-row-properties style:row-height="1.3335in" fo:break-before="auto" style:use-optimal-row-height="false"/>
    </style:style>
    <style:style style:name="ro14" style:family="table-row">
      <style:table-row-properties style:row-height="0.7083in" fo:break-before="auto" style:use-optimal-row-height="false"/>
    </style:style>
    <style:style style:name="ro15" style:family="table-row">
      <style:table-row-properties style:row-height="0.802in" fo:break-before="auto" style:use-optimal-row-height="false"/>
    </style:style>
    <style:style style:name="ro16" style:family="table-row">
      <style:table-row-properties style:row-height="0.7917in" fo:break-before="auto" style:use-optimal-row-height="false"/>
    </style:style>
    <style:style style:name="ro17" style:family="table-row">
      <style:table-row-properties style:row-height="0.7189in" fo:break-before="auto" style:use-optimal-row-height="false"/>
    </style:style>
    <style:style style:name="ro18" style:family="table-row">
      <style:table-row-properties style:row-height="0.8854in" fo:break-before="auto" style:use-optimal-row-height="false"/>
    </style:style>
    <style:style style:name="ro19" style:family="table-row">
      <style:table-row-properties style:row-height="0.8957in" fo:break-before="auto" style:use-optimal-row-height="false"/>
    </style:style>
    <style:style style:name="ro20" style:family="table-row">
      <style:table-row-properties style:row-height="0.8752in" fo:break-before="auto" style:use-optimal-row-height="false"/>
    </style:style>
    <style:style style:name="ro21" style:family="table-row">
      <style:table-row-properties style:row-height="1.3126in" fo:break-before="auto" style:use-optimal-row-height="false"/>
    </style:style>
    <style:style style:name="ro22" style:family="table-row">
      <style:table-row-properties style:row-height="0.8335in" fo:break-before="auto" style:use-optimal-row-height="false"/>
    </style:style>
    <style:style style:name="ro23" style:family="table-row">
      <style:table-row-properties style:row-height="0.5in" fo:break-before="auto" style:use-optimal-row-height="false"/>
    </style:style>
    <style:style style:name="ro24" style:family="table-row">
      <style:table-row-properties style:row-height="0.5209in" fo:break-before="auto" style:use-optimal-row-height="false"/>
    </style:style>
    <style:style style:name="ro25" style:family="table-row">
      <style:table-row-properties style:row-height="0.5417in" fo:break-before="auto" style:use-optimal-row-height="false"/>
    </style:style>
    <style:style style:name="ro26" style:family="table-row">
      <style:table-row-properties style:row-height="0.6043in" fo:break-before="auto" style:use-optimal-row-height="false"/>
    </style:style>
    <style:style style:name="ro27" style:family="table-row">
      <style:table-row-properties style:row-height="1.6665in" fo:break-before="auto" style:use-optimal-row-height="false"/>
    </style:style>
    <style:style style:name="ro28" style:family="table-row">
      <style:table-row-properties style:row-height="0.6874in" fo:break-before="auto" style:use-optimal-row-height="false"/>
    </style:style>
    <style:style style:name="ro29" style:family="table-row">
      <style:table-row-properties style:row-height="0.8126in" fo:break-before="auto" style:use-optimal-row-height="false"/>
    </style:style>
    <style:style style:name="ro30" style:family="table-row">
      <style:table-row-properties style:row-height="0.5626in" fo:break-before="auto" style:use-optimal-row-height="false"/>
    </style:style>
    <style:style style:name="ro31" style:family="table-row">
      <style:table-row-properties style:row-height="1.75in" fo:break-before="auto" style:use-optimal-row-height="false"/>
    </style:style>
    <style:style style:name="ro32" style:family="table-row">
      <style:table-row-properties style:row-height="1.052in" fo:break-before="auto" style:use-optimal-row-height="false"/>
    </style:style>
    <style:style style:name="ro33" style:family="table-row">
      <style:table-row-properties style:row-height="1.2291in" fo:break-before="auto" style:use-optimal-row-height="false"/>
    </style:style>
    <style:style style:name="ro34" style:family="table-row">
      <style:table-row-properties style:row-height="0.9689in" fo:break-before="auto" style:use-optimal-row-height="false"/>
    </style:style>
    <style:style style:name="ro35" style:family="table-row">
      <style:table-row-properties style:row-height="5.6772in" fo:break-before="auto" style:use-optimal-row-height="false"/>
    </style:style>
    <style:style style:name="ro36" style:family="table-row">
      <style:table-row-properties style:row-height="2.7811in" fo:break-before="auto" style:use-optimal-row-height="false"/>
    </style:style>
    <style:style style:name="ro37" style:family="table-row">
      <style:table-row-properties style:row-height="2.7709in" fo:break-before="auto" style:use-optimal-row-height="false"/>
    </style:style>
    <style:style style:name="ro38" style:family="table-row">
      <style:table-row-properties style:row-height="0.3543in" fo:break-before="auto" style:use-optimal-row-height="false"/>
    </style:style>
    <style:style style:name="ro39" style:family="table-row">
      <style:table-row-properties style:row-height="1.1457in" fo:break-before="auto" style:use-optimal-row-height="false"/>
    </style:style>
    <style:style style:name="ro40" style:family="table-row">
      <style:table-row-properties style:row-height="0.5311in" fo:break-before="auto" style:use-optimal-row-height="false"/>
    </style:style>
    <style:style style:name="ro41" style:family="table-row">
      <style:table-row-properties style:row-height="2.3957in" fo:break-before="auto" style:use-optimal-row-height="false"/>
    </style:style>
    <style:style style:name="ro42" style:family="table-row">
      <style:table-row-properties style:row-height="0.6354in" fo:break-before="auto" style:use-optimal-row-height="false"/>
    </style:style>
    <style:style style:name="ro43" style:family="table-row">
      <style:table-row-properties style:row-height="1.9583in" fo:break-before="auto" style:use-optimal-row-height="false"/>
    </style:style>
    <style:style style:name="ro44" style:family="table-row">
      <style:table-row-properties style:row-height="1.6772in" fo:break-before="auto" style:use-optimal-row-height="false"/>
    </style:style>
    <style:style style:name="ro45" style:family="table-row">
      <style:table-row-properties style:row-height="0.9583in" fo:break-before="auto" style:use-optimal-row-height="false"/>
    </style:style>
    <style:style style:name="ro46" style:family="table-row">
      <style:table-row-properties style:row-height="3.8854in" fo:break-before="auto" style:use-optimal-row-height="false"/>
    </style:style>
    <style:style style:name="ro47" style:family="table-row">
      <style:table-row-properties style:row-height="0.75in" fo:break-before="auto" style:use-optimal-row-height="false"/>
    </style:style>
    <style:style style:name="ro48" style:family="table-row">
      <style:table-row-properties style:row-height="3.3437in" fo:break-before="auto" style:use-optimal-row-height="false"/>
    </style:style>
    <style:style style:name="ro49" style:family="table-row">
      <style:table-row-properties style:row-height="0.9791in" fo:break-before="auto" style:use-optimal-row-height="false"/>
    </style:style>
    <style:style style:name="ro50" style:family="table-row">
      <style:table-row-properties style:row-height="2.5626in" fo:break-before="auto" style:use-optimal-row-height="false"/>
    </style:style>
    <style:style style:name="ro51" style:family="table-row">
      <style:table-row-properties style:row-height="1.5937in" fo:break-before="auto" style:use-optimal-row-height="false"/>
    </style:style>
    <style:style style:name="ro52" style:family="table-row">
      <style:table-row-properties style:row-height="0.7709in" fo:break-before="auto" style:use-optimal-row-height="false"/>
    </style:style>
    <style:style style:name="ro53" style:family="table-row">
      <style:table-row-properties style:row-height="3.0209in" fo:break-before="auto" style:use-optimal-row-height="false"/>
    </style:style>
    <style:style style:name="ro54" style:family="table-row">
      <style:table-row-properties style:row-height="0.9165in" fo:break-before="auto" style:use-optimal-row-height="false"/>
    </style:style>
    <style:style style:name="ro55" style:family="table-row">
      <style:table-row-properties style:row-height="1.0626in" fo:break-before="auto" style:use-optimal-row-height="false"/>
    </style:style>
    <style:style style:name="ro56" style:family="table-row">
      <style:table-row-properties style:row-height="1.2398in" fo:break-before="auto" style:use-optimal-row-height="false"/>
    </style:style>
    <style:style style:name="ro57" style:family="table-row">
      <style:table-row-properties style:row-height="0.4689in" fo:break-before="auto" style:use-optimal-row-height="false"/>
    </style:style>
    <style:style style:name="ro58" style:family="table-row">
      <style:table-row-properties style:row-height="2.4165in" fo:break-before="auto" style:use-optimal-row-height="false"/>
    </style:style>
    <style:style style:name="ro59" style:family="table-row">
      <style:table-row-properties style:row-height="1.3437in" fo:break-before="auto" style:use-optimal-row-height="false"/>
    </style:style>
    <style:style style:name="ro60" style:family="table-row">
      <style:table-row-properties style:row-height="1.552in" fo:break-before="auto" style:use-optimal-row-height="false"/>
    </style:style>
    <style:style style:name="ro61" style:family="table-row">
      <style:table-row-properties style:row-height="1.302in" fo:break-before="auto" style:use-optimal-row-height="false"/>
    </style:style>
    <style:style style:name="ro62" style:family="table-row">
      <style:table-row-properties style:row-height="1.4165in" fo:break-before="auto" style:use-optimal-row-height="false"/>
    </style:style>
    <style:style style:name="ro63" style:family="table-row">
      <style:table-row-properties style:row-height="0.3646in" fo:break-before="auto" style:use-optimal-row-height="false"/>
    </style:style>
    <style:style style:name="ro64" style:family="table-row">
      <style:table-row-properties style:row-height="1.25in" fo:break-before="auto" style:use-optimal-row-height="false"/>
    </style:style>
    <style:style style:name="ro65" style:family="table-row">
      <style:table-row-properties style:row-height="0.9374in" fo:break-before="auto" style:use-optimal-row-height="false"/>
    </style:style>
    <style:style style:name="ro66" style:family="table-row">
      <style:table-row-properties style:row-height="0.7291in" fo:break-before="auto" style:use-optimal-row-height="false"/>
    </style:style>
    <style:style style:name="ro67" style:family="table-row">
      <style:table-row-properties style:row-height="0.6457in" fo:break-before="auto" style:use-optimal-row-height="false"/>
    </style:style>
    <style:style style:name="ro68" style:family="table-row">
      <style:table-row-properties style:row-height="1.3957in" fo:break-before="auto" style:use-optimal-row-height="false"/>
    </style:style>
    <style:style style:name="ro69" style:family="table-row">
      <style:table-row-properties style:row-height="0.3437in" fo:break-before="auto" style:use-optimal-row-height="false"/>
    </style:style>
    <style:style style:name="ro70" style:family="table-row">
      <style:table-row-properties style:row-height="0.2709in" fo:break-before="auto" style:use-optimal-row-height="false"/>
    </style:style>
    <style:style style:name="ro71" style:family="table-row">
      <style:table-row-properties style:row-height="1.0209in" fo:break-before="auto" style:use-optimal-row-height="false"/>
    </style:style>
    <style:style style:name="ro72" style:family="table-row">
      <style:table-row-properties style:row-height="0.8543in" fo:break-before="auto" style:use-optimal-row-height="false"/>
    </style:style>
    <style:style style:name="ro73" style:family="table-row">
      <style:table-row-properties style:row-height="1in" fo:break-before="auto" style:use-optimal-row-height="false"/>
    </style:style>
    <style:style style:name="ro74" style:family="table-row">
      <style:table-row-properties style:row-height="1.0102in" fo:break-before="auto" style:use-optimal-row-height="false"/>
    </style:style>
    <style:style style:name="ro75" style:family="table-row">
      <style:table-row-properties style:row-height="3.0728in" fo:break-before="auto" style:use-optimal-row-height="false"/>
    </style:style>
    <style:style style:name="ro76" style:family="table-row">
      <style:table-row-properties style:row-height="0.6772in" fo:break-before="auto" style:use-optimal-row-height="false"/>
    </style:style>
    <style:style style:name="ro77" style:family="table-row">
      <style:table-row-properties style:row-height="0.8437in" fo:break-before="auto" style:use-optimal-row-height="false"/>
    </style:style>
    <style:style style:name="ro78" style:family="table-row">
      <style:table-row-properties style:row-height="0.3957in" fo:break-before="auto" style:use-optimal-row-height="false"/>
    </style:style>
    <style:style style:name="ro79" style:family="table-row">
      <style:table-row-properties style:row-height="0.5102in" fo:break-before="auto" style:use-optimal-row-height="false"/>
    </style:style>
    <style:style style:name="ro80" style:family="table-row">
      <style:table-row-properties style:row-height="0.2291in" fo:break-before="auto" style:use-optimal-row-height="false"/>
    </style:style>
    <style:style style:name="ro81" style:family="table-row">
      <style:table-row-properties style:row-height="0.2189in" fo:break-before="auto" style:use-optimal-row-height="false"/>
    </style:style>
    <style:style style:name="ro82" style:family="table-row">
      <style:table-row-properties style:row-height="0.9272in" fo:break-before="auto" style:use-optimal-row-height="false"/>
    </style:style>
    <style:style style:name="ro83" style:family="table-row">
      <style:table-row-properties style:row-height="2.3854in" fo:break-before="auto" style:use-optimal-row-height="false"/>
    </style:style>
    <style:style style:name="ro84" style:family="table-row">
      <style:table-row-properties style:row-height="2.2083in" fo:break-before="auto" style:use-optimal-row-height="false"/>
    </style:style>
    <style:style style:name="ro85" style:family="table-row">
      <style:table-row-properties style:row-height="3.1252in" fo:break-before="auto" style:use-optimal-row-height="false"/>
    </style:style>
    <style:style style:name="ro86" style:family="table-row">
      <style:table-row-properties style:row-height="0.4791in" fo:break-before="auto" style:use-optimal-row-height="false"/>
    </style:style>
    <style:style style:name="ro87" style:family="table-row">
      <style:table-row-properties style:row-height="0.9063in" fo:break-before="auto" style:use-optimal-row-height="false"/>
    </style:style>
    <style:style style:name="ro88" style:family="table-row">
      <style:table-row-properties style:row-height="4.198in" fo:break-before="auto" style:use-optimal-row-height="false"/>
    </style:style>
    <style:style style:name="ro89" style:family="table-row">
      <style:table-row-properties style:row-height="4.6252in" fo:break-before="auto" style:use-optimal-row-height="false"/>
    </style:style>
    <style:style style:name="ro90" style:family="table-row">
      <style:table-row-properties style:row-height="5.1772in" fo:break-before="auto" style:use-optimal-row-height="false"/>
    </style:style>
    <style:style style:name="ro91" style:family="table-row">
      <style:table-row-properties style:row-height="3.8752in" fo:break-before="auto" style:use-optimal-row-height="false"/>
    </style:style>
    <style:style style:name="ro92" style:family="table-row">
      <style:table-row-properties style:row-height="4.2189in" fo:break-before="auto" style:use-optimal-row-height="false"/>
    </style:style>
    <style:style style:name="ro93" style:family="table-row">
      <style:table-row-properties style:row-height="5.1354in" fo:break-before="auto" style:use-optimal-row-height="false"/>
    </style:style>
    <style:style style:name="ro94" style:family="table-row">
      <style:table-row-properties style:row-height="0.7811in" fo:break-before="auto" style:use-optimal-row-height="false"/>
    </style:style>
    <style:style style:name="ro95" style:family="table-row">
      <style:table-row-properties style:row-height="0.178in" fo:break-before="auto" style:use-optimal-row-height="true"/>
    </style:style>
    <style:style style:name="ta1" style:family="table" style:master-page-name="PageStyle_5f_Table_20_1">
      <style:table-properties table:display="true" style:writing-mode="lr-tb"/>
    </style:style>
    <style:style style:name="ce1" style:family="table-cell" style:parent-style-name="Default">
      <style:table-cell-properties fo:background-color="#a5a5a5"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4154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style>
    <style:style style:name="ce4"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5"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6"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style>
    <style:style style:name="ce9"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8"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1035in" style:writing-mode="page"/>
    </style:style>
    <style:style style:name="ce13"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1035in" style:writing-mode="page"/>
    </style:style>
    <style:style style:name="ce10"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44"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12"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25"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style>
    <style:style style:name="ce14"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style>
    <style:style style:name="ce15"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1035in" style:writing-mode="page"/>
    </style:style>
    <style:style style:name="ce16"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1035in" style:writing-mode="page"/>
    </style:style>
    <style:style style:name="ce73"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4"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style>
    <style:style style:name="ce75"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style>
    <style:style style:name="ce76"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style>
    <style:style style:name="ce77"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78"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9"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style>
    <style:style style:name="ce99"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style>
    <style:style style:name="ce82"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4154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4"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4154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86"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87"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style>
    <style:style style:name="ce118" style:family="table-cell" style:parent-style-name="Default">
      <style:table-cell-properties fo:background-color="#a5a5a5"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1"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2"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4"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3118in" style:writing-mode="page"/>
    </style:style>
    <style:style style:name="ce26"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style>
    <style:style style:name="ce129"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1"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02"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3118in" style:writing-mode="page"/>
    </style:style>
    <style:style style:name="ce23"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8"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3"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04"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3118in" style:writing-mode="page"/>
    </style:style>
    <style:style style:name="ce105"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8311in" style:writing-mode="page"/>
    </style:style>
    <style:style style:name="ce10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style>
    <style:style style:name="ce10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5193in" style:writing-mode="page"/>
    </style:style>
    <style:style style:name="ce110"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5193in" style:writing-mode="page"/>
    </style:style>
    <style:style style:name="ce111"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1035in" style:writing-mode="page"/>
    </style:style>
    <style:style style:name="ce30" style:family="table-cell" style:parent-style-name="Default">
      <style:table-cell-properties fo:border-bottom="0.74pt solid #000000" fo:background-color="#a5a5a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4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2"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6"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7"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38"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1035in" style:writing-mode="page"/>
    </style:style>
    <style:style style:name="ce3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4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3118in" style:writing-mode="page"/>
    </style:style>
    <style:style style:name="ce43" style:family="table-cell" style:parent-style-name="Default">
      <style:table-cell-properties fo:border-bottom="none"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style>
    <style:style style:name="ce190"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45"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47"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4"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1035in" style:writing-mode="page"/>
    </style:style>
    <style:style style:name="ce49"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6"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style>
    <style:style style:name="ce51" style:family="table-cell" style:parent-style-name="Default" style:data-style-name="N160">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5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ackground-color="#d8d8d8"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54" style:family="table-cell" style:parent-style-name="Default" style:data-style-name="N161">
      <style:table-cell-properties fo:background-color="#d8d8d8"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5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5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0"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style>
    <style:style style:name="ce61"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2"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5193in" style:writing-mode="page"/>
    </style:style>
    <style:style style:name="ce63"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4"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5" style:family="table-cell" style:parent-style-name="Default" style:data-style-name="N161">
      <style:table-cell-properties fo:border-bottom="none" fo:background-color="#d8d8d8"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66" style:family="table-cell" style:parent-style-name="Default" style:data-style-name="N160">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67" style:family="table-cell" style:parent-style-name="Default" style:data-style-name="N16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68" style:family="table-cell" style:parent-style-name="Default" style:data-style-name="N160">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tru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70" style:family="table-cell" style:parent-style-name="Default" style:data-style-name="N160">
      <style:table-cell-properties fo:border-bottom="0.74pt solid #000000" fo:background-color="#d8d8d8"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71"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style>
    <style:style style:name="ce153"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54"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6236in" style:writing-mode="page"/>
    </style:style>
    <style:style style:name="ce155" style:family="table-cell" style:parent-style-name="Default">
      <style:table-cell-properties fo:border-bottom="0.74pt solid #000000"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6"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57"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3118in" style:writing-mode="page"/>
    </style:style>
    <style:style style:name="ce158"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2075in" style:writing-mode="page"/>
    </style:style>
    <style:style style:name="ce16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3"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6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6236in" style:writing-mode="page"/>
    </style:style>
    <style:style style:name="ce16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style>
    <style:style style:name="ce166" style:family="table-cell" style:parent-style-name="Default" style:data-style-name="N160">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67"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8"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9"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0" style:family="table-cell" style:parent-style-name="Default">
      <style:table-cell-properties fo:border-bottom="none"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71" style:family="table-cell" style:parent-style-name="Default">
      <style:table-cell-properties fo:border-bottom="none"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3118in" style:writing-mode="page"/>
    </style:style>
    <style:style style:name="ce50"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style>
    <style:style style:name="ce3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2"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3"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3118in" style:writing-mode="page"/>
    </style:style>
    <style:style style:name="ce48"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1035in" style:writing-mode="page"/>
    </style:style>
    <style:style style:name="ce174"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175"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3118in" style:writing-mode="page"/>
    </style:style>
    <style:style style:name="ce126"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176" style:family="table-cell" style:parent-style-name="Default">
      <style:table-cell-properties fo:border-bottom="0.74pt solid #000000" fo:background-color="#d8d8d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3118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7"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2075in" style:writing-mode="page"/>
    </style:style>
    <style:style style:name="ce178"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style>
    <style:style style:name="ce17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style>
    <style:style style:name="ce18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in" style:writing-mode="page"/>
    </style:style>
    <style:style style:name="gr1" style:family="graphic">
      <style:graphic-properties draw:stroke="none" svg:stroke-width="0in" draw:fill="solid" draw:fill-color="#0000ff" draw:opacity="50%" draw:textarea-vertical-align="top" draw:auto-grow-height="false" fo:min-height="0in" fo:min-width="0in" fo:padding-top="0.0492in" fo:padding-bottom="0.0492in" fo:padding-left="0.0984in" fo:padding-right="0.0984in" fo:wrap-option="wrap"/>
      <style:paragraph-properties fo:text-align="start"/>
      <style:text-properties fo:font-size="18pt"/>
    </style:style>
    <style:style style:name="P1" style:family="paragraph">
      <loext:graphic-properties draw:fill="solid" draw:fill-color="#0000ff" draw:opacity="50%"/>
      <style:paragraph-properties fo:text-align="start"/>
      <style:text-properties fo:font-size="18pt"/>
    </style:style>
    <style:style style:name="T1" style:family="text">
      <style:text-properties style:use-window-font-color="true" style:font-name="Times New Roman2" fo:font-size="11pt" fo:font-weight="bold" style:text-underline-style="none" style:text-underline-color="font-color"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style:style>
    <style:style style:name="T2" style:family="text">
      <style:text-properties style:font-name="Times New Roman2" fo:font-size="11pt" fo:font-weight="bold"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fo:color="#0000ff" style:text-underline-style="solid" style:text-underline-width="auto" style:text-underline-color="font-color"/>
    </style:style>
    <style:style style:name="T3" style:family="text">
      <style:text-properties style:font-name="Times New Roman2" fo:font-size="11pt" fo:font-weight="bold"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fo:color="#0000ff" style:text-underline-style="none" style:text-underline-color="font-color"/>
    </style:style>
    <style:style style:name="T4" style:family="text">
      <style:text-properties style:font-name="Times New Roman2" fo:font-size="11pt" fo:font-weight="bold"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style:use-window-font-color="true" style:text-underline-style="none" style:text-underline-color="font-color"/>
    </style:style>
    <style:style style:name="T5" style:family="text">
      <style:text-properties style:use-window-font-color="true" style:font-name="Times New Roman2" fo:font-size="11pt" fo:font-weight="normal" style:text-underline-style="none" style:text-underline-color="font-color" style:text-line-through-type="none" fo:font-style="normal" style:text-outline="false" fo:text-shadow="none" style:text-position="0% 100%" style:font-name-complex="Times New Roman2" style:font-size-asian="11pt" style:font-size-complex="11pt" style:font-weight-asian="normal" style:font-weight-complex="normal" style:font-style-asian="normal" style:font-style-complex="normal"/>
    </style:style>
    <style:style style:name="T6" style:family="text">
      <style:text-properties style:use-window-font-color="true" style:font-name="Times New Roman2" fo:font-size="11pt" style:text-underline-style="none" style:text-underline-color="font-color" style:text-line-through-type="none" fo:font-style="normal" style:text-outline="false" fo:text-shadow="none" style:text-position="0% 100%" style:font-name-complex="Times New Roman2" style:font-size-asian="11pt" style:font-size-complex="11pt" style:font-style-asian="normal" style:font-style-complex="normal" fo:font-weight="bold" style:font-weight-asian="bold" style:font-weight-complex="bold"/>
    </style:style>
    <style:style style:name="T7" style:family="text">
      <style:text-properties style:use-window-font-color="true" style:font-name="Times New Roman2" fo:font-size="11pt" style:text-underline-style="none" style:text-underline-color="font-color" style:text-line-through-type="none" fo:font-style="normal" style:text-outline="false" fo:text-shadow="none" style:text-position="0% 100%" style:font-name-complex="Times New Roman2" style:font-size-asian="11pt" style:font-size-complex="11pt" style:font-style-asian="normal" style:font-style-complex="normal" fo:font-weight="normal" style:font-weight-asian="normal" style:font-weight-complex="normal"/>
    </style:style>
    <style:style style:name="T8" style:family="text">
      <style:text-properties style:use-window-font-color="true" style:font-name="Times New Roman2" fo:font-size="11pt" fo:font-weight="bold" style:text-underline-style="solid" style:text-underline-width="auto" style:text-underline-color="font-color"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style:style>
    <style:style style:name="T9" style:family="text">
      <style:text-properties style:use-window-font-color="true" style:font-name="Times New Roman2" fo:font-size="11pt" fo:font-weight="normal" style:text-underline-style="none" style:text-underline-color="font-color" style:text-line-through-type="none" fo:font-style="italic" style:text-outline="false" fo:text-shadow="none" style:text-position="0% 100%" style:font-name-complex="Times New Roman2" style:font-size-asian="11pt" style:font-size-complex="11pt" style:font-weight-asian="normal" style:font-weight-complex="normal" style:font-style-asian="italic" style:font-style-complex="italic"/>
    </style:style>
    <style:style style:name="T10" style:family="text">
      <style:text-properties style:use-window-font-color="true" style:font-name="Times New Roman2" fo:font-size="11pt" style:text-underline-style="none" style:text-underline-color="font-color" style:text-line-through-type="none" style:text-outline="false" fo:text-shadow="none" style:text-position="0% 100%" style:font-name-complex="Times New Roman2" style:font-size-asian="11pt" style:font-size-complex="11pt" fo:font-weight="normal" style:font-weight-asian="normal" style:font-weight-complex="normal" fo:font-style="italic" style:font-style-asian="italic" style:font-style-complex="italic"/>
    </style:style>
    <style:style style:name="T11" style:family="text">
      <style:text-properties style:use-window-font-color="true" style:font-name="Times New Roman2" fo:font-size="11pt" style:text-underline-style="none" style:text-underline-color="font-color" style:text-line-through-type="none" style:text-outline="false" fo:text-shadow="none" style:text-position="0% 100%" style:font-name-complex="Times New Roman2" style:font-size-asian="11pt" style:font-size-complex="11pt" fo:font-weight="normal" style:font-weight-asian="normal" style:font-weight-complex="normal" fo:font-style="normal" style:font-style-asian="normal" style:font-style-complex="normal"/>
    </style:style>
    <style:style style:name="T12" style:family="text">
      <style:text-properties fo:color="#0000ff" style:font-name="Times New Roman2" fo:font-size="11pt" fo:font-weight="bold" style:text-underline-style="solid" style:text-underline-width="auto" style:text-underline-color="font-color"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style:style>
    <style:style style:name="T13" style:family="text">
      <style:text-properties fo:color="#0000ff" style:font-name="Times New Roman2" fo:font-size="11pt" fo:font-weight="bold"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style:text-underline-style="none" style:text-underline-color="font-color"/>
    </style:style>
    <style:style style:name="T14" style:family="text">
      <style:text-properties fo:color="#0000ff" style:font-name="Times New Roman2" fo:font-size="11pt" fo:font-weight="bold" style:text-line-through-type="none" fo:font-style="normal" style:text-outline="false" fo:text-shadow="none" style:text-position="0% 100%" style:font-name-complex="Times New Roman2" style:font-size-asian="11pt" style:font-size-complex="11pt" style:font-weight-asian="bold" style:font-weight-complex="bold" style:font-style-asian="normal" style:font-style-complex="normal"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 1" table:style-name="ta1">
        <office:forms form:automatic-focus="false" form:apply-design-mode="false"/>
        <table:table-column table:style-name="co1" table:default-cell-style-name="ce10"/>
        <table:table-column table:style-name="co2" table:default-cell-style-name="ce119"/>
        <table:table-column table:style-name="co3" table:default-cell-style-name="ce149"/>
        <table:table-column table:style-name="co4" table:default-cell-style-name="ce51"/>
        <table:table-column table:style-name="co5" table:number-columns-repeated="1020" table:default-cell-style-name="Default"/>
        <table:table-row table:style-name="ro1">
          <table:table-cell table:style-name="ce1" office:value-type="string" calcext:value-type="string">
            <text:p><text:span text:style-name="T1">Form Number and Title</text:span></text:p>
          </table:table-cell>
          <table:table-cell table:style-name="ce118" office:value-type="string" calcext:value-type="string" table:number-columns-spanned="2" table:number-rows-spanned="1">
            <text:p><text:span text:style-name="T1">Filing Category</text:span></text:p>
          </table:table-cell>
          <table:covered-table-cell table:style-name="ce30"/>
          <table:table-cell table:style-name="ce118" office:value-type="string" calcext:value-type="string">
            <text:p><text:span text:style-name="T1">Filing Fee</text:span></text:p>
          </table:table-cell>
          <table:table-cell table:number-columns-repeated="1020"/>
        </table:table-row>
        <table:table-row table:style-name="ro2">
          <table:table-cell table:style-name="ce3" office:value-type="string" calcext:value-type="string" table:number-columns-spanned="1" table:number-rows-spanned="6">
            <text:p><text:span text:style-name="T1">USCIS Immigrant Fee (</text:span><text:span text:style-name="T2">https://my.uscis.gov/uscis-</text:span><text:span text:style-name="T3"> </text:span><text:span text:style-name="T2">immigrant-fee</text:span><text:span text:style-name="T4">)</text:span></text:p>
          </table:table-cell>
          <table:table-cell office:value-type="string" calcext:value-type="string" table:number-columns-spanned="2" table:number-rows-spanned="1">
            <text:p><text:span text:style-name="T5">If you are immigrating to the United States as a lawful permanent resident.</text:span></text:p>
          </table:table-cell>
          <table:covered-table-cell/>
          <table:table-cell office:value-type="currency" office:value="235" calcext:value-type="currency">
            <text:p>$235</text:p>
          </table:table-cell>
          <table:table-cell table:number-columns-repeated="1020"/>
        </table:table-row>
        <table:table-row table:style-name="ro3">
          <table:covered-table-cell table:style-name="ce4"/>
          <table:table-cell office:value-type="string" calcext:value-type="string" table:number-columns-spanned="2" table:number-rows-spanned="1">
            <text:p><text:span text:style-name="T5">Children who enter the United States under the orphan or Hague adoption programs.</text:span></text:p>
          </table:table-cell>
          <table:covered-table-cell/>
          <table:table-cell office:value-type="currency" office:value="0" calcext:value-type="currency">
            <text:p>$0</text:p>
          </table:table-cell>
          <table:table-cell table:number-columns-repeated="1020"/>
        </table:table-row>
        <table:table-row table:style-name="ro4">
          <table:covered-table-cell table:style-name="ce4"/>
          <table:table-cell office:value-type="string" calcext:value-type="string" table:number-columns-spanned="2" table:number-rows-spanned="1">
            <text:p><text:span text:style-name="T5">Iraqi and Afghan special immigrants</text:span></text:p>
          </table:table-cell>
          <table:covered-table-cell/>
          <table:table-cell office:value-type="currency" office:value="0" calcext:value-type="currency">
            <text:p>$0</text:p>
          </table:table-cell>
          <table:table-cell table:number-columns-repeated="1020"/>
        </table:table-row>
        <table:table-row table:style-name="ro5">
          <table:covered-table-cell table:style-name="ce4"/>
          <table:table-cell office:value-type="string" calcext:value-type="string" table:number-columns-spanned="2" table:number-rows-spanned="1">
            <text:p><text:span text:style-name="T5">Other Afghan nationals</text:span></text:p>
          </table:table-cell>
          <table:covered-table-cell/>
          <table:table-cell table:style-name="ce52" office:value-type="string" calcext:value-type="string">
            <text:p><text:span text:style-name="T5">$0 (through Sept. 30, 2024)</text:span></text:p>
          </table:table-cell>
          <table:table-cell table:number-columns-repeated="1020"/>
        </table:table-row>
        <table:table-row table:style-name="ro6">
          <table:covered-table-cell table:style-name="ce4"/>
          <table:table-cell office:value-type="string" calcext:value-type="string" table:number-columns-spanned="2" table:number-rows-spanned="1">
            <text:p><text:span text:style-name="T5">Returning lawful permanent residents (SB-1s)</text:span></text:p>
          </table:table-cell>
          <table:covered-table-cell/>
          <table:table-cell office:value-type="currency" office:value="0" calcext:value-type="currency">
            <text:p>$0</text:p>
          </table:table-cell>
          <table:table-cell table:number-columns-repeated="1020"/>
        </table:table-row>
        <table:table-row table:style-name="ro7">
          <table:covered-table-cell table:style-name="ce5"/>
          <table:table-cell office:value-type="string" calcext:value-type="string" table:number-columns-spanned="2" table:number-rows-spanned="1">
            <text:p><text:span text:style-name="T5">K nonimmigrants</text:span></text:p>
          </table:table-cell>
          <table:covered-table-cell/>
          <table:table-cell office:value-type="currency" office:value="0" calcext:value-type="currency">
            <text:p>$0</text:p>
          </table:table-cell>
          <table:table-cell table:number-columns-repeated="1020"/>
        </table:table-row>
        <table:table-row table:style-name="ro3">
          <table:table-cell table:style-name="ce6" office:value-type="string" calcext:value-type="string">
            <text:p><text:span text:style-name="T1">Claimant under INA 289,  American Indian Born in Canada</text:span></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8">
          <table:table-cell table:style-name="ce3" office:value-type="string" calcext:value-type="string">
            <text:p><text:a xlink:href="http://www.uscis.gov/ar-11)" xlink:type="simple">AR-11
Alien’s Change of Address Card (https://www.uscis.gov/ar-11)</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2">
          <table:table-cell table:style-name="ce7" office:value-type="string" calcext:value-type="string" table:number-columns-spanned="1" table:number-rows-spanned="2">
            <text:p><text:a xlink:href="http://www.uscis.gov/integrityfund)" xlink:type="simple">EB-5 Integrity Fund Fee (https://www.uscis.gov/integrityfund)</text:a></text:p>
          </table:table-cell>
          <table:table-cell table:style-name="ce121" office:value-type="string" calcext:value-type="string" table:number-columns-spanned="2" table:number-rows-spanned="1">
            <text:p><text:span text:style-name="T5">Annual Integrity Fund Fee for regional centers with over 20 total investors in the preceding fiscal year.</text:span></text:p>
          </table:table-cell>
          <table:covered-table-cell table:style-name="ce152"/>
          <table:table-cell table:style-name="ce54" office:value-type="currency" office:value="20000" calcext:value-type="currency">
            <text:p>$20,000</text:p>
          </table:table-cell>
          <table:table-cell table:number-columns-repeated="1020"/>
        </table:table-row>
        <table:table-row table:style-name="ro9">
          <table:covered-table-cell table:style-name="ce9"/>
          <table:table-cell table:style-name="ce121" office:value-type="string" calcext:value-type="string" table:number-columns-spanned="2" table:number-rows-spanned="1">
            <text:p><text:span text:style-name="T5">Annual Integrity Fund Fee for regional centers with 20 or fewer total investors in the preceding fiscal year.</text:span></text:p>
          </table:table-cell>
          <table:covered-table-cell table:style-name="ce152"/>
          <table:table-cell table:style-name="ce54" office:value-type="currency" office:value="10000" calcext:value-type="currency">
            <text:p>$10,000</text:p>
          </table:table-cell>
          <table:table-cell table:number-columns-repeated="1020"/>
        </table:table-row>
        <table:table-row table:style-name="ro10">
          <table:table-cell table:style-name="ce3" office:value-type="string" calcext:value-type="string">
            <text:p><text:a xlink:href="http://www.uscis.gov/eoir-29)" xlink:type="simple">EOIR-29
Notice of Appeal to the Board of Immigration Appeals from a Decision of a DHS Officer (https://www.uscis.gov/eoir-29)</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110" calcext:value-type="currency">
            <text:p>$110</text:p>
          </table:table-cell>
          <table:table-cell table:number-columns-repeated="1020"/>
        </table:table-row>
        <table:table-row table:style-name="ro11">
          <table:table-cell table:style-name="ce8" office:value-type="string" calcext:value-type="string">
            <text:p><text:a xlink:href="http://www.uscis.gov/g-28)" xlink:type="simple">G-28
Notice of Entry of Appearance as Attorney or Accredited Representative (https://www.uscis.gov/g-28)</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12">
          <table:table-cell table:style-name="ce3" office:value-type="string" calcext:value-type="string">
            <text:p><text:a xlink:href="http://www.uscis.gov/g-28i)" xlink:type="simple">G-28I
Notice of Entry of Appearance as Attorney in Matters Outside the Geographical Confines of the United States (https://www.uscis.gov/g-28i)</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8">
          <table:table-cell table:style-name="ce8" office:value-type="string" calcext:value-type="string">
            <text:p><text:a xlink:href="http://www.uscis.gov/g-325a)" xlink:type="simple">G-325A
Biographic Information (for Deferred Action) (https://www.uscis.gov/g-325a)</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13">
          <table:table-cell table:style-name="ce3" office:value-type="string" calcext:value-type="string">
            <text:p><text:a xlink:href="http://www.uscis.gov/about-" xlink:type="simple">G-639
Freedom of Information/ Privacy Act Request (https://www.uscis.gov/about- us/freedom-information-and- privacy-act-foia)</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table:style-name="ce55" office:value-type="string" calcext:value-type="string">
            <text:p><text:span text:style-name="T5">USCIS will notify you if a fee must be submitted after we review your request</text:span></text:p>
          </table:table-cell>
          <table:table-cell table:number-columns-repeated="1020"/>
        </table:table-row>
        <table:table-row table:style-name="ro14">
          <table:table-cell table:style-name="ce8" office:value-type="string" calcext:value-type="string">
            <text:p><text:a xlink:href="http://www.uscis.gov/g-845)" xlink:type="simple">G-845
Verification Request (https://www.uscis.gov/g-845)</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15">
          <table:table-cell table:style-name="ce3" office:value-type="string" calcext:value-type="string">
            <text:p><text:a xlink:href="http://www.uscis.gov/g-845-" xlink:type="simple">Form G-845 Supplement, Verification Request (https://www.uscis.gov/g-845- supplement)</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16">
          <table:table-cell table:style-name="ce8" office:value-type="string" calcext:value-type="string">
            <text:p><text:a xlink:href="http://www.uscis.gov/g-884)" xlink:type="simple">G-884
Request for the Return of Original Documents (https://www.uscis.gov/g-884)</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17">
          <table:table-cell table:style-name="ce3" office:value-type="string" calcext:value-type="string">
            <text:p><text:a xlink:href="http://www.uscis.gov/g-1041)" xlink:type="simple">G-1041
Genealogy Index Search Request (https://www.uscis.gov/g-1041)</text:a></text:p>
          </table:table-cell>
          <table:table-cell table:style-name="ce21" office:value-type="string" calcext:value-type="string" table:number-columns-spanned="2" table:number-rows-spanned="1">
            <text:p><text:span text:style-name="T1">General filing</text:span></text:p>
          </table:table-cell>
          <table:covered-table-cell table:style-name="ce35"/>
          <table:table-cell table:style-name="ce56" office:value-type="string" calcext:value-type="string">
            <text:p><text:span text:style-name="T5">Paper Filing: $80 Online Filing: $30</text:span></text:p>
          </table:table-cell>
          <table:table-cell table:number-columns-repeated="1020"/>
        </table:table-row>
        <table:table-row table:style-name="ro17">
          <table:table-cell table:style-name="ce8" office:value-type="string" calcext:value-type="string">
            <text:p><text:a xlink:href="http://www.uscis.gov/g-1041a)" xlink:type="simple">G-1041A
Genealogy Records Request (https://www.uscis.gov/g-1041a)</text:a></text:p>
          </table:table-cell>
          <table:table-cell table:style-name="ce22" office:value-type="string" calcext:value-type="string" table:number-columns-spanned="2" table:number-rows-spanned="1">
            <text:p><text:span text:style-name="T1">General filing</text:span></text:p>
          </table:table-cell>
          <table:covered-table-cell table:style-name="ce36"/>
          <table:table-cell table:style-name="ce57" office:value-type="string" calcext:value-type="string">
            <text:p><text:span text:style-name="T5">Paper Filing: $80 Online Filing: $30</text:span></text:p>
          </table:table-cell>
          <table:table-cell table:number-columns-repeated="1020"/>
        </table:table-row>
        <table:table-row table:style-name="ro18">
          <table:table-cell table:style-name="ce3" office:value-type="string" calcext:value-type="string">
            <text:p><text:a xlink:href="http://www.uscis.gov/g-1145)" xlink:type="simple">G-1145
e-Notification of Application/Petition Acceptance (https://www.uscis.gov/g-1145)</text:a></text:p>
          </table:table-cell>
          <table:table-cell table:style-name="ce21" office:value-type="string" calcext:value-type="string" table:number-columns-spanned="2" table:number-rows-spanned="1">
            <text:p><text:span text:style-name="T1">General filing</text:span></text:p>
          </table:table-cell>
          <table:covered-table-cell table:style-name="ce35"/>
          <table:table-cell office:value-type="currency" office:value="0" calcext:value-type="currency">
            <text:p>$0</text:p>
          </table:table-cell>
          <table:table-cell table:number-columns-repeated="1020"/>
        </table:table-row>
        <table:table-row table:style-name="ro19">
          <table:table-cell table:style-name="ce8" office:value-type="string" calcext:value-type="string">
            <text:p><text:a xlink:href="http://www.uscis.gov/g-1450)" xlink:type="simple">G-1450
Authorization for Credit Card Transactions (https://www.uscis.gov/g-1450)</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20">
          <table:table-cell table:style-name="ce11" office:value-type="string" calcext:value-type="string">
            <text:p><text:a xlink:href="http://www.uscis.gov/g-" xlink:type="simple">G-1566
Request for a Certificate of Non- Existence (https://www.uscis.gov/g- 1566)</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330" calcext:value-type="currency">
            <text:p>$330</text:p>
          </table:table-cell>
          <table:table-cell table:number-columns-repeated="1020"/>
        </table:table-row>
        <table:table-row table:style-name="ro21">
          <table:table-cell table:style-name="ce13" office:value-type="string" calcext:value-type="string">
            <text:p><text:a xlink:href="http://www.uscis.gov/working-in-" xlink:type="simple">H-1B
Registration Tool (https://www.uscis.gov/working-in- the-united-states/temporary- workers/h-1b-specialty- occupations-and-fashion-models/h- 1b-electronic-registration-process)</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8" office:value-type="string" calcext:value-type="string">
            <text:p><text:span text:style-name="T5">2024: $10 </text:span><text:span text:style-name="T6">(per beneficiary)</text:span></text:p>
            <text:p><text:span text:style-name="T5">2025 and after: $215</text:span></text:p>
            <text:p><text:span text:style-name="T1">(per beneficiary)</text:span></text:p>
          </table:table-cell>
          <table:table-cell table:number-columns-repeated="1020"/>
        </table:table-row>
        <table:table-row table:style-name="ro22">
          <table:table-cell table:style-name="ce11" office:value-type="string" calcext:value-type="string">
            <text:p><text:a xlink:href="http://www.uscis.gov/i-9)" xlink:type="simple">I-9
Employment Eligibility Verification (https://www.uscis.gov/i-9)</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23">
          <table:table-cell table:style-name="ce7" office:value-type="string" calcext:value-type="string" table:number-columns-spanned="1" table:number-rows-spanned="6">
            <text:p><text:a xlink:href="http://www.uscis.gov/i-90)" xlink:type="simple">I-90
Application to Replace Permanent Resident Card (https://www.uscis.gov/i-90)</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7" office:value-type="string" calcext:value-type="string">
            <text:p><text:span text:style-name="T5">Paper Filing: $465 Online Filing: $415</text:span></text:p>
          </table:table-cell>
          <table:table-cell table:number-columns-repeated="1020"/>
        </table:table-row>
        <table:table-row table:style-name="ro24">
          <table:covered-table-cell/>
          <table:table-cell table:style-name="ce7" office:value-type="string" calcext:value-type="string" table:number-columns-spanned="2" table:number-rows-spanned="1">
            <text:p><text:span text:style-name="T5">If you have reached your 14th birthday and your existing card will expire </text:span><text:span text:style-name="T6">before </text:span><text:span text:style-name="T7">your 16th birthday.</text:span></text:p>
          </table:table-cell>
          <table:covered-table-cell table:style-name="ce37"/>
          <table:table-cell table:style-name="ce57" office:value-type="string" calcext:value-type="string">
            <text:p><text:span text:style-name="T5">Paper Filing: $465 Online Filing: $415</text:span></text:p>
          </table:table-cell>
          <table:table-cell table:number-columns-repeated="1020"/>
        </table:table-row>
        <table:table-row table:style-name="ro25">
          <table:covered-table-cell/>
          <table:table-cell table:style-name="ce7" office:value-type="string" calcext:value-type="string" table:number-columns-spanned="2" table:number-rows-spanned="1">
            <text:p><text:span text:style-name="T5">If you have reached your 14th birthday, and your existing card will expire </text:span><text:span text:style-name="T6">after </text:span><text:span text:style-name="T7">your 16th birthday.</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filing because we issued your previous card, but you never received it, and it was returned as undeliverable to USCI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6">
          <table:covered-table-cell/>
          <table:table-cell table:style-name="ce121" office:value-type="string" calcext:value-type="string" table:number-columns-spanned="2" table:number-rows-spanned="1">
            <text:p><text:span text:style-name="T5">If you are filing because we issued the card with incorrect information because of a Department of Homeland Security (DHS) error.</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8">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3">
            <text:p><text:a xlink:href="http://www.uscis.gov/i-" xlink:type="simple">I-102
Application for Replacement/Initial Nonimmigrant Arrival-Departure Document (https://www.uscis.gov/i- 102)</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560" calcext:value-type="currency">
            <text:p>$560</text:p>
          </table:table-cell>
          <table:table-cell table:number-columns-repeated="1020"/>
        </table:table-row>
        <table:table-row table:style-name="ro27">
          <table:covered-table-cell table:style-name="ce4"/>
          <table:table-cell table:style-name="ce11" office:value-type="string" calcext:value-type="string" table:number-columns-spanned="2" table:number-rows-spanned="1">
            <text:p><text:span text:style-name="T5">If you are filing to correct your Form I-94, I-94W, or Form I-95 through no fault of your own and you were admitted to the United States by U.S. Customs and Border Protection (CBP) at an airport or seaport</text:span></text:p>
            <text:p><text:span text:style-name="T5">after April 30, 2013 and were issued an electronic Form I-94 by CBP, or you require a replacement paper Form I-94 issued by CBP, and you cannot obtain your Form I-94 from the CBP website.</text:span></text:p>
          </table:table-cell>
          <table:covered-table-cell table:style-name="ce38"/>
          <table:table-cell office:value-type="currency" office:value="0" calcext:value-type="currency">
            <text:p>$0</text:p>
          </table:table-cell>
          <table:table-cell table:number-columns-repeated="1020"/>
        </table:table-row>
        <table:table-row table:style-name="ro25">
          <table:covered-table-cell table:style-name="ce5"/>
          <table:table-cell table:style-name="ce3" office:value-type="string" calcext:value-type="string" table:number-columns-spanned="2" table:number-rows-spanned="1">
            <text:p><text:span text:style-name="T5">If you are filing as a nonimmigrant member of the</text:span></text:p>
            <text:p><text:span text:style-name="T5">U.S. armed forces.</text:span></text:p>
          </table:table-cell>
          <table:covered-table-cell table:style-name="ce39"/>
          <table:table-cell table:style-name="ce59" office:value-type="string" calcext:value-type="string">
            <text:p><text:span text:style-name="T5">Initial Request $0 Subsequent Request</text:span></text:p>
            <text:p><text:span text:style-name="T5">$560</text:span></text:p>
          </table:table-cell>
          <table:table-cell table:number-columns-repeated="1020"/>
        </table:table-row>
        <table:table-row table:style-name="ro28">
          <table:table-cell table:style-name="ce5" table:number-columns-spanned="1" table:number-rows-spanned="3"/>
          <table:table-cell table:style-name="ce124" office:value-type="string" calcext:value-type="string" table:number-columns-spanned="2" table:number-rows-spanned="1">
            <text:p><text:span text:style-name="T5">If you are filing as a participant in a North Atlantic Treaty Organization (NATO) armed forces or civil component.</text:span></text:p>
          </table:table-cell>
          <table:covered-table-cell table:style-name="ce40"/>
          <table:table-cell table:style-name="ce60" office:value-type="string" calcext:value-type="string">
            <text:p><text:span text:style-name="T5">Initial Request $0 Subsequent Request</text:span></text:p>
            <text:p><text:span text:style-name="T5">$560</text:span></text:p>
          </table:table-cell>
          <table:table-cell table:number-columns-repeated="1020"/>
        </table:table-row>
        <table:table-row table:style-name="ro9">
          <table:covered-table-cell table:style-name="ce4"/>
          <table:table-cell office:value-type="string" calcext:value-type="string" table:number-columns-spanned="2" table:number-rows-spanned="1">
            <text:p><text:span text:style-name="T5">If you are filing as a nonimmigrant member of the Partnership for Peace military program under the Status of Forces Agreement (SOFA).</text:span></text:p>
          </table:table-cell>
          <table:covered-table-cell/>
          <table:table-cell table:style-name="ce59" office:value-type="string" calcext:value-type="string">
            <text:p><text:span text:style-name="T5">Initial Request $0 Subsequent Request</text:span></text:p>
            <text:p><text:span text:style-name="T5">$560</text:span></text:p>
          </table:table-cell>
          <table:table-cell table:number-columns-repeated="1020"/>
        </table:table-row>
        <table:table-row table:style-name="ro5">
          <table:covered-table-cell table:style-name="ce5"/>
          <table:table-cell office:value-type="string" calcext:value-type="string" table:number-columns-spanned="2" table:number-rows-spanned="1">
            <text:p><text:span text:style-name="T5">If you are filing for a replacement for DHS error.</text:span></text:p>
          </table:table-cell>
          <table:covered-table-cell/>
          <table:table-cell office:value-type="currency" office:value="0" calcext:value-type="currency">
            <text:p>$0</text:p>
          </table:table-cell>
          <table:table-cell table:number-columns-repeated="1020"/>
        </table:table-row>
        <table:table-row table:style-name="ro29">
          <table:table-cell table:style-name="ce8" office:value-type="string" calcext:value-type="string">
            <text:p><text:a xlink:href="http://www.uscis.gov/i-129)" xlink:type="simple">I-129
Petition for a Nonimmigrant Worker (https://www.uscis.gov/i-129)</text:a></text:p>
          </table:table-cell>
          <table:table-cell table:style-name="ce6" office:value-type="string" calcext:value-type="string" table:number-columns-spanned="2" table:number-rows-spanned="1">
            <text:p><text:span text:style-name="T1">Varies</text:span></text:p>
          </table:table-cell>
          <table:covered-table-cell table:style-name="ce32"/>
          <table:table-cell table:style-name="ce13" office:value-type="string" calcext:value-type="string">
            <text:p><text:span text:style-name="T12">See Appendix A: I-</text:span><text:span text:style-name="T13"> </text:span><text:span text:style-name="T14">129</text:span></text:p>
          </table:table-cell>
          <table:table-cell table:number-columns-repeated="1020"/>
        </table:table-row>
        <table:table-row table:style-name="ro1">
          <table:table-cell table:style-name="ce3" office:value-type="string" calcext:value-type="string" table:number-columns-spanned="1" table:number-rows-spanned="6">
            <text:p><text:a xlink:href="http://www.uscis.gov/i-129cw)" xlink:type="simple">I-129CW
Petition for a CNMI-Only Nonimmigrant Transitional Worker (https://www.uscis.gov/i-129cw)</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table:style-name="ce52" office:value-type="string" calcext:value-type="string">
            <text:p><text:span text:style-name="T5">$1,015 plus additional fees</text:span></text:p>
          </table:table-cell>
          <table:table-cell table:number-columns-repeated="1020"/>
        </table:table-row>
        <table:table-row table:style-name="ro30">
          <table:covered-table-cell table:style-name="ce4"/>
          <table:table-cell office:value-type="string" calcext:value-type="string" table:number-columns-spanned="2" table:number-rows-spanned="1">
            <text:p><text:span text:style-name="T5">If you are filing as a Small Employer or Nonprofit.</text:span></text:p>
          </table:table-cell>
          <table:covered-table-cell/>
          <table:table-cell table:style-name="ce52" office:value-type="string" calcext:value-type="string">
            <text:p><text:span text:style-name="T5">$510 plus additional fees</text:span></text:p>
          </table:table-cell>
          <table:table-cell table:number-columns-repeated="1020"/>
        </table:table-row>
        <table:table-row table:style-name="ro31">
          <table:covered-table-cell table:style-name="ce4"/>
          <table:table-cell table:style-name="ce3" office:value-type="string" calcext:value-type="string" table:number-columns-spanned="2" table:number-rows-spanned="1">
            <text:p><text:span text:style-name="T8">Additional Fees:</text:span></text:p>
            <text:p><text:span text:style-name="T5">1.    Asylum Program Fee</text:span></text:p>
            <text:p><text:span text:style-name="T5">a.    If you are filing as a Regular Petitioner</text:span></text:p>
            <text:p><text:span text:style-name="T5">b.    If you are filing as a Nonprofit.</text:span></text:p>
            <text:p><text:span text:style-name="T5">c.    If you are filing as a Small Employer.</text:span></text:p>
            <text:p><text:span text:style-name="T5">If paying by check or money order, submit the fee separately.</text:span></text:p>
          </table:table-cell>
          <table:covered-table-cell table:style-name="ce39"/>
          <table:table-cell table:style-name="ce127" office:value-type="string" calcext:value-type="string">
            <text:p><text:span text:style-name="T5">a.    $600</text:span></text:p>
            <text:p><text:span text:style-name="T5">b.    $0</text:span></text:p>
            <text:p><text:span text:style-name="T5">c.    $300</text:span></text:p>
          </table:table-cell>
          <table:table-cell table:number-columns-repeated="1020"/>
        </table:table-row>
        <table:table-row table:style-name="ro32">
          <table:covered-table-cell table:style-name="ce4"/>
          <table:table-cell table:style-name="ce24" office:value-type="string" calcext:value-type="string" table:number-columns-spanned="2" table:number-rows-spanned="1">
            <text:p><text:span text:style-name="T5">2.    Pub. L. 110-229 requires you to pay a supplemental educational funding fee per beneficiary, per year.  This fee cannot be waived.  If paying by check or money order, submit the fee separately</text:span></text:p>
          </table:table-cell>
          <table:covered-table-cell table:style-name="ce41"/>
          <table:table-cell table:style-name="ce56" office:value-type="string" calcext:value-type="string">
            <text:p><text:span text:style-name="T5">2. $210 per beneficiary, per year</text:span></text:p>
          </table:table-cell>
          <table:table-cell table:number-columns-repeated="1020"/>
        </table:table-row>
        <table:table-row table:style-name="ro33">
          <table:covered-table-cell table:style-name="ce4"/>
          <table:table-cell table:style-name="ce127" office:value-type="string" calcext:value-type="string" table:number-columns-spanned="2" table:number-rows-spanned="1">
            <text:p><text:span text:style-name="T5">3.    Pub. L. 110-229, as revised by the Northern Mariana Islands U.S. Workforce Act of 2018, requires you to pay the Fraud Prevention and Detection Fee for each petition.  This fee cannot be waived.  If paying by check or money order, submit</text:span></text:p>
            <text:p><text:span text:style-name="T5">the fee separately.</text:span></text:p>
          </table:table-cell>
          <table:covered-table-cell table:style-name="ce42"/>
          <table:table-cell table:style-name="ce56" office:value-type="string" calcext:value-type="string">
            <text:p><text:span text:style-name="T5">3. $50</text:span></text:p>
          </table:table-cell>
          <table:table-cell table:number-columns-repeated="1020"/>
        </table:table-row>
        <table:table-row table:style-name="ro34">
          <table:covered-table-cell table:style-name="ce5"/>
          <table:table-cell table:style-name="ce3" office:value-type="string" calcext:value-type="string" table:number-columns-spanned="2" table:number-rows-spanned="1">
            <text:p><text:a xlink:href="http://www.uscis.gov/i-912)" xlink:type="simple">Certain petitioners may be eligible for a Fee Waiver of the General filing fee.
See Form I-912 Instructions (https://www.uscis.gov/i-912)</text:a></text:p>
          </table:table-cell>
          <table:covered-table-cell table:style-name="ce39"/>
          <table:table-cell table:style-name="ce89" office:value-type="string" calcext:value-type="string">
            <text:p><text:span text:style-name="T5">$0, plus additional fees</text:span></text:p>
          </table:table-cell>
          <table:table-cell table:number-columns-repeated="1020"/>
        </table:table-row>
        <table:table-row table:style-name="ro19">
          <table:table-cell table:style-name="ce8" office:value-type="string" calcext:value-type="string">
            <text:p><text:a xlink:href="http://www.uscis.gov/i-" xlink:type="simple">I-129CWR
Semiannual Report for CW-1 Employers (https://www.uscis.gov/i- 129cwr)</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2">
            <text:p><text:a xlink:href="http://www.uscis.gov/i-129f)" xlink:type="simple">I-129F
Petition for Alien Fiancé(e) (https://www.uscis.gov/i-129f)</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675" calcext:value-type="currency">
            <text:p>$675</text:p>
          </table:table-cell>
          <table:table-cell table:number-columns-repeated="1020"/>
        </table:table-row>
        <table:table-row table:style-name="ro14">
          <table:covered-table-cell table:style-name="ce5"/>
          <table:table-cell table:style-name="ce3" office:value-type="string" calcext:value-type="string" table:number-columns-spanned="2" table:number-rows-spanned="1">
            <text:p><text:a xlink:href="http://www.uscis.gov/i-130)" xlink:type="simple">For K-3 status based on the Form I-130, Petition for Alien Relative (https://www.uscis.gov/i-130), you filed.</text:a></text:p>
          </table:table-cell>
          <table:covered-table-cell table:style-name="ce39"/>
          <table:table-cell office:value-type="currency" office:value="0" calcext:value-type="currency">
            <text:p>$0</text:p>
          </table:table-cell>
          <table:table-cell table:number-columns-repeated="1020"/>
        </table:table-row>
        <table:table-row table:style-name="ro35">
          <table:table-cell table:style-name="ce7" office:value-type="string" calcext:value-type="string" table:number-columns-spanned="1" table:number-rows-spanned="2">
            <text:p><text:a xlink:href="http://www.uscis.gov/i-129s)" xlink:type="simple">I-129S
Nonimmigrant Petition Based on Blanket L Petition (https://www.uscis.gov/i-129s)</text:a></text:p>
          </table:table-cell>
          <table:table-cell table:style-name="ce7" office:value-type="string" calcext:value-type="string" table:number-columns-spanned="2" table:number-rows-spanned="2">
            <text:p><text:span text:style-name="T1">General filing Additional Fees:</text:span></text:p>
            <text:p><text:span text:style-name="T1">1.    Fraud Prevention and Detection Fee</text:span></text:p>
            <text:p><text:span text:style-name="T5">The L-1 Visa Reform Act of 2004 requires some petitioners to submit a </text:span><text:span text:style-name="T6">$500 </text:span><text:span text:style-name="T7">Fraud Prevention and Detection Fee.</text:span></text:p>
            <text:p><text:span text:style-name="T1">a.  Visa Applications filed with the U.S. Department of State. </text:span><text:span text:style-name="T7">The Secretary of State will collect the </text:span><text:span text:style-name="T6">$500 </text:span><text:span text:style-name="T7">fee from the petitioner through a beneficiary:</text:span></text:p>
            <text:p><text:span text:style-name="T1">i.  </text:span><text:span text:style-name="T7">Who applies at a U.S. Embassy or U.S. Consulate for an L-1 visa; and</text:span></text:p>
            <text:p><text:span text:style-name="T1">ii.  </text:span><text:span text:style-name="T7">On whose behalf the petitioner is seeking L-1 approval based on an approved blanket L petition.</text:span></text:p>
            <text:p><text:span text:style-name="T9">Submit the fee in a separate check or money order to the Department of State.</text:span></text:p>
            <text:p><text:span text:style-name="T1">b.  Visa-Exempt Petitions filed with DHS (USCIS or U.S. Customs and Border Protection). </text:span><text:span text:style-name="T7">The Secretary of Homeland Security will collect the </text:span><text:span text:style-name="T6">$500 </text:span><text:span text:style-name="T7">fee from a petitioner who seeks:</text:span></text:p>
            <text:p><text:span text:style-name="T1">i.  </text:span><text:span text:style-name="T7">Initial approval of L-1 classification for a beneficiary; or</text:span></text:p>
            <text:p><text:span text:style-name="T1">ii.   </text:span><text:span text:style-name="T7">Approval of an L nonimmigrant to continue employment with an entity different from the previous petitioner.</text:span></text:p>
            <text:p><text:span text:style-name="T9">Submit the fee in a separate check or money order to the Department of Homeland Security.</text:span></text:p>
            <text:p><text:span text:style-name="T5">The </text:span><text:span text:style-name="T6">Fraud Prevention and Detection Fee</text:span><text:span text:style-name="T7">, when applicable, may not be waived and is not refundable, regardless of any action taken on the petition.</text:span></text:p>
            <text:p><text:span text:style-name="T1">2.    Public Law 114-113 Fee</text:span></text:p>
            <text:p><text:span text:style-name="T5">Public Law (Pub. L.) 114-113 requires some petitioners filing an L-1 petition to pay a</text:span></text:p>
            <text:p><text:span text:style-name="T1">$4,500 </text:span><text:span text:style-name="T7">fee.  Petitioners must pay this fee if:</text:span></text:p>
            <text:p><text:span text:style-name="T1">a. </text:span><text:span text:style-name="T7">They are required to pay the $500 Fraud</text:span></text:p>
          </table:table-cell>
          <table:covered-table-cell table:style-name="ce43"/>
          <table:table-cell table:style-name="ce7" office:value-type="string" calcext:value-type="string" table:number-columns-spanned="1" table:number-rows-spanned="2">
            <text:p><text:span text:style-name="T5">$0, plus additional fees, if applicable</text:span></text:p>
            <text:p><text:span text:style-name="T5">1.    $500</text:span></text:p>
            <text:p><text:span text:style-name="T5">2.    $4,500</text:span></text:p>
          </table:table-cell>
          <table:table-cell table:number-columns-repeated="1020"/>
        </table:table-row>
        <table:table-row table:style-name="ro36">
          <table:covered-table-cell table:style-name="ce9"/>
          <table:covered-table-cell table:style-name="ce26"/>
          <table:covered-table-cell table:style-name="ce190"/>
          <table:covered-table-cell table:style-name="ce9"/>
          <table:table-cell table:number-columns-repeated="1020"/>
        </table:table-row>
        <table:table-row table:style-name="ro37">
          <table:table-cell table:style-name="ce9"/>
          <table:table-cell table:style-name="ce9" office:value-type="string" calcext:value-type="string" table:number-columns-spanned="2" table:number-rows-spanned="1">
            <text:p><text:span text:style-name="T1">b. </text:span><text:span text:style-name="T7">They employ 50 or more individuals in the United States;</text:span></text:p>
            <text:p><text:span text:style-name="T1">c.  </text:span><text:span text:style-name="T7">More than 50 percent of those employees are in H-1B, L-1A, or L-1B nonimmigrant status; </text:span><text:span text:style-name="T6">and</text:span></text:p>
            <text:p><text:span text:style-name="T1">d.  </text:span><text:span text:style-name="T7">The petition is filed before October 1, 2025.</text:span></text:p>
            <text:p><text:span text:style-name="T5">The </text:span><text:span text:style-name="T6">Pub. L. 114-113 Fee</text:span><text:span text:style-name="T7">, when applicable, may not be waived and is not refundable, regardless of any action taken on the petition.</text:span></text:p>
            <text:p><text:span text:style-name="T9">Submit the fee in a separate check or money order to the Department of Homeland Security.</text:span></text:p>
          </table:table-cell>
          <table:covered-table-cell table:style-name="ce190"/>
          <table:table-cell table:style-name="ce9"/>
          <table:table-cell table:number-columns-repeated="1020"/>
        </table:table-row>
        <table:table-row table:style-name="ro5">
          <table:table-cell table:style-name="ce3" office:value-type="string" calcext:value-type="string" table:number-columns-spanned="1" table:number-rows-spanned="2">
            <text:p><text:a xlink:href="http://www.uscis.gov/i-130)" xlink:type="simple">I-130
Petition for Alien Relative (https://www.uscis.gov/i-130)</text:a></text:p>
          </table:table-cell>
          <table:table-cell table:style-name="ce120" office:value-type="string" calcext:value-type="string" table:number-columns-spanned="2" table:number-rows-spanned="1">
            <text:p><text:span text:style-name="T1">General filing, unless otherwise noted below.</text:span></text:p>
          </table:table-cell>
          <table:covered-table-cell table:style-name="ce33"/>
          <table:table-cell table:style-name="ce56" office:value-type="string" calcext:value-type="string">
            <text:p><text:span text:style-name="T5">Paper Filing: $675 Online Filing: $625</text:span></text:p>
          </table:table-cell>
          <table:table-cell table:number-columns-repeated="1020"/>
        </table:table-row>
        <table:table-row table:style-name="ro2">
          <table:covered-table-cell table:style-name="ce5"/>
          <table:table-cell office:value-type="string" calcext:value-type="string" table:number-columns-spanned="2" table:number-rows-spanned="1">
            <text:p><text:span text:style-name="T5">Filed on behalf of Afghan nationals (beneficiary) with immigrant visa immediately available.</text:span></text:p>
          </table:table-cell>
          <table:covered-table-cell/>
          <table:table-cell table:style-name="ce52" office:value-type="string" calcext:value-type="string">
            <text:p><text:span text:style-name="T5">$0 (through Sept. 30, 2024)</text:span></text:p>
          </table:table-cell>
          <table:table-cell table:number-columns-repeated="1020"/>
        </table:table-row>
        <table:table-row table:style-name="ro25">
          <table:table-cell table:style-name="ce7" office:value-type="string" calcext:value-type="string" table:number-columns-spanned="1" table:number-rows-spanned="8">
            <text:p><text:a xlink:href="http://www.uscis.gov/i-131)" xlink:type="simple">I-131
Application for Travel Document (https://www.uscis.gov/i-131)</text:a></text:p>
          </table:table-cell>
          <table:table-cell table:style-name="ce7" office:value-type="string" calcext:value-type="string" table:number-columns-spanned="2" table:number-rows-spanned="1">
            <text:p><text:span text:style-name="T1">Varies</text:span></text:p>
            <text:p><text:span text:style-name="T5">Fee determined based on how form is submitted.</text:span></text:p>
          </table:table-cell>
          <table:covered-table-cell table:style-name="ce37"/>
          <table:table-cell table:style-name="ce61" office:value-type="string" calcext:value-type="string">
            <text:p><text:span text:style-name="T5">Varies</text:span></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a refugee, a person paroled as a refugee, or a lawful permanent resident who obtained such status as a refugee in the United State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3">
          <table:covered-table-cell/>
          <table:table-cell table:style-name="ce7" office:value-type="string" calcext:value-type="string" table:number-columns-spanned="2" table:number-rows-spanned="1">
            <text:p><text:span text:style-name="T5">To request parole based on urgent humanitarian reasons or significant public benefit for an individual outside the United States.</text:span></text:p>
            <text:p><text:span text:style-name="T5">For individuals already paroled inside the United States who are requesting a new period of parole, or re-parole to remain in the United States.</text:span></text:p>
          </table:table-cell>
          <table:covered-table-cell table:style-name="ce37"/>
          <table:table-cell table:style-name="ce57" office:value-type="string" calcext:value-type="string">
            <text:p><text:span text:style-name="T5">Paper Filing: $630 Online Filing: $580</text:span></text:p>
          </table:table-cell>
          <table:table-cell table:number-columns-repeated="1020"/>
        </table:table-row>
        <table:table-row table:style-name="ro9">
          <table:covered-table-cell/>
          <table:table-cell table:style-name="ce7" office:value-type="string" calcext:value-type="string" table:number-columns-spanned="2" table:number-rows-spanned="1">
            <text:p><text:span text:style-name="T5">If you are filing for a </text:span><text:span text:style-name="T6">replacement </text:span><text:span text:style-name="T7">document because the document we issued to you contains incorrect information due to our error.</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9">
          <table:covered-table-cell/>
          <table:table-cell table:style-name="ce7" office:value-type="string" calcext:value-type="string" table:number-columns-spanned="2" table:number-rows-spanned="1">
            <text:p><text:span text:style-name="T5">If you are filing for a </text:span><text:span text:style-name="T6">replacement </text:span><text:span text:style-name="T7">document because your previous document was issued, but you did not receive it due to USCIS or USPS error.</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38">
          <table:covered-table-cell/>
          <table:table-cell table:style-name="ce7" office:value-type="string" calcext:value-type="string" table:number-columns-spanned="2" table:number-rows-spanned="1">
            <text:p><text:span text:style-name="T5">If filing for a </text:span><text:span text:style-name="T6">Reentry Permit</text:span></text:p>
          </table:table-cell>
          <table:covered-table-cell table:style-name="ce37"/>
          <table:table-cell table:style-name="ce61" office:value-type="string" calcext:value-type="string">
            <text:p><text:span text:style-name="T5">Paper Filing: $630</text:span></text:p>
          </table:table-cell>
          <table:table-cell table:number-columns-repeated="1020"/>
        </table:table-row>
        <table:table-row table:style-name="ro39">
          <table:covered-table-cell/>
          <table:table-cell table:style-name="ce7" office:value-type="string" calcext:value-type="string" table:number-columns-spanned="2" table:number-rows-spanned="1">
            <text:p><text:span text:style-name="T5">If filing for a </text:span><text:span text:style-name="T6">Refugee Travel Document </text:span><text:span text:style-name="T7">for an asylee or lawful permanent resident who obtained such status as an asylee, who is:</text:span></text:p>
            <text:p><text:span text:style-name="T5">1. Under 16 years of age;</text:span></text:p>
            <text:p><text:span text:style-name="T5">2. 16 years of age or older.</text:span></text:p>
          </table:table-cell>
          <table:covered-table-cell table:style-name="ce37"/>
          <table:table-cell table:style-name="ce62" office:value-type="string" calcext:value-type="string">
            <text:p><text:span text:style-name="T5">1. $135</text:span></text:p>
            <text:p><text:span text:style-name="T5">2. $165</text:span></text:p>
          </table:table-cell>
          <table:table-cell table:number-columns-repeated="1020"/>
        </table:table-row>
        <table:table-row table:style-name="ro40">
          <table:covered-table-cell table:style-name="ce9"/>
          <table:table-cell table:style-name="ce7" office:value-type="string" calcext:value-type="string" table:number-columns-spanned="2" table:number-rows-spanned="1">
            <text:p><text:span text:style-name="T5">If you filed Form I-485 on or after July 30, 2007, and before April 1, 2024, you paid the required</text:span></text:p>
            <text:p><text:span text:style-name="T5">Form I-485 filing fee, and your Form I-485 is still</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38">
          <table:table-cell table:style-name="ce9" table:number-columns-spanned="1" table:number-rows-spanned="13"/>
          <table:table-cell table:style-name="ce129" office:value-type="string" calcext:value-type="string" table:number-columns-spanned="2" table:number-rows-spanned="1">
            <text:p><text:span text:style-name="T5">pending.</text:span></text:p>
          </table:table-cell>
          <table:covered-table-cell table:style-name="ce45"/>
          <table:table-cell table:style-name="ce25"/>
          <table:table-cell table:number-columns-repeated="1020"/>
        </table:table-row>
        <table:table-row table:style-name="ro5">
          <table:covered-table-cell/>
          <table:table-cell table:style-name="ce7" office:value-type="string" calcext:value-type="string" table:number-columns-spanned="2" table:number-rows-spanned="1">
            <text:p><text:span text:style-name="T5">If filing for an </text:span><text:span text:style-name="T6">Advance Parole Document</text:span></text:p>
          </table:table-cell>
          <table:covered-table-cell table:style-name="ce37"/>
          <table:table-cell table:style-name="ce61" office:value-type="string" calcext:value-type="string">
            <text:p><text:span text:style-name="T5">Paper Filing: $630</text:span></text:p>
          </table:table-cell>
          <table:table-cell table:number-columns-repeated="1020"/>
        </table:table-row>
        <table:table-row table:style-name="ro16">
          <table:covered-table-cell/>
          <table:table-cell table:style-name="ce121" office:value-type="string" calcext:value-type="string" table:number-columns-spanned="2" table:number-rows-spanned="1">
            <text:p><text:span text:style-name="T5">If you filed Form I-485 on or after July 30, 2007, and before April 1, 2024, you paid the required Form I-485 filing fee, and your Form I-485 is still pending.</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41">
          <table:covered-table-cell/>
          <table:table-cell table:style-name="ce7" office:value-type="string" calcext:value-type="string" table:number-columns-spanned="2" table:number-rows-spanned="1">
            <text:p><text:span text:style-name="T5">If you are filing as a person seeking or granted special immigrant visa or status as:</text:span></text:p>
            <text:p><text:span text:style-name="T5">An Afghan or Iraqi translator or interpreter;</text:span></text:p>
            <text:p><text:span text:style-name="T5">An Iraqi national employed by or on behalf of the U.S. Government;</text:span></text:p>
            <text:p><text:span text:style-name="T5">An Afghan national employed by or on behalf of the U.S. Government or employed by the International Security Assistance Force (ISAF); or</text:span></text:p>
            <text:p><text:span text:style-name="T5">A derivative beneficiary of one of the above.</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3">
          <table:covered-table-cell/>
          <table:table-cell table:style-name="ce121" office:value-type="string" calcext:value-type="string" table:number-columns-spanned="2" table:number-rows-spanned="1">
            <text:p><text:span text:style-name="T5">If you are a current or former U.S. armed forces service member.</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filing as a part of the Special Parole processes for Immigrant Military Members and Veterans Initiative (IMMVI).</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filing as a spouse, child, or legal guardian of a current or former U.S. armed forces service member.</text:span></text:p>
          </table:table-cell>
          <table:covered-table-cell table:style-name="ce152"/>
          <table:table-cell table:style-name="ce61" office:value-type="string" calcext:value-type="string">
            <text:p><text:span text:style-name="T5">Paper Filing: $630</text:span></text:p>
          </table:table-cell>
          <table:table-cell table:number-columns-repeated="1020"/>
        </table:table-row>
        <table:table-row table:style-name="ro2">
          <table:covered-table-cell/>
          <table:table-cell table:style-name="ce121" office:value-type="string" calcext:value-type="string" table:number-columns-spanned="2" table:number-rows-spanned="1">
            <text:p><text:span text:style-name="T5">If you are filing as a person seeking adjustment of status as a Special Immigrant Juvenile.</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filing as a person seeking adjustment of status as an abused spouse or child under the Cuban Adjustment Act (CA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filing as a person seeking adjustment of status as an abused spouse or child under the Haitian Refugee Immigration Fairness Act (HRIF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filing as a person seeking adjustment of status as a Violence Against Women Act (VAWA) self-petitioner (including derivative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6">
          <table:covered-table-cell/>
          <table:table-cell table:style-name="ce121" office:value-type="string" calcext:value-type="string" table:number-columns-spanned="2" table:number-rows-spanned="1">
            <text:p><text:span text:style-name="T5">If you are filing as a person granted U nonimmigrant status or seeking adjustment of status under INA 245(m).</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42">
          <table:covered-table-cell table:style-name="ce9"/>
          <table:table-cell table:style-name="ce121" office:value-type="string" calcext:value-type="string" table:number-columns-spanned="2" table:number-rows-spanned="1">
            <text:p><text:span text:style-name="T5">If you are filing as a person granted T nonimmigrant status or seeking adjustment of status under INA 245(l).</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0">
          <table:table-cell table:style-name="ce9" table:number-columns-spanned="1" table:number-rows-spanned="7"/>
          <table:table-cell table:style-name="ce129" office:value-type="string" calcext:value-type="string" table:number-columns-spanned="2" table:number-rows-spanned="1">
            <text:p><text:span text:style-name="T5">If you are requesting initial parole (including parole in place), advance parole, or re-parole as a child or family member affected by family separations at the United States-Mexico border by DHS between the dates of January 20, 2017, and January 20, 2021 (Ms. L. v. ICE, 18-cv-00428 (S.D. Cal.)).</text:span></text:p>
          </table:table-cell>
          <table:covered-table-cell table:style-name="ce45"/>
          <table:table-cell table:style-name="ce63" office:value-type="string" calcext:value-type="string">
            <text:p><text:span text:style-name="T5">$0 (through Dec. 11, 2029)</text:span></text:p>
          </table:table-cell>
          <table:table-cell table:number-columns-repeated="1020"/>
        </table:table-row>
        <table:table-row table:style-name="ro43">
          <table:covered-table-cell/>
          <table:table-cell table:style-name="ce7" office:value-type="string" calcext:value-type="string" table:number-columns-spanned="2" table:number-rows-spanned="1">
            <text:p><text:span text:style-name="T5">If you are requesting </text:span><text:span text:style-name="T6">parole in place (PIP) </text:span><text:span text:style-name="T7">as:</text:span></text:p>
            <text:p><text:span text:style-name="T5">Active-duty member of the U.S. armed forces;</text:span></text:p>
            <text:p><text:span text:style-name="T5">Individual in the Selected Reserve of the Ready Reserve; or</text:span></text:p>
            <text:p><text:span text:style-name="T5">Individual who (whether still living or deceased) previously served on active duty or in the Selected Reserve of the Ready Reserve.</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2">
          <table:covered-table-cell/>
          <table:table-cell table:style-name="ce7" office:value-type="string" calcext:value-type="string" table:number-columns-spanned="2" table:number-rows-spanned="1">
            <text:p><text:span text:style-name="T5">If you are requesting </text:span><text:span text:style-name="T6">parole in place (PIP) </text:span><text:span text:style-name="T7">on any other basis not listed above.</text:span></text:p>
          </table:table-cell>
          <table:covered-table-cell table:style-name="ce37"/>
          <table:table-cell table:style-name="ce61" office:value-type="string" calcext:value-type="string">
            <text:p><text:span text:style-name="T5">Paper Filing: $630</text:span></text:p>
          </table:table-cell>
          <table:table-cell table:number-columns-repeated="1020"/>
        </table:table-row>
        <table:table-row table:style-name="ro3">
          <table:covered-table-cell/>
          <table:table-cell table:style-name="ce7" office:value-type="string" calcext:value-type="string" table:number-columns-spanned="2" table:number-rows-spanned="1">
            <text:p><text:span text:style-name="T5">If filing for </text:span><text:span text:style-name="T6">Advance Permission to Travel for CNMI Long-Term Residents</text:span><text:span text:style-name="T7">.</text:span></text:p>
          </table:table-cell>
          <table:covered-table-cell table:style-name="ce37"/>
          <table:table-cell table:style-name="ce61" office:value-type="string" calcext:value-type="string">
            <text:p><text:span text:style-name="T5">Paper Filing: $630</text:span></text:p>
          </table:table-cell>
          <table:table-cell table:number-columns-repeated="1020"/>
        </table:table-row>
        <table:table-row table:style-name="ro44">
          <table:covered-table-cell/>
          <table:table-cell table:style-name="ce7" office:value-type="string" calcext:value-type="string" table:number-columns-spanned="2" table:number-rows-spanned="1">
            <text:p><text:span text:style-name="T5">Certain Afghan nationals who entered the United States with an OAR or PAR Class of Admission, or who are the spouse or child of an Afghan national paroled with that classification  and are requesting re-parole, including those requesting an Employment Authorization Document (EAD) upon approval of the new period of parole (re-parole) in </text:span><text:span text:style-name="T6">Part 8. </text:span><text:span text:style-name="T7">(effective May 26, 2023 to September 30,</text:span></text:p>
            <text:p><text:span text:style-name="T5">2024).</text:span></text:p>
          </table:table-cell>
          <table:covered-table-cell table:style-name="ce37"/>
          <table:table-cell table:style-name="ce64" office:value-type="string" calcext:value-type="string">
            <text:p><text:span text:style-name="T5">$0 (through Sept. 30, 2024)</text:span></text:p>
          </table:table-cell>
          <table:table-cell table:number-columns-repeated="1020"/>
        </table:table-row>
        <table:table-row table:style-name="ro2">
          <table:covered-table-cell/>
          <table:table-cell table:style-name="ce121" office:value-type="string" calcext:value-type="string" table:number-columns-spanned="2" table:number-rows-spanned="1">
            <text:p><text:span text:style-name="T5">If you have been referred for parole by the U.S. Government.</text:span></text:p>
          </table:table-cell>
          <table:covered-table-cell table:style-name="ce152"/>
          <table:table-cell table:style-name="ce64" office:value-type="string" calcext:value-type="string">
            <text:p><text:span text:style-name="T5">$0 (through Sept. 30, 2024)</text:span></text:p>
          </table:table-cell>
          <table:table-cell table:number-columns-repeated="1020"/>
        </table:table-row>
        <table:table-row table:style-name="ro45">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14">
          <table:table-cell table:style-name="ce3" office:value-type="string" calcext:value-type="string" table:number-columns-spanned="1" table:number-rows-spanned="2">
            <text:p><text:a xlink:href="http://www.uscis.gov/i-131a)" xlink:type="simple">I-131A
Application for Carrier Documentation (https://www.uscis.gov/i-131a)</text:a></text:p>
          </table:table-cell>
          <table:table-cell table:style-name="ce3" office:value-type="string" calcext:value-type="string" table:number-columns-spanned="2" table:number-rows-spanned="1">
            <text:p><text:span text:style-name="T1">General filing, unless noted below.</text:span></text:p>
            <text:p><text:span text:style-name="T5">You must pay the fee online</text:span></text:p>
            <text:p><text:span text:style-name="T1">(</text:span><text:span text:style-name="T2">https://my.uscis.gov/travel-document/eligibility</text:span><text:span text:style-name="T4">)</text:span></text:p>
          </table:table-cell>
          <table:covered-table-cell table:style-name="ce39"/>
          <table:table-cell office:value-type="currency" office:value="575" calcext:value-type="currency">
            <text:p>$575</text:p>
          </table:table-cell>
          <table:table-cell table:number-columns-repeated="1020"/>
        </table:table-row>
        <table:table-row table:style-name="ro9">
          <table:covered-table-cell table:style-name="ce5"/>
          <table:table-cell office:value-type="string" calcext:value-type="string" table:number-columns-spanned="2" table:number-rows-spanned="1">
            <text:p><text:span text:style-name="T5">If you are a refugee, a person paroled as a refugee, or a lawful permanent resident who obtained such status as a refugee in the United States.</text:span></text:p>
          </table:table-cell>
          <table:covered-table-cell/>
          <table:table-cell office:value-type="currency" office:value="0" calcext:value-type="currency">
            <text:p>$0</text:p>
          </table:table-cell>
          <table:table-cell table:number-columns-repeated="1020"/>
        </table:table-row>
        <table:table-row table:style-name="ro17">
          <table:table-cell table:style-name="ce8" office:value-type="string" calcext:value-type="string">
            <text:p><text:a xlink:href="http://www.uscis.gov/i-134)" xlink:type="simple">I-134
Declaration of Financial Support (https://www.uscis.gov/i-134)</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2">
          <table:table-cell table:style-name="ce3" office:value-type="string" calcext:value-type="string">
            <text:p><text:span text:style-name="T1">I-134A</text:span></text:p>
            <text:p><text:span text:style-name="T1">Online Request to be a Supporter</text:span></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14">
          <table:table-cell table:style-name="ce5" office:value-type="string" calcext:value-type="string">
            <text:p><text:a xlink:href="http://www.uscis.gov/i-134a)" xlink:type="simple">and Declaration of Financial Support (https://www.uscis.gov/i-134a)</text:a></text:p>
          </table:table-cell>
          <table:table-cell table:style-name="ce5" table:number-columns-spanned="2" table:number-rows-spanned="1"/>
          <table:covered-table-cell table:style-name="ce46"/>
          <table:table-cell table:style-name="ce5"/>
          <table:table-cell table:number-columns-repeated="1020"/>
        </table:table-row>
        <table:table-row table:style-name="ro14">
          <table:table-cell table:style-name="ce8" office:value-type="string" calcext:value-type="string">
            <text:p><text:a xlink:href="http://www.uscis.gov/i-140)" xlink:type="simple">I-140
Immigrant Petition for Alien
Workers (https://www.uscis.gov/i-140)</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64" office:value-type="string" calcext:value-type="string">
            <text:p><text:span text:style-name="T5">$715 plus additional fees, if applicable</text:span></text:p>
          </table:table-cell>
          <table:table-cell table:number-columns-repeated="1020"/>
        </table:table-row>
        <table:table-row table:style-name="ro31">
          <table:table-cell table:style-name="ce8"/>
          <table:table-cell table:style-name="ce7" office:value-type="string" calcext:value-type="string" table:number-columns-spanned="2" table:number-rows-spanned="1">
            <text:p><text:span text:style-name="T1">Additional Fees:</text:span></text:p>
            <text:p><text:span text:style-name="T5">1. Asylum Program Fee</text:span></text:p>
            <text:p><text:span text:style-name="T5">a.  If you are filing as a Regular Petitioner</text:span></text:p>
            <text:p><text:span text:style-name="T5">b.  If filing as a Nonprofit</text:span></text:p>
            <text:p><text:span text:style-name="T5">c.  If filing as a Small Employer</text:span></text:p>
            <text:p><text:span text:style-name="T5">If paying by check or money order, submit the fee separately.</text:span></text:p>
          </table:table-cell>
          <table:covered-table-cell table:style-name="ce37"/>
          <table:table-cell table:style-name="ce62" office:value-type="string" calcext:value-type="string">
            <text:p><text:span text:style-name="T5">a. $600</text:span></text:p>
            <text:p><text:span text:style-name="T5">b. $0</text:span></text:p>
            <text:p><text:span text:style-name="T5">c. $300</text:span></text:p>
          </table:table-cell>
          <table:table-cell table:number-columns-repeated="1020"/>
        </table:table-row>
        <table:table-row table:style-name="ro5">
          <table:table-cell table:style-name="ce3" office:value-type="string" calcext:value-type="string" table:number-columns-spanned="1" table:number-rows-spanned="2">
            <text:p><text:a xlink:href="http://www.uscis.gov/i-191)" xlink:type="simple">I-191
Application for Relief Under Former Section 212(c) of the Immigration and Nationality Act (INA) (https://www.uscis.gov/i-191)</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930" calcext:value-type="currency">
            <text:p>$930</text:p>
          </table:table-cell>
          <table:table-cell table:number-columns-repeated="1020"/>
        </table:table-row>
        <table:table-row table:style-name="ro28">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5">
          <table:table-cell table:style-name="ce7" office:value-type="string" calcext:value-type="string" table:number-columns-spanned="1" table:number-rows-spanned="4">
            <text:p><text:a xlink:href="http://www.uscis.gov/i-192)" xlink:type="simple">I-192
Application for Advance Permission to Enter as a Nonimmigrant (https://www.uscis.gov/i-192)</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4" office:value-type="currency" office:value="1100" calcext:value-type="currency">
            <text:p>$1,100</text:p>
          </table:table-cell>
          <table:table-cell table:number-columns-repeated="1020"/>
        </table:table-row>
        <table:table-row table:style-name="ro2">
          <table:covered-table-cell/>
          <table:table-cell table:style-name="ce121" office:value-type="string" calcext:value-type="string" table:number-columns-spanned="2" table:number-rows-spanned="1">
            <text:p><text:span text:style-name="T5">If you are filing as a petitioner for U nonimmigrant status (including derivative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
          <table:covered-table-cell/>
          <table:table-cell table:style-name="ce121" office:value-type="string" calcext:value-type="string" table:number-columns-spanned="2" table:number-rows-spanned="1">
            <text:p><text:span text:style-name="T5">If you are filing as an applicant for T nonimmigrant status (including derivative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46">
          <table:covered-table-cell table:style-name="ce9"/>
          <table:table-cell table:style-name="ce7" office:value-type="string" calcext:value-type="string" table:number-columns-spanned="2" table:number-rows-spanned="1">
            <text:p><text:a xlink:href="http://www.cbp.gov/" xlink:type="simple">If filing with U.S. Customs and Border Protection (CBP).
If you are applying to CBP, use the following guidelines when you prepare your check or money order for the Form I-192 filing fee:
1.  The check or money order must be made payable to Customs and Border Protection.  The check or money order must be drawn on a bank or other financial institution located in the United States and must be payable in U.S. currency.  Certain CBP- designated Ports-of-Entry may accept payment in the form of cash or credit cards.
We recommend that you contact the CBP preclearance office or CBP Port of Entry where you intend to be processed for payment instructions.
Please visit the CBP website at  www.cbp.gov (go to the search box and type “Form I-192,” “I-192,” “192,” or “waiver”).
2.  Special Instructions for Citizens of Palau, the Federated States of Micronesia, or the Marshall
Islands.  You may contact the nearest U.S. Embassy</text:a></text:p>
          </table:table-cell>
          <table:covered-table-cell table:style-name="ce37"/>
          <table:table-cell table:style-name="ce54" office:value-type="currency" office:value="1100" calcext:value-type="currency">
            <text:p>$1,100</text:p>
          </table:table-cell>
          <table:table-cell table:number-columns-repeated="1020"/>
        </table:table-row>
        <table:table-row table:style-name="ro16">
          <table:table-cell table:style-name="ce9" table:number-columns-spanned="1" table:number-rows-spanned="2"/>
          <table:table-cell table:style-name="ce9" office:value-type="string" calcext:value-type="string" table:number-columns-spanned="2" table:number-rows-spanned="1">
            <text:p><text:a xlink:href="mailto:aroinquirywaiver@cbp.dhs.gov" xlink:type="simple">or U.S. Consulate to receive payment instructions. You may also receive instructions by emailing the CBP/Admissibility Review Office (ARO) at: aroinquirywaiver@cbp.dhs.gov.</text:a></text:p>
          </table:table-cell>
          <table:covered-table-cell table:style-name="ce190"/>
          <table:table-cell table:style-name="ce9"/>
          <table:table-cell table:number-columns-repeated="1020"/>
        </table:table-row>
        <table:table-row table:style-name="ro20">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4">
            <text:p><text:a xlink:href="http://www.uscis.gov/i-" xlink:type="simple">I-193
Application for Waiver of Passport and/or Visa (https://www.uscis.gov/i- 193)</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695" calcext:value-type="currency">
            <text:p>$695</text:p>
          </table:table-cell>
          <table:table-cell table:number-columns-repeated="1020"/>
        </table:table-row>
        <table:table-row table:style-name="ro2">
          <table:covered-table-cell table:style-name="ce4"/>
          <table:table-cell office:value-type="string" calcext:value-type="string" table:number-columns-spanned="2" table:number-rows-spanned="1">
            <text:p><text:span text:style-name="T5">If you are filing as a petitioner for U nonimmigrant status (including derivatives).</text:span></text:p>
          </table:table-cell>
          <table:covered-table-cell/>
          <table:table-cell office:value-type="currency" office:value="0" calcext:value-type="currency">
            <text:p>$0</text:p>
          </table:table-cell>
          <table:table-cell table:number-columns-repeated="1020"/>
        </table:table-row>
        <table:table-row table:style-name="ro3">
          <table:covered-table-cell table:style-name="ce4"/>
          <table:table-cell office:value-type="string" calcext:value-type="string" table:number-columns-spanned="2" table:number-rows-spanned="1">
            <text:p><text:span text:style-name="T5">If you are filing as an applicant for T nonimmigrant status (including derivatives).</text:span></text:p>
          </table:table-cell>
          <table:covered-table-cell/>
          <table:table-cell office:value-type="currency" office:value="0" calcext:value-type="currency">
            <text:p>$0</text:p>
          </table:table-cell>
          <table:table-cell table:number-columns-repeated="1020"/>
        </table:table-row>
        <table:table-row table:style-name="ro47">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5">
          <table:table-cell table:style-name="ce44" office:value-type="string" calcext:value-type="string" table:number-columns-spanned="1" table:number-rows-spanned="4">
            <text:p><text:a xlink:href="http://www.uscis.gov/i-212)" xlink:type="simple">I-212
Application for Permission to Reapply for Admission Into the United States After Deportation or Removal
(https://www.uscis.gov/i-212)</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4" office:value-type="currency" office:value="1175" calcext:value-type="currency">
            <text:p>$1,175</text:p>
          </table:table-cell>
          <table:table-cell table:number-columns-repeated="1020"/>
        </table:table-row>
        <table:table-row table:style-name="ro15">
          <table:covered-table-cell/>
          <table:table-cell table:style-name="ce121" office:value-type="string" calcext:value-type="string" table:number-columns-spanned="2" table:number-rows-spanned="1">
            <text:p><text:span text:style-name="T5">If you are applying for a nonimmigrant visa, you may contact the U.S. Consulate with jurisdiction over your nonimmigrant visa to receive payment instructions.</text:span></text:p>
          </table:table-cell>
          <table:covered-table-cell table:style-name="ce152"/>
          <table:table-cell table:style-name="ce54" office:value-type="currency" office:value="1175" calcext:value-type="currency">
            <text:p>$1,175</text:p>
          </table:table-cell>
          <table:table-cell table:number-columns-repeated="1020"/>
        </table:table-row>
        <table:table-row table:style-name="ro10">
          <table:covered-table-cell/>
          <table:table-cell table:style-name="ce7" office:value-type="string" calcext:value-type="string" table:number-columns-spanned="2" table:number-rows-spanned="1">
            <text:p><text:a xlink:href="http://www.usdoj.gov/eoir" xlink:type="simple">If you are applying with the Department of Justice, Executive Office for Immigration Review (EOIR) during removal proceedings, you must submit the payment as instructed by the immigration court with jurisdiction over your case.  For information about EOIR, visit EOIR’s website at www.usdoj.gov/eoir.</text:a></text:p>
          </table:table-cell>
          <table:covered-table-cell table:style-name="ce37"/>
          <table:table-cell table:style-name="ce54" office:value-type="currency" office:value="1175" calcext:value-type="currency">
            <text:p>$1,175</text:p>
          </table:table-cell>
          <table:table-cell table:number-columns-repeated="1020"/>
        </table:table-row>
        <table:table-row table:style-name="ro48">
          <table:covered-table-cell/>
          <table:table-cell table:style-name="ce44" office:value-type="string" calcext:value-type="string" table:number-columns-spanned="2" table:number-rows-spanned="1">
            <text:p><text:a xlink:href="http://www.cbp.gov/" xlink:type="simple">If you are applying with U.S. Customs and Border Protection (CBP) at a Port of Entry, use the following guidelines when you prepare your check or money order for the Form I-212 filing fee:
1.  You must make your check or money order payable to U.S. Customs and Border Protection. Certain CBP-designated Ports of Entry and certain CBP-designated pre-clearance offices may accept payment in the form of cash or credit cards.  We recommend that you contact the CBP pre-clearance office or CBP Port of Entry where you intend to be processed for payment instructions.  To locate the CBP pre-clearance office or CBP Port of Entry, visit CBP’s website at www.cbp.gov.
2.  If you are a citizen of Palau, the Federal States of Micronesia, or the Marshall Islands, you may
contact CBP at Guam Port of Entry or the nearest
U.S. Embassy or U.S. Consulate to receive payment</text:a></text:p>
          </table:table-cell>
          <table:covered-table-cell table:style-name="ce43"/>
          <table:table-cell table:style-name="ce65" office:value-type="currency" office:value="1175" calcext:value-type="currency">
            <text:p>$1,175</text:p>
          </table:table-cell>
          <table:table-cell table:number-columns-repeated="1020"/>
        </table:table-row>
        <table:table-row table:style-name="ro26">
          <table:table-cell table:style-name="ce9" table:number-columns-spanned="1" table:number-rows-spanned="5"/>
          <table:table-cell table:style-name="ce9" office:value-type="string" calcext:value-type="string" table:number-columns-spanned="2" table:number-rows-spanned="1">
            <text:p><text:a xlink:href="http://www.state.gov/" xlink:type="simple">instructions.  To locate the U.S. Embassy or U.S. Consulate, visit the Department of State’s website at www.state.gov.</text:a></text:p>
          </table:table-cell>
          <table:covered-table-cell table:style-name="ce190"/>
          <table:table-cell table:style-name="ce25"/>
          <table:table-cell table:number-columns-repeated="1020"/>
        </table:table-row>
        <table:table-row table:style-name="ro41">
          <table:covered-table-cell/>
          <table:table-cell table:style-name="ce7" office:value-type="string" calcext:value-type="string" table:number-columns-spanned="2" table:number-rows-spanned="1">
            <text:p><text:span text:style-name="T5">If you are filing with USCIS as a person seeking or granted special immigrant visa or status as:</text:span></text:p>
            <text:p><text:span text:style-name="T5">An Afghan or Iraqi translator or interpreter;</text:span></text:p>
            <text:p><text:span text:style-name="T5">An Iraqi national employed by or on behalf of the U.S. Government;</text:span></text:p>
            <text:p><text:span text:style-name="T5">An Afghan national employed by or on behalf of the U.S. Government or employed by the International Security Assistance Force (ISAF); or</text:span></text:p>
            <text:p><text:span text:style-name="T5">A derivative beneficiary of one of the above.</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49">
          <table:covered-table-cell/>
          <table:table-cell table:style-name="ce121" office:value-type="string" calcext:value-type="string" table:number-columns-spanned="2" table:number-rows-spanned="1">
            <text:p><text:span text:style-name="T5">If you are filing with USCIS as a person seeking or granted adjustment of status as an abused spouse or child under the Cuban Adjustment Act (CAA) or the Haitian Refugee Immigration Fairness Act (HRIF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6">
          <table:covered-table-cell/>
          <table:table-cell table:style-name="ce121" office:value-type="string" calcext:value-type="string" table:number-columns-spanned="2" table:number-rows-spanned="1">
            <text:p><text:span text:style-name="T5">If you are filing with USCIS as a person seeking or granted immigrant classification as a Violence Against Women Act (VAWA) self-petitioner (including derivative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4">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38">
          <table:table-cell table:style-name="ce12" office:value-type="string" calcext:value-type="string" table:number-columns-spanned="1" table:number-rows-spanned="5">
            <text:p><text:a xlink:href="http://www.uscis.gov/i-290b)" xlink:type="simple">I-290B
Notice of Appeal or Motion (https://www.uscis.gov/i-290b)</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800" calcext:value-type="currency">
            <text:p>$800</text:p>
          </table:table-cell>
          <table:table-cell table:number-columns-repeated="1020"/>
        </table:table-row>
        <table:table-row table:style-name="ro49">
          <table:covered-table-cell table:style-name="ce4"/>
          <table:table-cell office:value-type="string" calcext:value-type="string" table:number-columns-spanned="2" table:number-rows-spanned="1">
            <text:p><text:span text:style-name="T5">If you are filing as a person seeking or granted Special Immigrant Juvenile classification (only if filed for any benefit request filed before adjusting status or a motion filed for Form I-485 and an associated ancillary form).</text:span></text:p>
          </table:table-cell>
          <table:covered-table-cell/>
          <table:table-cell office:value-type="currency" office:value="0" calcext:value-type="currency">
            <text:p>$0</text:p>
          </table:table-cell>
          <table:table-cell table:number-columns-repeated="1020"/>
        </table:table-row>
        <table:table-row table:style-name="ro34">
          <table:covered-table-cell table:style-name="ce4"/>
          <table:table-cell office:value-type="string" calcext:value-type="string" table:number-columns-spanned="2" table:number-rows-spanned="1">
            <text:p><text:span text:style-name="T5">If you are filing as a person seeking or granted T nonimmigrant status (including derivatives) (only if filed for any benefit request filed before adjusting status or for Form I-485 and an associated ancillary form).</text:span></text:p>
          </table:table-cell>
          <table:covered-table-cell/>
          <table:table-cell office:value-type="currency" office:value="0" calcext:value-type="currency">
            <text:p>$0</text:p>
          </table:table-cell>
          <table:table-cell table:number-columns-repeated="1020"/>
        </table:table-row>
        <table:table-row table:style-name="ro16">
          <table:covered-table-cell table:style-name="ce4"/>
          <table:table-cell office:value-type="string" calcext:value-type="string" table:number-columns-spanned="2" table:number-rows-spanned="1">
            <text:p><text:span text:style-name="T5">If you are filing as a petitioner for U nonimmigrant status (including derivatives) (only if filed for any benefit request filed before adjusting status or for Form I-485 and an associated ancillary form).</text:span></text:p>
          </table:table-cell>
          <table:covered-table-cell/>
          <table:table-cell office:value-type="currency" office:value="0" calcext:value-type="currency">
            <text:p>$0</text:p>
          </table:table-cell>
          <table:table-cell table:number-columns-repeated="1020"/>
        </table:table-row>
        <table:table-row table:style-name="ro3">
          <table:covered-table-cell table:style-name="ce4"/>
          <table:table-cell table:style-name="ce28" office:value-type="string" calcext:value-type="string" table:number-columns-spanned="2" table:number-rows-spanned="1">
            <text:p><text:span text:style-name="T5">If you are filing as a person seeking or granted special immigrant visa or status as:</text:span></text:p>
          </table:table-cell>
          <table:covered-table-cell table:style-name="ce47"/>
          <table:table-cell table:style-name="ce66" office:value-type="currency" office:value="0" calcext:value-type="currency">
            <text:p>$0</text:p>
          </table:table-cell>
          <table:table-cell table:number-columns-repeated="1020"/>
        </table:table-row>
        <table:table-row table:style-name="ro50">
          <table:table-cell table:style-name="ce5" table:number-columns-spanned="1" table:number-rows-spanned="7"/>
          <table:table-cell table:style-name="ce5" office:value-type="string" calcext:value-type="string" table:number-columns-spanned="2" table:number-rows-spanned="1">
            <text:p><text:span text:style-name="T5">An Afghan or Iraqi translator or interpreter;</text:span></text:p>
            <text:p><text:span text:style-name="T5">An Iraqi national employed by or on behalf of the U.S. Government;</text:span></text:p>
            <text:p><text:span text:style-name="T5">An Afghan national employed by or on behalf of the U.S. Government or employed by the International Security Assistance Force (ISAF); or</text:span></text:p>
            <text:p><text:span text:style-name="T5">A derivative beneficiary of one of the above.</text:span></text:p>
            <text:p><text:span text:style-name="T5">If Form I-290B is filed for any benefit request filed before adjusting status or a motion filed for a Form I-485.</text:span></text:p>
          </table:table-cell>
          <table:covered-table-cell table:style-name="ce46"/>
          <table:table-cell table:style-name="ce5"/>
          <table:table-cell table:number-columns-repeated="1020"/>
        </table:table-row>
        <table:table-row table:style-name="ro34">
          <table:covered-table-cell table:style-name="ce4"/>
          <table:table-cell office:value-type="string" calcext:value-type="string" table:number-columns-spanned="2" table:number-rows-spanned="1">
            <text:p><text:span text:style-name="T5">If this is the first I-290B filing for a parole request (Form I-131) filed on behalf of a national of Afghanistan outside the U.S., and that parole request was denied between August 1, 2021, and September 30, 2023.</text:span></text:p>
          </table:table-cell>
          <table:covered-table-cell/>
          <table:table-cell office:value-type="currency" office:value="0" calcext:value-type="currency">
            <text:p>$0</text:p>
          </table:table-cell>
          <table:table-cell table:number-columns-repeated="1020"/>
        </table:table-row>
        <table:table-row table:style-name="ro13">
          <table:covered-table-cell table:style-name="ce4"/>
          <table:table-cell office:value-type="string" calcext:value-type="string" table:number-columns-spanned="2" table:number-rows-spanned="1">
            <text:p><text:span text:style-name="T5">If you are filing as a person seeking or granted adjustment of status as an abused spouse or child under the Cuban Adjustment Act (CAA) - if Form I- 290B is filed for any benefit request filed before adjustment of status or a motion filed on an Application to Register Permanent Residence or Adjust Status (Form I-485).</text:span></text:p>
          </table:table-cell>
          <table:covered-table-cell/>
          <table:table-cell office:value-type="currency" office:value="0" calcext:value-type="currency">
            <text:p>$0</text:p>
          </table:table-cell>
          <table:table-cell table:number-columns-repeated="1020"/>
        </table:table-row>
        <table:table-row table:style-name="ro21">
          <table:covered-table-cell table:style-name="ce4"/>
          <table:table-cell office:value-type="string" calcext:value-type="string" table:number-columns-spanned="2" table:number-rows-spanned="1">
            <text:p><text:span text:style-name="T5">If you are filing as a person seeking or granted adjustment of status as an abused spouse or child under the Haitian Refugee Immigration Fairness Act (HRIFA) - if Form I-290B is filed for any benefit request filed before adjustment of status or a motion filed on an Application to Register Permanent Residence or Adjust Status (Form I-485).</text:span></text:p>
          </table:table-cell>
          <table:covered-table-cell/>
          <table:table-cell office:value-type="currency" office:value="0" calcext:value-type="currency">
            <text:p>$0</text:p>
          </table:table-cell>
          <table:table-cell table:number-columns-repeated="1020"/>
        </table:table-row>
        <table:table-row table:style-name="ro51">
          <table:covered-table-cell table:style-name="ce4"/>
          <table:table-cell table:style-name="ce3" office:value-type="string" calcext:value-type="string" table:number-columns-spanned="2" table:number-rows-spanned="1">
            <text:p><text:span text:style-name="T5">If you are filing as a person seeking or granted immigrant classification as a Violence Against Women Act (VAWA) self-petitioner (including derivatives):</text:span></text:p>
            <text:p><text:span text:style-name="T5">For any benefit request filed before adjustment of status, a motion on an Application to Register Permanent Residence or Adjust Status (Form I- 485), or an associated ancillary form.</text:span></text:p>
          </table:table-cell>
          <table:covered-table-cell table:style-name="ce39"/>
          <table:table-cell office:value-type="currency" office:value="0" calcext:value-type="currency">
            <text:p>$0</text:p>
          </table:table-cell>
          <table:table-cell table:number-columns-repeated="1020"/>
        </table:table-row>
        <table:table-row table:style-name="ro9">
          <table:covered-table-cell table:style-name="ce4"/>
          <table:table-cell office:value-type="string" calcext:value-type="string" table:number-columns-spanned="2" table:number-rows-spanned="1">
            <text:p><text:span text:style-name="T5">If you are a conditional permanent resident filing a waiver of the joint filing requirement (Form I-751) based on battery or extreme cruelty.</text:span></text:p>
          </table:table-cell>
          <table:covered-table-cell/>
          <table:table-cell office:value-type="currency" office:value="0" calcext:value-type="currency">
            <text:p>$0</text:p>
          </table:table-cell>
          <table:table-cell table:number-columns-repeated="1020"/>
        </table:table-row>
        <table:table-row table:style-name="ro18">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52">
          <table:table-cell table:style-name="ce8" office:value-type="string" calcext:value-type="string">
            <text:p><text:a xlink:href="http://www.uscis.gov/i-356)" xlink:type="simple">I-356
Request for Cancellation of Public Charge Bond (https://www.uscis.gov/i-356)</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38">
          <table:table-cell table:style-name="ce3" office:value-type="string" calcext:value-type="string" table:number-columns-spanned="1" table:number-rows-spanned="6">
            <text:p><text:a xlink:href="http://www.uscis.gov/i-360)" xlink:type="simple">I-360
Petition for Amerasian, Widow(er), or Special Immigrant (https://www.uscis.gov/i-360)</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515" calcext:value-type="currency">
            <text:p>$515</text:p>
          </table:table-cell>
          <table:table-cell table:number-columns-repeated="1020"/>
        </table:table-row>
        <table:table-row table:style-name="ro3">
          <table:covered-table-cell table:style-name="ce4"/>
          <table:table-cell office:value-type="string" calcext:value-type="string" table:number-columns-spanned="2" table:number-rows-spanned="1">
            <text:p><text:span text:style-name="T5">If you are filing for or as an Amerasian special immigrant.</text:span></text:p>
          </table:table-cell>
          <table:covered-table-cell/>
          <table:table-cell office:value-type="currency" office:value="0" calcext:value-type="currency">
            <text:p>$0</text:p>
          </table:table-cell>
          <table:table-cell table:number-columns-repeated="1020"/>
        </table:table-row>
        <table:table-row table:style-name="ro16">
          <table:covered-table-cell table:style-name="ce4"/>
          <table:table-cell office:value-type="string" calcext:value-type="string" table:number-columns-spanned="2" table:number-rows-spanned="1">
            <text:p><text:span text:style-name="T5">If you are self-petitioning under Violence Against Women Act (VAWA) as an abused spouse or child of a U.S. citizen or lawful permanent resident, or an abused parent of a U.S. citizen son or daughter.</text:span></text:p>
          </table:table-cell>
          <table:covered-table-cell/>
          <table:table-cell office:value-type="currency" office:value="0" calcext:value-type="currency">
            <text:p>$0</text:p>
          </table:table-cell>
          <table:table-cell table:number-columns-repeated="1020"/>
        </table:table-row>
        <table:table-row table:style-name="ro5">
          <table:covered-table-cell table:style-name="ce4"/>
          <table:table-cell office:value-type="string" calcext:value-type="string" table:number-columns-spanned="2" table:number-rows-spanned="1">
            <text:p><text:span text:style-name="T5">If you are filing as a Special Immigrant Juvenile.</text:span></text:p>
          </table:table-cell>
          <table:covered-table-cell/>
          <table:table-cell office:value-type="currency" office:value="0" calcext:value-type="currency">
            <text:p>$0</text:p>
          </table:table-cell>
          <table:table-cell table:number-columns-repeated="1020"/>
        </table:table-row>
        <table:table-row table:style-name="ro53">
          <table:covered-table-cell table:style-name="ce4"/>
          <table:table-cell table:style-name="ce3" office:value-type="string" calcext:value-type="string" table:number-columns-spanned="2" table:number-rows-spanned="1">
            <text:p><text:span text:style-name="T5">If you are filing as an:</text:span></text:p>
            <text:p><text:span text:style-name="T5">Afghan or Iraqi national who worked with the U.S. armed forces as a translator or interpreter, or the surviving spouse and children of a deceased principal;</text:span></text:p>
            <text:p><text:span text:style-name="T5">Iraqi national who worked for or on behalf of the U.S. Government in Iraq, or the surviving spouse and children of a deceased principal; or</text:span></text:p>
            <text:p><text:span text:style-name="T5">Afghan national who worked for or on behalf of the U.S. Government or the International Security Assistance Force (ISAF) in Afghanistan, or the surviving spouse and children of a deceased principal.</text:span></text:p>
          </table:table-cell>
          <table:covered-table-cell table:style-name="ce39"/>
          <table:table-cell office:value-type="currency" office:value="0" calcext:value-type="currency">
            <text:p>$0</text:p>
          </table:table-cell>
          <table:table-cell table:number-columns-repeated="1020"/>
        </table:table-row>
        <table:table-row table:style-name="ro54">
          <table:covered-table-cell table:style-name="ce5"/>
          <table:table-cell office:value-type="string" calcext:value-type="string" table:number-columns-spanned="2" table:number-rows-spanned="1">
            <text:p><text:span text:style-name="T5">If you are a filing as a person who served honorably on active duty in the U.S. armed forces filing under the Immigration and Nationality Act (INA) section 101(a)(27)(K).</text:span></text:p>
          </table:table-cell>
          <table:covered-table-cell/>
          <table:table-cell office:value-type="currency" office:value="0" calcext:value-type="currency">
            <text:p>$0</text:p>
          </table:table-cell>
          <table:table-cell table:number-columns-repeated="1020"/>
        </table:table-row>
        <table:table-row table:style-name="ro55">
          <table:table-cell table:style-name="ce8" office:value-type="string" calcext:value-type="string">
            <text:p><text:a xlink:href="http://www.uscis.gov/i-361)" xlink:type="simple">I-361
Affidavit of Financial Support and Intent to Petition for Legal Custody of Public Law 97-359 Amerasian (https://www.uscis.gov/i-361)</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6">
          <table:table-cell table:style-name="ce3" office:value-type="string" calcext:value-type="string">
            <text:p><text:a xlink:href="http://www.uscis.gov/i-363)" xlink:type="simple">I-363
Request to Enforce Affidavit of Financial Support and Intent to Petition for Custody for Public Law 97-359 Amerasian (https://www.uscis.gov/i-363)</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55">
          <table:table-cell table:style-name="ce8" office:value-type="string" calcext:value-type="string">
            <text:p><text:a xlink:href="http://www.uscis.gov/i-407)" xlink:type="simple">I-407
Record of Abandonment of Lawful Permanent Resident Status (https://www.uscis.gov/i-407)</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12">
            <text:p><text:a xlink:href="http://www.uscis.gov/i-485)" xlink:type="simple">I-485
Application to Register Permanent Residence or Adjust Status for applicant over the age of 14 (https://www.uscis.gov/i-485)</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table:style-name="ce67" office:value-type="currency" office:value="1440" calcext:value-type="currency">
            <text:p>$1,440</text:p>
          </table:table-cell>
          <table:table-cell table:number-columns-repeated="1020"/>
        </table:table-row>
        <table:table-row table:style-name="ro3">
          <table:covered-table-cell table:style-name="ce4"/>
          <table:table-cell office:value-type="string" calcext:value-type="string" table:number-columns-spanned="2" table:number-rows-spanned="1">
            <text:p><text:span text:style-name="T5">If under 14 years of age and submitting Form I-485 concurrently with the Form I-485 of one parent.</text:span></text:p>
          </table:table-cell>
          <table:covered-table-cell/>
          <table:table-cell office:value-type="currency" office:value="950" calcext:value-type="currency">
            <text:p>$950</text:p>
          </table:table-cell>
          <table:table-cell table:number-columns-repeated="1020"/>
        </table:table-row>
        <table:table-row table:style-name="ro42">
          <table:covered-table-cell table:style-name="ce4"/>
          <table:table-cell office:value-type="string" calcext:value-type="string" table:number-columns-spanned="2" table:number-rows-spanned="1">
            <text:p><text:span text:style-name="T5">If you are filing as an applicant who served honorably on active duty in the U.S. armed forces and who is filing under INA section 101(a)(27)(K).</text:span></text:p>
          </table:table-cell>
          <table:covered-table-cell/>
          <table:table-cell office:value-type="currency" office:value="0" calcext:value-type="currency">
            <text:p>$0</text:p>
          </table:table-cell>
          <table:table-cell table:number-columns-repeated="1020"/>
        </table:table-row>
        <table:table-row table:style-name="ro57">
          <table:covered-table-cell table:style-name="ce4"/>
          <table:table-cell office:value-type="string" calcext:value-type="string" table:number-columns-spanned="2" table:number-rows-spanned="1">
            <text:p><text:span text:style-name="T5">If you are a refugee or you were paroled as a refugee.</text:span></text:p>
          </table:table-cell>
          <table:covered-table-cell/>
          <table:table-cell office:value-type="currency" office:value="0" calcext:value-type="currency">
            <text:p>$0</text:p>
          </table:table-cell>
          <table:table-cell table:number-columns-repeated="1020"/>
        </table:table-row>
        <table:table-row table:style-name="ro42">
          <table:covered-table-cell table:style-name="ce4"/>
          <table:table-cell office:value-type="string" calcext:value-type="string" table:number-columns-spanned="2" table:number-rows-spanned="1">
            <text:p><text:span text:style-name="T5">If you are in deportation, exclusion, or removal proceedings before an immigration judge, and the court waives your application fee.</text:span></text:p>
          </table:table-cell>
          <table:covered-table-cell/>
          <table:table-cell office:value-type="currency" office:value="0" calcext:value-type="currency">
            <text:p>$0</text:p>
          </table:table-cell>
          <table:table-cell table:number-columns-repeated="1020"/>
        </table:table-row>
        <table:table-row table:style-name="ro3">
          <table:covered-table-cell table:style-name="ce4"/>
          <table:table-cell office:value-type="string" calcext:value-type="string" table:number-columns-spanned="2" table:number-rows-spanned="1">
            <text:p><text:span text:style-name="T5">If you are filing as a person seeking or granted Special Immigrant Juvenile classification.</text:span></text:p>
          </table:table-cell>
          <table:covered-table-cell/>
          <table:table-cell office:value-type="currency" office:value="0" calcext:value-type="currency">
            <text:p>$0</text:p>
          </table:table-cell>
          <table:table-cell table:number-columns-repeated="1020"/>
        </table:table-row>
        <table:table-row table:style-name="ro3">
          <table:covered-table-cell table:style-name="ce4"/>
          <table:table-cell office:value-type="string" calcext:value-type="string" table:number-columns-spanned="2" table:number-rows-spanned="1">
            <text:p><text:span text:style-name="T5">If you are filing as a U nonimmigrant seeking adjustment of status under INA section 245(m).</text:span></text:p>
          </table:table-cell>
          <table:covered-table-cell/>
          <table:table-cell office:value-type="currency" office:value="0" calcext:value-type="currency">
            <text:p>$0</text:p>
          </table:table-cell>
          <table:table-cell table:number-columns-repeated="1020"/>
        </table:table-row>
        <table:table-row table:style-name="ro57">
          <table:covered-table-cell table:style-name="ce4"/>
          <table:table-cell office:value-type="string" calcext:value-type="string" table:number-columns-spanned="2" table:number-rows-spanned="1">
            <text:p><text:span text:style-name="T5">If you are filing as a T nonimmigrant seeking adjustment of status under INA section 245(l).</text:span></text:p>
          </table:table-cell>
          <table:covered-table-cell/>
          <table:table-cell office:value-type="currency" office:value="0" calcext:value-type="currency">
            <text:p>$0</text:p>
          </table:table-cell>
          <table:table-cell table:number-columns-repeated="1020"/>
        </table:table-row>
        <table:table-row table:style-name="ro58">
          <table:covered-table-cell table:style-name="ce4"/>
          <table:table-cell table:style-name="ce3" office:value-type="string" calcext:value-type="string" table:number-columns-spanned="2" table:number-rows-spanned="1">
            <text:p><text:span text:style-name="T5">If you are filing as a person seeking or granted special immigrant visa or status as:</text:span></text:p>
            <text:p><text:span text:style-name="T5">An Afghan or Iraqi translator or interpreter;</text:span></text:p>
            <text:p><text:span text:style-name="T5">An Iraqi national employed by or on behalf of the U.S. Government;</text:span></text:p>
            <text:p><text:span text:style-name="T5">An Afghan national employed by or on behalf of the U.S. Government or employed by the International Security Assistance Force (ISAF); or</text:span></text:p>
            <text:p><text:span text:style-name="T5">A derivative beneficiary of one of the above.</text:span></text:p>
          </table:table-cell>
          <table:covered-table-cell table:style-name="ce39"/>
          <table:table-cell office:value-type="currency" office:value="0" calcext:value-type="currency">
            <text:p>$0</text:p>
          </table:table-cell>
          <table:table-cell table:number-columns-repeated="1020"/>
        </table:table-row>
        <table:table-row table:style-name="ro16">
          <table:covered-table-cell table:style-name="ce4"/>
          <table:table-cell office:value-type="string" calcext:value-type="string" table:number-columns-spanned="2" table:number-rows-spanned="1">
            <text:p><text:span text:style-name="T5">If you are filing under Section 13 of Pub. L. 85-316 as an Afghan Diplomat or immediate family member who held valid A or G status on July 14, 2021.</text:span></text:p>
          </table:table-cell>
          <table:covered-table-cell/>
          <table:table-cell office:value-type="currency" office:value="0" calcext:value-type="currency">
            <text:p>$0</text:p>
          </table:table-cell>
          <table:table-cell table:number-columns-repeated="1020"/>
        </table:table-row>
        <table:table-row table:style-name="ro9">
          <table:covered-table-cell table:style-name="ce4"/>
          <table:table-cell office:value-type="string" calcext:value-type="string" table:number-columns-spanned="2" table:number-rows-spanned="1">
            <text:p><text:span text:style-name="T5">If you are filing as a person seeking adjustment of status as an abused spouse or child under the Cuban Adjustment Act (CAA).</text:span></text:p>
          </table:table-cell>
          <table:covered-table-cell/>
          <table:table-cell office:value-type="currency" office:value="0" calcext:value-type="currency">
            <text:p>$0</text:p>
          </table:table-cell>
          <table:table-cell table:number-columns-repeated="1020"/>
        </table:table-row>
        <table:table-row table:style-name="ro9">
          <table:covered-table-cell table:style-name="ce5"/>
          <table:table-cell office:value-type="string" calcext:value-type="string" table:number-columns-spanned="2" table:number-rows-spanned="1">
            <text:p><text:span text:style-name="T5">If you are filing as a person seeking adjustment of status as an abused spouse or child under the Haitian Refugee Immigration Fairness Act (HRIFA).</text:span></text:p>
          </table:table-cell>
          <table:covered-table-cell/>
          <table:table-cell office:value-type="currency" office:value="0" calcext:value-type="currency">
            <text:p>$0</text:p>
          </table:table-cell>
          <table:table-cell table:number-columns-repeated="1020"/>
        </table:table-row>
        <table:table-row table:style-name="ro26">
          <table:table-cell table:style-name="ce5" table:number-columns-spanned="1" table:number-rows-spanned="3"/>
          <table:table-cell table:style-name="ce124" office:value-type="string" calcext:value-type="string" table:number-columns-spanned="2" table:number-rows-spanned="1">
            <text:p><text:span text:style-name="T5">If you are filing as a person seeking immigrant classification as a Violence Against Women Act (VAWA) self-petitioner (including derivatives).</text:span></text:p>
          </table:table-cell>
          <table:covered-table-cell table:style-name="ce40"/>
          <table:table-cell table:style-name="ce68" office:value-type="currency" office:value="0" calcext:value-type="currency">
            <text:p>$0</text:p>
          </table:table-cell>
          <table:table-cell table:number-columns-repeated="1020"/>
        </table:table-row>
        <table:table-row table:style-name="ro15">
          <table:covered-table-cell table:style-name="ce4"/>
          <table:table-cell office:value-type="string" calcext:value-type="string" table:number-columns-spanned="2" table:number-rows-spanned="1">
            <text:p><text:span text:style-name="T5">If you are filing as a Haitian child who was paroled into the United States as an adopted child of a U.S. citizen with an approved or pending Form I-800 seeking to adjust status.</text:span></text:p>
          </table:table-cell>
          <table:covered-table-cell/>
          <table:table-cell table:style-name="ce52" office:value-type="string" calcext:value-type="string">
            <text:p><text:span text:style-name="T5">$0 (through Sept. 30, 2024)</text:span></text:p>
          </table:table-cell>
          <table:table-cell table:number-columns-repeated="1020"/>
        </table:table-row>
        <table:table-row table:style-name="ro20">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5">
          <table:table-cell table:style-name="ce7" office:value-type="string" calcext:value-type="string" table:number-columns-spanned="1" table:number-rows-spanned="3">
            <text:p><text:a xlink:href="http://www.uscis.gov/i-" xlink:type="simple">I-485A
Supplement A to Form I-485, Adjustment of Status Under Section 245(i) (https://www.uscis.gov/i- 485supa)</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4" office:value-type="currency" office:value="1000" calcext:value-type="currency">
            <text:p>$1,000</text:p>
          </table:table-cell>
          <table:table-cell table:number-columns-repeated="1020"/>
        </table:table-row>
        <table:table-row table:style-name="ro5">
          <table:covered-table-cell/>
          <table:table-cell table:style-name="ce121" office:value-type="string" calcext:value-type="string" table:number-columns-spanned="2" table:number-rows-spanned="1">
            <text:p><text:span text:style-name="T5">If you are an unmarried child under 17 years of age.</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4">
          <table:covered-table-cell table:style-name="ce9"/>
          <table:table-cell table:style-name="ce7" office:value-type="string" calcext:value-type="string" table:number-columns-spanned="2" table:number-rows-spanned="1">
            <text:p><text:a xlink:href="http://www.uscis.gov/i-817)" xlink:type="simple">If you are the spouse or unmarried child under 21 years of age of a legalized alien and have attached a copy of a USCIS receipt or approval notice for a properly filed Form I-817, Application for Family Unity Benefits. (https://www.uscis.gov/i-817)</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59">
          <table:table-cell table:style-name="ce3" office:value-type="string" calcext:value-type="string">
            <text:p><text:a xlink:href="http://www.uscis.gov/i-485supj)" xlink:type="simple">I-485J
Confirmation of Bona Fide Job Offer or Request for Job Portability Under INA Section 204(j) (https://www.uscis.gov/i-485supj)</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60">
          <table:table-cell table:style-name="ce8" office:value-type="string" calcext:value-type="string">
            <text:p><text:a xlink:href="http://www.uscis.gov/i-508)" xlink:type="simple">I-508
Waiver of Certain Rights, Privileges, Exemptions, and Immunities (https://www.uscis.gov/i-508)</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61">
          <table:table-cell table:style-name="ce3" office:value-type="string" calcext:value-type="string">
            <text:p><text:a xlink:href="http://www.uscis.gov/i-526)" xlink:type="simple">I-526
Immigrant Petition by Standalone Investor
(https://www.uscis.gov/i-526)</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table:style-name="ce67" office:value-type="currency" office:value="11160" calcext:value-type="currency">
            <text:p>$11,160</text:p>
          </table:table-cell>
          <table:table-cell table:number-columns-repeated="1020"/>
        </table:table-row>
        <table:table-row table:style-name="ro5">
          <table:table-cell table:style-name="ce7" office:value-type="string" calcext:value-type="string" table:number-columns-spanned="1" table:number-rows-spanned="2">
            <text:p><text:a xlink:href="http://www.uscis.gov/i-526e)" xlink:type="simple">I-526E
Immigrant Petition by Regional Center Investor (https://www.uscis.gov/i-526e)</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4" office:value-type="currency" office:value="11160" calcext:value-type="currency">
            <text:p>$11,160</text:p>
          </table:table-cell>
          <table:table-cell table:number-columns-repeated="1020"/>
        </table:table-row>
        <table:table-row table:style-name="ro19">
          <table:covered-table-cell table:style-name="ce9"/>
          <table:table-cell table:style-name="ce13" office:value-type="string" calcext:value-type="string" table:number-columns-spanned="2" table:number-rows-spanned="1">
            <text:p><text:span text:style-name="T5">If you file an initial Form I-526E on or after October 1, 2022, you must include a separate fee of</text:span></text:p>
            <text:p><text:span text:style-name="T5">$1,000 as required by the EB-5 Reform and Integrity Act of 2022.  This additional amount does</text:span></text:p>
            <text:p><text:span text:style-name="T5">not apply to an amendment request.</text:span></text:p>
          </table:table-cell>
          <table:covered-table-cell table:style-name="ce194"/>
          <table:table-cell table:style-name="ce54" office:value-type="currency" office:value="1000" calcext:value-type="currency">
            <text:p>$1,000</text:p>
          </table:table-cell>
          <table:table-cell table:number-columns-repeated="1020"/>
        </table:table-row>
        <table:table-row table:style-name="ro9">
          <table:table-cell table:style-name="ce25"/>
          <table:table-cell table:style-name="ce29" office:value-type="string" calcext:value-type="string" table:number-columns-spanned="2" table:number-rows-spanned="1">
            <text:p><text:span text:style-name="T5">If paying by check or money order, submit the fee separately.</text:span></text:p>
          </table:table-cell>
          <table:covered-table-cell table:style-name="ce49"/>
          <table:table-cell table:style-name="ce25"/>
          <table:table-cell table:number-columns-repeated="1020"/>
        </table:table-row>
        <table:table-row table:style-name="ro5">
          <table:table-cell table:style-name="ce3" office:value-type="string" calcext:value-type="string" table:number-columns-spanned="1" table:number-rows-spanned="5">
            <text:p><text:a xlink:href="http://www.uscis.gov/i-539)" xlink:type="simple">I-539
Application to Extend/Change Nonimmigrant Status (https://www.uscis.gov/i-539)</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table:style-name="ce56" office:value-type="string" calcext:value-type="string">
            <text:p><text:span text:style-name="T5">Paper Filing: $470 Online Filing: $420</text:span></text:p>
          </table:table-cell>
          <table:table-cell table:number-columns-repeated="1020"/>
        </table:table-row>
        <table:table-row table:style-name="ro14">
          <table:covered-table-cell table:style-name="ce4"/>
          <table:table-cell office:value-type="string" calcext:value-type="string" table:number-columns-spanned="2" table:number-rows-spanned="1">
            <text:p><text:span text:style-name="T5">If filing into or out of A, G, or NATO nonimmigrant status.</text:span></text:p>
          </table:table-cell>
          <table:covered-table-cell/>
          <table:table-cell office:value-type="currency" office:value="0" calcext:value-type="currency">
            <text:p>$0</text:p>
          </table:table-cell>
          <table:table-cell table:number-columns-repeated="1020"/>
        </table:table-row>
        <table:table-row table:style-name="ro14">
          <table:covered-table-cell table:style-name="ce4"/>
          <table:table-cell office:value-type="string" calcext:value-type="string" table:number-columns-spanned="2" table:number-rows-spanned="1">
            <text:p><text:span text:style-name="T5">Victims of severe form of trafficking (T nonimmigrants).</text:span></text:p>
          </table:table-cell>
          <table:covered-table-cell/>
          <table:table-cell office:value-type="currency" office:value="0" calcext:value-type="currency">
            <text:p>$0</text:p>
          </table:table-cell>
          <table:table-cell table:number-columns-repeated="1020"/>
        </table:table-row>
        <table:table-row table:style-name="ro2">
          <table:covered-table-cell table:style-name="ce4"/>
          <table:table-cell office:value-type="string" calcext:value-type="string" table:number-columns-spanned="2" table:number-rows-spanned="1">
            <text:p><text:span text:style-name="T5">Victims of qualifying criminal activity (U nonimmigrants).</text:span></text:p>
          </table:table-cell>
          <table:covered-table-cell/>
          <table:table-cell office:value-type="currency" office:value="0" calcext:value-type="currency">
            <text:p>$0</text:p>
          </table:table-cell>
          <table:table-cell table:number-columns-repeated="1020"/>
        </table:table-row>
        <table:table-row table:style-name="ro18">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62">
          <table:table-cell table:style-name="ce8" office:value-type="string" calcext:value-type="string">
            <text:p><text:a xlink:href="http://www.uscis.gov/i-566)" xlink:type="simple">I-566
Interagency Record of Request - A, G, or NATO Dependent Employment Authorization or Change/Adjustment To/From A, G, or NATO Status (https://www.uscis.gov/i-566)</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18">
          <table:table-cell table:style-name="ce3" office:value-type="string" calcext:value-type="string">
            <text:p><text:a xlink:href="http://www.uscis.gov/i-589)" xlink:type="simple">I-589
Application for Asylum and for Withholding of Removal (https://www.uscis.gov/i-589)</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15">
          <table:table-cell table:style-name="ce8" office:value-type="string" calcext:value-type="string">
            <text:p><text:span text:style-name="T1">I-590</text:span></text:p>
            <text:p><text:span text:style-name="T1">Registration for Classification as a Refugee</text:span></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5">
            <text:p><text:a xlink:href="http://www.uscis.gov/i-600)" xlink:type="simple">I-600
Petition to Classify Orphan as an Immediate Relative (https://www.uscis.gov/i-600)</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920" calcext:value-type="currency">
            <text:p>$920</text:p>
          </table:table-cell>
          <table:table-cell table:number-columns-repeated="1020"/>
        </table:table-row>
        <table:table-row table:style-name="ro2">
          <table:covered-table-cell table:style-name="ce4"/>
          <table:table-cell office:value-type="string" calcext:value-type="string" table:number-columns-spanned="2" table:number-rows-spanned="1">
            <text:p><text:span text:style-name="T5">If you are filing your first Form I-600 petition during your Form I-600A approval period.</text:span></text:p>
          </table:table-cell>
          <table:covered-table-cell/>
          <table:table-cell office:value-type="currency" office:value="0" calcext:value-type="currency">
            <text:p>$0</text:p>
          </table:table-cell>
          <table:table-cell table:number-columns-repeated="1020"/>
        </table:table-row>
        <table:table-row table:style-name="ro17">
          <table:covered-table-cell table:style-name="ce4"/>
          <table:table-cell office:value-type="string" calcext:value-type="string" table:number-columns-spanned="2" table:number-rows-spanned="1">
            <text:p><text:span text:style-name="T5">If you file more than one Form I-600 during your Form I-600A approval period for children who are not birth siblings before the proposed adoption.</text:span></text:p>
          </table:table-cell>
          <table:covered-table-cell/>
          <table:table-cell table:style-name="ce59" office:value-type="string" calcext:value-type="string">
            <text:p><text:span text:style-name="T5">$920</text:span></text:p>
            <text:p><text:span text:style-name="T5">for the second and any</text:span></text:p>
            <text:p><text:span text:style-name="T5">subsequent non-birth siblings</text:span></text:p>
          </table:table-cell>
          <table:table-cell table:number-columns-repeated="1020"/>
        </table:table-row>
        <table:table-row table:style-name="ro9">
          <table:covered-table-cell table:style-name="ce4"/>
          <table:table-cell office:value-type="string" calcext:value-type="string" table:number-columns-spanned="2" table:number-rows-spanned="1">
            <text:p><text:span text:style-name="T5">If you are filing more than one Form I-600 during your Form I-600A approval period for children who are birth siblings before the proposed adoption.</text:span></text:p>
          </table:table-cell>
          <table:covered-table-cell/>
          <table:table-cell office:value-type="currency" office:value="0" calcext:value-type="currency">
            <text:p>$0</text:p>
          </table:table-cell>
          <table:table-cell table:number-columns-repeated="1020"/>
        </table:table-row>
        <table:table-row table:style-name="ro63">
          <table:covered-table-cell table:style-name="ce5"/>
          <table:table-cell office:value-type="string" calcext:value-type="string" table:number-columns-spanned="2" table:number-rows-spanned="1">
            <text:p><text:span text:style-name="T5">New Combination filing: If you previously filed a Form I-600 combination filing and your marital</text:span></text:p>
          </table:table-cell>
          <table:covered-table-cell/>
          <table:table-cell office:value-type="currency" office:value="920" calcext:value-type="currency">
            <text:p>$920</text:p>
          </table:table-cell>
          <table:table-cell table:number-columns-repeated="1020"/>
        </table:table-row>
        <table:table-row table:style-name="ro38">
          <table:table-cell table:style-name="ce5" table:number-columns-spanned="1" table:number-rows-spanned="2"/>
          <table:table-cell table:style-name="ce124" office:value-type="string" calcext:value-type="string" table:number-columns-spanned="2" table:number-rows-spanned="1">
            <text:p><text:span text:style-name="T5">status changed after the suitability approval.</text:span></text:p>
          </table:table-cell>
          <table:covered-table-cell table:style-name="ce40"/>
          <table:table-cell table:style-name="ce69"/>
          <table:table-cell table:number-columns-repeated="1020"/>
        </table:table-row>
        <table:table-row table:style-name="ro16">
          <table:covered-table-cell table:style-name="ce5"/>
          <table:table-cell office:value-type="string" calcext:value-type="string" table:number-columns-spanned="2" table:number-rows-spanned="1">
            <text:p><text:span text:style-name="T5">New Combination filing: If your marital status changes while your previous Form I-600 combination filing petition is pending, you must submit a new Form I-600 combination filing.</text:span></text:p>
          </table:table-cell>
          <table:covered-table-cell/>
          <table:table-cell office:value-type="currency" office:value="0" calcext:value-type="currency">
            <text:p>$0</text:p>
          </table:table-cell>
          <table:table-cell table:number-columns-repeated="1020"/>
        </table:table-row>
        <table:table-row table:style-name="ro5">
          <table:table-cell table:style-name="ce7" office:value-type="string" calcext:value-type="string" table:number-columns-spanned="1" table:number-rows-spanned="3">
            <text:p><text:a xlink:href="http://www.uscis.gov/i-600a)" xlink:type="simple">I-600A
Application for Advance Processing of an Orphan Petition (https://www.uscis.gov/i-600a)</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3" office:value-type="currency" office:value="920" calcext:value-type="currency">
            <text:p>$920</text:p>
          </table:table-cell>
          <table:table-cell table:number-columns-repeated="1020"/>
        </table:table-row>
        <table:table-row table:style-name="ro2">
          <table:covered-table-cell/>
          <table:table-cell table:style-name="ce121" office:value-type="string" calcext:value-type="string" table:number-columns-spanned="2" table:number-rows-spanned="1">
            <text:p><text:span text:style-name="T5">Filed due to change in marital status after prior Form I-600A is approved.</text:span></text:p>
          </table:table-cell>
          <table:covered-table-cell table:style-name="ce152"/>
          <table:table-cell table:style-name="ce53" office:value-type="currency" office:value="920" calcext:value-type="currency">
            <text:p>$920</text:p>
          </table:table-cell>
          <table:table-cell table:number-columns-repeated="1020"/>
        </table:table-row>
        <table:table-row table:style-name="ro3">
          <table:covered-table-cell table:style-name="ce9"/>
          <table:table-cell table:style-name="ce121" office:value-type="string" calcext:value-type="string" table:number-columns-spanned="2" table:number-rows-spanned="1">
            <text:p><text:span text:style-name="T5">Filed due to change in marital status while prior Form I-600A is pending.</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9">
          <table:table-cell table:style-name="ce3" office:value-type="string" calcext:value-type="string">
            <text:p><text:a xlink:href="http://www.uscis.gov/i-600a)" xlink:type="simple">I-600A/I-600
Supplement 1 Listing of Adult Member of the Household (https://www.uscis.gov/i-600a) and (https://www.uscis.gov/i-600)</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39">
          <table:table-cell table:style-name="ce8" office:value-type="string" calcext:value-type="string">
            <text:p><text:a xlink:href="http://www.uscis.gov/i-600a)" xlink:type="simple">I-600A/I-600
Supplement 2 Consent to Disclose Information (https://www.uscis.gov/i-600a) and (https://www.uscis.gov/i-600)</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18">
          <table:table-cell table:style-name="ce3" office:value-type="string" calcext:value-type="string" table:number-columns-spanned="1" table:number-rows-spanned="6">
            <text:p><text:a xlink:href="http://www.uscis.gov/i-600a)" xlink:type="simple">I-600A/I-600
Supplement 3 Request for Action on Approved Form I-600A/I-600 (https://www.uscis.gov/i-600a) and (https://www.uscis.gov/i-600)</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455" calcext:value-type="currency">
            <text:p>$455</text:p>
          </table:table-cell>
          <table:table-cell table:number-columns-repeated="1020"/>
        </table:table-row>
        <table:table-row table:style-name="ro2">
          <table:covered-table-cell table:style-name="ce4"/>
          <table:table-cell table:style-name="ce3" office:value-type="string" calcext:value-type="string" table:number-columns-spanned="2" table:number-rows-spanned="1">
            <text:p><text:span text:style-name="T5">Filed for a </text:span><text:span text:style-name="T6">FIRST </text:span><text:span text:style-name="T7">or </text:span><text:span text:style-name="T6">SECOND </text:span><text:span text:style-name="T7">extension of your Form I-600A.</text:span></text:p>
          </table:table-cell>
          <table:covered-table-cell table:style-name="ce39"/>
          <table:table-cell office:value-type="currency" office:value="0" calcext:value-type="currency">
            <text:p>$0</text:p>
          </table:table-cell>
          <table:table-cell table:number-columns-repeated="1020"/>
        </table:table-row>
        <table:table-row table:style-name="ro3">
          <table:covered-table-cell table:style-name="ce4"/>
          <table:table-cell table:style-name="ce3" office:value-type="string" calcext:value-type="string" table:number-columns-spanned="2" table:number-rows-spanned="1">
            <text:p><text:span text:style-name="T5">Filed for a </text:span><text:span text:style-name="T6">THIRD </text:span><text:span text:style-name="T7">or </text:span><text:span text:style-name="T6">SUBSEQUENT </text:span><text:span text:style-name="T7">extension of your Form I-600A.</text:span></text:p>
          </table:table-cell>
          <table:covered-table-cell table:style-name="ce39"/>
          <table:table-cell office:value-type="currency" office:value="455" calcext:value-type="currency">
            <text:p>$455</text:p>
          </table:table-cell>
          <table:table-cell table:number-columns-repeated="1020"/>
        </table:table-row>
        <table:table-row table:style-name="ro21">
          <table:covered-table-cell table:style-name="ce4"/>
          <table:table-cell office:value-type="string" calcext:value-type="string" table:number-columns-spanned="2" table:number-rows-spanned="1">
            <text:p><text:span text:style-name="T5">Filed for a new approval notice based on a significant change and updated home study after we approved your Form I-600A or Form I-600 and there is no request for a first or second extension of your Form I-600A approval or a first or second change of non-Hague Adoption Convention country on the same Supplement 3.</text:span></text:p>
          </table:table-cell>
          <table:covered-table-cell/>
          <table:table-cell office:value-type="currency" office:value="455" calcext:value-type="currency">
            <text:p>$455</text:p>
          </table:table-cell>
          <table:table-cell table:number-columns-repeated="1020"/>
        </table:table-row>
        <table:table-row table:style-name="ro15">
          <table:covered-table-cell table:style-name="ce4"/>
          <table:table-cell table:style-name="ce3" office:value-type="string" calcext:value-type="string" table:number-columns-spanned="2" table:number-rows-spanned="1">
            <text:p><text:span text:style-name="T5">Filed for a </text:span><text:span text:style-name="T6">FIRST </text:span><text:span text:style-name="T7">or </text:span><text:span text:style-name="T6">SECOND </text:span><text:span text:style-name="T7">change to a new non-Hague Adoption Convention country for which you were not previously approved in your suitability determination.</text:span></text:p>
          </table:table-cell>
          <table:covered-table-cell table:style-name="ce39"/>
          <table:table-cell office:value-type="currency" office:value="0" calcext:value-type="currency">
            <text:p>$0</text:p>
          </table:table-cell>
          <table:table-cell table:number-columns-repeated="1020"/>
        </table:table-row>
        <table:table-row table:style-name="ro16">
          <table:covered-table-cell table:style-name="ce5"/>
          <table:table-cell table:style-name="ce3" office:value-type="string" calcext:value-type="string" table:number-columns-spanned="2" table:number-rows-spanned="1">
            <text:p><text:span text:style-name="T5">Filed for a </text:span><text:span text:style-name="T6">THIRD </text:span><text:span text:style-name="T7">or </text:span><text:span text:style-name="T6">SUBSEQUENT </text:span><text:span text:style-name="T7">change to a new non-Hague Adoption Convention country for which you were not previously approved in your suitability determination.</text:span></text:p>
          </table:table-cell>
          <table:covered-table-cell table:style-name="ce39"/>
          <table:table-cell office:value-type="currency" office:value="455" calcext:value-type="currency">
            <text:p>$455</text:p>
          </table:table-cell>
          <table:table-cell table:number-columns-repeated="1020"/>
        </table:table-row>
        <table:table-row table:style-name="ro4">
          <table:table-cell table:style-name="ce14"/>
          <table:table-cell table:style-name="ce124" office:value-type="string" calcext:value-type="string" table:number-columns-spanned="2" table:number-rows-spanned="1">
            <text:p><text:span text:style-name="T5">Filed for a duplicate approval notice.</text:span></text:p>
          </table:table-cell>
          <table:covered-table-cell table:style-name="ce40"/>
          <table:table-cell table:style-name="ce68" office:value-type="currency" office:value="0" calcext:value-type="currency">
            <text:p>$0</text:p>
          </table:table-cell>
          <table:table-cell table:number-columns-repeated="1020"/>
        </table:table-row>
        <table:table-row table:style-name="ro38">
          <table:table-cell table:style-name="ce7" office:value-type="string" calcext:value-type="string" table:number-columns-spanned="1" table:number-rows-spanned="13">
            <text:p><text:a xlink:href="http://www.uscis.gov/i-601)" xlink:type="simple">I-601
Application for Waiver of Grounds of Inadmissibility (https://www.uscis.gov/i-601)</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4" office:value-type="currency" office:value="1050" calcext:value-type="currency">
            <text:p>$1,050</text:p>
          </table:table-cell>
          <table:table-cell table:number-columns-repeated="1020"/>
        </table:table-row>
        <table:table-row table:style-name="ro3">
          <table:covered-table-cell/>
          <table:table-cell table:style-name="ce121" office:value-type="string" calcext:value-type="string" table:number-columns-spanned="2" table:number-rows-spanned="1">
            <text:p><text:span text:style-name="T5">If you are filing as a person seeking or granted Special Immigrant Juvenile classification.</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
          <table:covered-table-cell/>
          <table:table-cell table:style-name="ce121" office:value-type="string" calcext:value-type="string" table:number-columns-spanned="2" table:number-rows-spanned="1">
            <text:p><text:span text:style-name="T5">If you are filing as a person seeking or granted T nonimmigrant statu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
          <table:covered-table-cell/>
          <table:table-cell table:style-name="ce121" office:value-type="string" calcext:value-type="string" table:number-columns-spanned="2" table:number-rows-spanned="1">
            <text:p><text:span text:style-name="T5">If you are filing as a person seeking or granted U nonimmigrant statu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58">
          <table:covered-table-cell/>
          <table:table-cell table:style-name="ce7" office:value-type="string" calcext:value-type="string" table:number-columns-spanned="2" table:number-rows-spanned="1">
            <text:p><text:span text:style-name="T5">If you are filing as a person seeking or granted special immigrant visa or adjustment of status as:</text:span></text:p>
            <text:p><text:span text:style-name="T5">An Afghan or Iraqi translator or interpreter;</text:span></text:p>
            <text:p><text:span text:style-name="T5">An Iraqi national employed by or on behalf of the U.S. Government;</text:span></text:p>
            <text:p><text:span text:style-name="T5">An Afghan national employed by or on behalf of the U.S. Government or employed by the International Security Assistance Force (ISAF); or</text:span></text:p>
            <text:p><text:span text:style-name="T5">A derivative beneficiary of one of the above.</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an Afghan national who is the beneficiary of an approved Form I-130 with an immigrant visa immediately available</text:span></text:p>
          </table:table-cell>
          <table:covered-table-cell table:style-name="ce152"/>
          <table:table-cell table:style-name="ce64" office:value-type="string" calcext:value-type="string">
            <text:p><text:span text:style-name="T5">$0 (through Sept. 30, 2024)</text:span></text:p>
          </table:table-cell>
          <table:table-cell table:number-columns-repeated="1020"/>
        </table:table-row>
        <table:table-row table:style-name="ro16">
          <table:covered-table-cell/>
          <table:table-cell table:style-name="ce121" office:value-type="string" calcext:value-type="string" table:number-columns-spanned="2" table:number-rows-spanned="1">
            <text:p><text:span text:style-name="T5">If you are filing this form in connection with a Form I-485 under Section 13 of Pub. L. 85-316 as an Afghan Diplomat or immediate family member who held valid A or G status on July 14, 2021.</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filing as a person seeking or granted adjustment of status as an abused spouse or child under the Cuban Adjustment Act (CA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5">
          <table:covered-table-cell/>
          <table:table-cell table:style-name="ce121" office:value-type="string" calcext:value-type="string" table:number-columns-spanned="2" table:number-rows-spanned="1">
            <text:p><text:span text:style-name="T5">If you are filing as a person seeking or granted adjustment of status as an abused spouse or child under the Haitian Refugee Immigration Fairness Act (HRIF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an abused spouse or child seeking benefits under the Nicaraguan Adjustment and Central American Relief Act (NACAR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6">
          <table:covered-table-cell/>
          <table:table-cell table:style-name="ce121" office:value-type="string" calcext:value-type="string" table:number-columns-spanned="2" table:number-rows-spanned="1">
            <text:p><text:span text:style-name="T5">If you are filing as a person seeking or granted immigrant classification as a Violence Against Women Act (VAWA) self-petitioner (including derivative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
          <table:covered-table-cell/>
          <table:table-cell table:style-name="ce121" office:value-type="string" calcext:value-type="string" table:number-columns-spanned="2" table:number-rows-spanned="1">
            <text:p><text:span text:style-name="T5">For applicants for adjustment of status of Indochina refugees under Pub. L. 95-145.</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
          <table:covered-table-cell table:style-name="ce9"/>
          <table:table-cell table:style-name="ce7" office:value-type="string" calcext:value-type="string" table:number-columns-spanned="2" table:number-rows-spanned="1">
            <text:p><text:span text:style-name="T5">If you are filing as a Haitian child paroled into the</text:span></text:p>
            <text:p><text:span text:style-name="T5">United States as an adopted child of a U.S. citizen</text:span></text:p>
          </table:table-cell>
          <table:covered-table-cell table:style-name="ce37"/>
          <table:table-cell table:style-name="ce58" office:value-type="string" calcext:value-type="string">
            <text:p><text:span text:style-name="T5">$0 (through Sept. 30,</text:span></text:p>
            <text:p><text:span text:style-name="T5">2024)</text:span></text:p>
          </table:table-cell>
          <table:table-cell table:number-columns-repeated="1020"/>
        </table:table-row>
        <table:table-row table:style-name="ro1">
          <table:table-cell table:style-name="ce9" table:number-columns-spanned="1" table:number-rows-spanned="2"/>
          <table:table-cell table:style-name="ce129" office:value-type="string" calcext:value-type="string" table:number-columns-spanned="2" table:number-rows-spanned="1">
            <text:p><text:span text:style-name="T5">with an approved or pending Form I-800 seeking to adjust status.</text:span></text:p>
          </table:table-cell>
          <table:covered-table-cell table:style-name="ce45"/>
          <table:table-cell table:style-name="ce25"/>
          <table:table-cell table:number-columns-repeated="1020"/>
        </table:table-row>
        <table:table-row table:style-name="ro18">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8"/>
          <table:table-cell table:number-columns-repeated="1020"/>
        </table:table-row>
        <table:table-row table:style-name="ro5">
          <table:table-cell table:style-name="ce3" office:value-type="string" calcext:value-type="string" table:number-columns-spanned="1" table:number-rows-spanned="3">
            <text:p><text:a xlink:href="http://www.uscis.gov/i-601a)" xlink:type="simple">I-601A
Application for Provisional Unlawful Presence Waiver (https://www.uscis.gov/i-601a)</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795" calcext:value-type="currency">
            <text:p>$795</text:p>
          </table:table-cell>
          <table:table-cell table:number-columns-repeated="1020"/>
        </table:table-row>
        <table:table-row table:style-name="ro14">
          <table:covered-table-cell table:style-name="ce4"/>
          <table:table-cell table:style-name="ce3" office:value-type="string" calcext:value-type="string" table:number-columns-spanned="2" table:number-rows-spanned="1">
            <text:p><text:span text:style-name="T5">If you are filing as a person seeking or granted immigrant classification as a Violence Against Women Act (VAWA) self-petitioner (including</text:span></text:p>
            <text:p><text:span text:style-name="T5">derivatives).</text:span></text:p>
          </table:table-cell>
          <table:covered-table-cell table:style-name="ce39"/>
          <table:table-cell office:value-type="currency" office:value="0" calcext:value-type="currency">
            <text:p>$0</text:p>
          </table:table-cell>
          <table:table-cell table:number-columns-repeated="1020"/>
        </table:table-row>
        <table:table-row table:style-name="ro3">
          <table:covered-table-cell table:style-name="ce5"/>
          <table:table-cell office:value-type="string" calcext:value-type="string" table:number-columns-spanned="2" table:number-rows-spanned="1">
            <text:p><text:span text:style-name="T5">If you are filing as a person seeking or granted Special Immigrant Juvenile classification.</text:span></text:p>
          </table:table-cell>
          <table:covered-table-cell/>
          <table:table-cell office:value-type="currency" office:value="0" calcext:value-type="currency">
            <text:p>$0</text:p>
          </table:table-cell>
          <table:table-cell table:number-columns-repeated="1020"/>
        </table:table-row>
        <table:table-row table:style-name="ro18">
          <table:table-cell table:style-name="ce8" office:value-type="string" calcext:value-type="string">
            <text:p><text:a xlink:href="http://www.uscis.gov/i-602)" xlink:type="simple">I-602
Application by Refugee for Waiver of Inadmissibility Grounds (https://www.uscis.gov/i-602)</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33">
          <table:table-cell table:style-name="ce3" office:value-type="string" calcext:value-type="string">
            <text:p><text:a xlink:href="http://www.uscis.gov/i-" xlink:type="simple">I-612
Application for Waiver of the Foreign Residence Requirement (Under Section 212(e) of the INA, as Amended) (https://www.uscis.gov/i- 612)</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table:style-name="ce67" office:value-type="currency" office:value="1100" calcext:value-type="currency">
            <text:p>$1,100</text:p>
          </table:table-cell>
          <table:table-cell table:number-columns-repeated="1020"/>
        </table:table-row>
        <table:table-row table:style-name="ro55">
          <table:table-cell table:style-name="ce8" office:value-type="string" calcext:value-type="string">
            <text:p><text:a xlink:href="http://www.uscis.gov/i-687)" xlink:type="simple">I-687
Application for Status as a Temporary Resident Under Section 245A of the INA (https://www.uscis.gov/i-687)</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4" office:value-type="currency" office:value="1240" calcext:value-type="currency">
            <text:p>$1,240</text:p>
          </table:table-cell>
          <table:table-cell table:number-columns-repeated="1020"/>
        </table:table-row>
        <table:table-row table:style-name="ro64">
          <table:table-cell table:style-name="ce3" office:value-type="string" calcext:value-type="string">
            <text:p><text:a xlink:href="http://www.uscis.gov/i-690)" xlink:type="simple">I-690
Application for Waiver of Grounds of Inadmissibility Under Sections 245A or 210 of the Immigration and Nationality Act (https://www.uscis.gov/i-690)</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905" calcext:value-type="currency">
            <text:p>$905</text:p>
          </table:table-cell>
          <table:table-cell table:number-columns-repeated="1020"/>
        </table:table-row>
        <table:table-row table:style-name="ro55">
          <table:table-cell table:style-name="ce8" office:value-type="string" calcext:value-type="string">
            <text:p><text:a xlink:href="http://www.uscis.gov/i-693)" xlink:type="simple">I-693
Report of Immigration Medical Examination and Vaccination Record (https://www.uscis.gov/i-693)</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2">
          <table:table-cell table:style-name="ce3" office:value-type="string" calcext:value-type="string">
            <text:p><text:span text:style-name="T1">I-694</text:span></text:p>
            <text:p><text:span text:style-name="T1">Notice of Appeal of Decision Under</text:span></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table:style-name="ce67" office:value-type="currency" office:value="1125" calcext:value-type="currency">
            <text:p>$1,125</text:p>
          </table:table-cell>
          <table:table-cell table:number-columns-repeated="1020"/>
        </table:table-row>
        <table:table-row table:style-name="ro65">
          <table:table-cell table:style-name="ce3" office:value-type="string" calcext:value-type="string">
            <text:p><text:a xlink:href="http://www.uscis.gov/i-694)" xlink:type="simple">Section 210 or 245A of the Immigration and Nationality Act (https://www.uscis.gov/i-694)</text:a></text:p>
          </table:table-cell>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32">
          <table:table-cell table:style-name="ce8" office:value-type="string" calcext:value-type="string">
            <text:p><text:a xlink:href="http://www.uscis.gov/i-698)" xlink:type="simple">I-698
Application to Adjust Status From Temporary to Permanent Resident (Under Section 245A of the INA) (https://www.uscis.gov/i-698)</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4" office:value-type="currency" office:value="1670" calcext:value-type="currency">
            <text:p>$1,670</text:p>
          </table:table-cell>
          <table:table-cell table:number-columns-repeated="1020"/>
        </table:table-row>
        <table:table-row table:style-name="ro14">
          <table:table-cell table:style-name="ce3" office:value-type="string" calcext:value-type="string">
            <text:p><text:a xlink:href="http://www.uscis.gov/i-730)" xlink:type="simple">I-730
Refugee/Asylee Relative Petition (https://www.uscis.gov/i-730)</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66">
          <table:table-cell table:style-name="ce7" office:value-type="string" calcext:value-type="string" table:number-columns-spanned="1" table:number-rows-spanned="3">
            <text:p><text:a xlink:href="http://www.uscis.gov/i-" xlink:type="simple">I-751
Petition to Remove Conditions on Residence (https://www.uscis.gov/i- 751)</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750" calcext:value-type="currency">
            <text:p>$750</text:p>
          </table:table-cell>
          <table:table-cell table:number-columns-repeated="1020"/>
        </table:table-row>
        <table:table-row table:style-name="ro67">
          <table:covered-table-cell/>
          <table:table-cell table:style-name="ce121" office:value-type="string" calcext:value-type="string" table:number-columns-spanned="2" table:number-rows-spanned="1">
            <text:p><text:span text:style-name="T5">Conditional permanent residents, spouse, or child who filed a waiver of the joint filing requirement based on battery or extreme cruelty.</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8">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65">
          <table:table-cell table:style-name="ce3" office:value-type="string" calcext:value-type="string">
            <text:p><text:a xlink:href="http://www.uscis.gov/i-765)" xlink:type="simple">I-765
Application for Employment Authorization (https://www.uscis.gov/i-765)</text:a></text:p>
          </table:table-cell>
          <table:table-cell table:style-name="ce120" office:value-type="string" calcext:value-type="string" table:number-columns-spanned="2" table:number-rows-spanned="1">
            <text:p><text:span text:style-name="T1">Varies</text:span></text:p>
          </table:table-cell>
          <table:covered-table-cell table:style-name="ce33"/>
          <table:table-cell table:style-name="ce11" office:value-type="string" calcext:value-type="string">
            <text:p><text:span text:style-name="T12">See Appendix B: I-</text:span><text:span text:style-name="T13"> </text:span><text:span text:style-name="T14">765</text:span></text:p>
          </table:table-cell>
          <table:table-cell table:number-columns-repeated="1020"/>
        </table:table-row>
        <table:table-row table:style-name="ro55">
          <table:table-cell table:style-name="ce8" office:value-type="string" calcext:value-type="string">
            <text:p><text:a xlink:href="http://www.uscis.gov/i-765v)" xlink:type="simple">I-765V
Application for Employment Authorization for Abused Nonimmigrant Spouse (https://www.uscis.gov/i-765v)</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4">
            <text:p><text:a xlink:href="http://www.uscis.gov/i-800)" xlink:type="simple">I-800
Petition to Classify Convention Adoptee as an Immediate Relative (https://www.uscis.gov/i-800)</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920" calcext:value-type="currency">
            <text:p>$920</text:p>
          </table:table-cell>
          <table:table-cell table:number-columns-repeated="1020"/>
        </table:table-row>
        <table:table-row table:style-name="ro14">
          <table:covered-table-cell table:style-name="ce4"/>
          <table:table-cell office:value-type="string" calcext:value-type="string" table:number-columns-spanned="2" table:number-rows-spanned="1">
            <text:p><text:span text:style-name="T5">If you file more than one Form I-800 during your Form I-800A approval period, for children who are not birth siblings before the proposed adoption.</text:span></text:p>
          </table:table-cell>
          <table:covered-table-cell/>
          <table:table-cell table:style-name="ce59" office:value-type="string" calcext:value-type="string">
            <text:p><text:span text:style-name="T5">$920</text:span></text:p>
            <text:p><text:span text:style-name="T5">for each non-birth sibling</text:span></text:p>
          </table:table-cell>
          <table:table-cell table:number-columns-repeated="1020"/>
        </table:table-row>
        <table:table-row table:style-name="ro24">
          <table:covered-table-cell table:style-name="ce4"/>
          <table:table-cell office:value-type="string" calcext:value-type="string" table:number-columns-spanned="2" table:number-rows-spanned="1">
            <text:p><text:span text:style-name="T5">If you are filing your first Form I-800 during your Form I-800A approval period.</text:span></text:p>
          </table:table-cell>
          <table:covered-table-cell/>
          <table:table-cell office:value-type="currency" office:value="0" calcext:value-type="currency">
            <text:p>$0</text:p>
          </table:table-cell>
          <table:table-cell table:number-columns-repeated="1020"/>
        </table:table-row>
        <table:table-row table:style-name="ro8">
          <table:covered-table-cell table:style-name="ce5"/>
          <table:table-cell office:value-type="string" calcext:value-type="string" table:number-columns-spanned="2" table:number-rows-spanned="1">
            <text:p><text:span text:style-name="T5">If you are filing more than one Form I-800 during your Form I-800A approval period for children who are birth siblings before the proposed adoption.</text:span></text:p>
          </table:table-cell>
          <table:covered-table-cell/>
          <table:table-cell office:value-type="currency" office:value="0" calcext:value-type="currency">
            <text:p>$0</text:p>
          </table:table-cell>
          <table:table-cell table:number-columns-repeated="1020"/>
        </table:table-row>
        <table:table-row table:style-name="ro18">
          <table:table-cell table:style-name="ce8" office:value-type="string" calcext:value-type="string">
            <text:p><text:a xlink:href="http://www.uscis.gov/i-800)" xlink:type="simple">I-800
Supplement 1 Consent to Disclose Information (https://www.uscis.gov/i-800)</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3">
            <text:p><text:a xlink:href="http://www.uscis.gov/i-800a)" xlink:type="simple">I-800A
Application for Determination of Suitability to Adopt a Child from a Convention Country (https://www.uscis.gov/i-800a)</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920" calcext:value-type="currency">
            <text:p>$920</text:p>
          </table:table-cell>
          <table:table-cell table:number-columns-repeated="1020"/>
        </table:table-row>
        <table:table-row table:style-name="ro24">
          <table:covered-table-cell table:style-name="ce4"/>
          <table:table-cell office:value-type="string" calcext:value-type="string" table:number-columns-spanned="2" table:number-rows-spanned="1">
            <text:p><text:span text:style-name="T5">If filed due to a change in marital status after approval of a prior Form I-800A.</text:span></text:p>
          </table:table-cell>
          <table:covered-table-cell/>
          <table:table-cell office:value-type="currency" office:value="920" calcext:value-type="currency">
            <text:p>$920</text:p>
          </table:table-cell>
          <table:table-cell table:number-columns-repeated="1020"/>
        </table:table-row>
        <table:table-row table:style-name="ro30">
          <table:covered-table-cell table:style-name="ce5"/>
          <table:table-cell office:value-type="string" calcext:value-type="string" table:number-columns-spanned="2" table:number-rows-spanned="1">
            <text:p><text:span text:style-name="T5">If filed due to a change in marital status while a prior Form I-800A is pending.</text:span></text:p>
          </table:table-cell>
          <table:covered-table-cell/>
          <table:table-cell office:value-type="currency" office:value="0" calcext:value-type="currency">
            <text:p>$0</text:p>
          </table:table-cell>
          <table:table-cell table:number-columns-repeated="1020"/>
        </table:table-row>
        <table:table-row table:style-name="ro18">
          <table:table-cell table:style-name="ce8" office:value-type="string" calcext:value-type="string">
            <text:p><text:a xlink:href="http://www.uscis.gov/i-800a)" xlink:type="simple">I-800A
Supplement 1 Listing of Adult Member of the Household. (https://www.uscis.gov/i-800a)</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20">
          <table:table-cell table:style-name="ce3" office:value-type="string" calcext:value-type="string">
            <text:p><text:a xlink:href="http://www.uscis.gov/i-800a)" xlink:type="simple">I-800A
Supplement 2 Consent to Disclose Information (https://www.uscis.gov/i-800a)</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7">
          <table:table-cell table:style-name="ce7" office:value-type="string" calcext:value-type="string" table:number-columns-spanned="1" table:number-rows-spanned="7">
            <text:p><text:a xlink:href="http://www.uscis.gov/i-800a)" xlink:type="simple">I-800A
Supplement 3 Request for Action on Approved Form I-800A (https://www.uscis.gov/i-800a)</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3" office:value-type="currency" office:value="455" calcext:value-type="currency">
            <text:p>$455</text:p>
          </table:table-cell>
          <table:table-cell table:number-columns-repeated="1020"/>
        </table:table-row>
        <table:table-row table:style-name="ro2">
          <table:covered-table-cell/>
          <table:table-cell table:style-name="ce7" office:value-type="string" calcext:value-type="string" table:number-columns-spanned="2" table:number-rows-spanned="1">
            <text:p><text:span text:style-name="T5">Filed for a </text:span><text:span text:style-name="T6">FIRST or SECOND </text:span><text:span text:style-name="T7">extension of your Form I-800A.</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25">
          <table:covered-table-cell/>
          <table:table-cell table:style-name="ce7" office:value-type="string" calcext:value-type="string" table:number-columns-spanned="2" table:number-rows-spanned="1">
            <text:p><text:span text:style-name="T5">Filed for a </text:span><text:span text:style-name="T6">THIRD </text:span><text:span text:style-name="T7">or </text:span><text:span text:style-name="T6">SUBSEQUENT </text:span><text:span text:style-name="T7">extension of your Form I-800A.</text:span></text:p>
          </table:table-cell>
          <table:covered-table-cell table:style-name="ce37"/>
          <table:table-cell table:style-name="ce53" office:value-type="currency" office:value="455" calcext:value-type="currency">
            <text:p>$455</text:p>
          </table:table-cell>
          <table:table-cell table:number-columns-repeated="1020"/>
        </table:table-row>
        <table:table-row table:style-name="ro68">
          <table:covered-table-cell/>
          <table:table-cell table:style-name="ce121" office:value-type="string" calcext:value-type="string" table:number-columns-spanned="2" table:number-rows-spanned="1">
            <text:p><text:span text:style-name="T5">Filed for a new approval notice based on a significant change and updated home study after we approved your Form I-800A, and there is no request for a first or second extension of your Form I-800A approval or a first or second change of Hague Adoption Convention country on the same Supplement 3.</text:span></text:p>
          </table:table-cell>
          <table:covered-table-cell table:style-name="ce152"/>
          <table:table-cell table:style-name="ce53" office:value-type="currency" office:value="455" calcext:value-type="currency">
            <text:p>$455</text:p>
          </table:table-cell>
          <table:table-cell table:number-columns-repeated="1020"/>
        </table:table-row>
        <table:table-row table:style-name="ro14">
          <table:covered-table-cell/>
          <table:table-cell table:style-name="ce7" office:value-type="string" calcext:value-type="string" table:number-columns-spanned="2" table:number-rows-spanned="1">
            <text:p><text:span text:style-name="T5">Filed for a </text:span><text:span text:style-name="T6">FIRST </text:span><text:span text:style-name="T7">or </text:span><text:span text:style-name="T6">SECOND </text:span><text:span text:style-name="T7">change in Convention country after the approval of Form I- 800A.</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14">
          <table:covered-table-cell/>
          <table:table-cell table:style-name="ce7" office:value-type="string" calcext:value-type="string" table:number-columns-spanned="2" table:number-rows-spanned="1">
            <text:p><text:span text:style-name="T5">Filed for a </text:span><text:span text:style-name="T6">THIRD </text:span><text:span text:style-name="T7">or </text:span><text:span text:style-name="T6">SUBSEQUENT </text:span><text:span text:style-name="T7">change in Convention country after we approved your Form I- 800A.</text:span></text:p>
          </table:table-cell>
          <table:covered-table-cell table:style-name="ce37"/>
          <table:table-cell table:style-name="ce53" office:value-type="currency" office:value="455" calcext:value-type="currency">
            <text:p>$455</text:p>
          </table:table-cell>
          <table:table-cell table:number-columns-repeated="1020"/>
        </table:table-row>
        <table:table-row table:style-name="ro24">
          <table:covered-table-cell table:style-name="ce9"/>
          <table:table-cell table:style-name="ce121" office:value-type="string" calcext:value-type="string" table:number-columns-spanned="2" table:number-rows-spanned="1">
            <text:p><text:span text:style-name="T5">Filed for a duplicate approval notice.</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8">
          <table:table-cell table:style-name="ce3" office:value-type="string" calcext:value-type="string" table:number-columns-spanned="1" table:number-rows-spanned="2">
            <text:p><text:a xlink:href="http://www.uscis.gov/i-817)" xlink:type="simple">I-817
Application for Family Unity Benefits (https://www.uscis.gov/i-817)</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760" calcext:value-type="currency">
            <text:p>$760</text:p>
          </table:table-cell>
          <table:table-cell table:number-columns-repeated="1020"/>
        </table:table-row>
        <table:table-row table:style-name="ro5">
          <table:covered-table-cell table:style-name="ce5"/>
          <table:table-cell table:style-name="ce120" office:value-type="string" calcext:value-type="string" table:number-columns-spanned="2" table:number-rows-spanned="1">
            <text:p><text:span text:style-name="T1">Certain applicants may be eligible for a Fee</text:span></text:p>
          </table:table-cell>
          <table:covered-table-cell table:style-name="ce33"/>
          <table:table-cell office:value-type="currency" office:value="0" calcext:value-type="currency">
            <text:p>$0</text:p>
          </table:table-cell>
          <table:table-cell table:number-columns-repeated="1020"/>
        </table:table-row>
        <table:table-row table:style-name="ro28">
          <table:table-cell table:style-name="ce5"/>
          <table:table-cell table:style-name="ce5" office:value-type="string" calcext:value-type="string" table:number-columns-spanned="2" table:number-rows-spanned="1">
            <text:p><text:a xlink:href="http://www.uscis.gov/i-912)" xlink:type="simple">Waiver.
See Form I-912 Instructions
(https://www.uscis.gov/i-912)</text:a></text:p>
          </table:table-cell>
          <table:covered-table-cell table:style-name="ce46"/>
          <table:table-cell table:style-name="ce5"/>
          <table:table-cell table:number-columns-repeated="1020"/>
        </table:table-row>
        <table:table-row table:style-name="ro69">
          <table:table-cell table:style-name="ce7" office:value-type="string" calcext:value-type="string" table:number-columns-spanned="1" table:number-rows-spanned="5">
            <text:p><text:a xlink:href="http://www.uscis.gov/i-821)" xlink:type="simple">I-821
Application for Temporary Protected Status (https://www.uscis.gov/i-821)</text:a></text:p>
          </table:table-cell>
          <table:table-cell table:style-name="ce7" office:value-type="string" calcext:value-type="string" table:number-columns-spanned="2" table:number-rows-spanned="1">
            <text:p><text:span text:style-name="T5">If you are filing for </text:span><text:span text:style-name="T6">initial </text:span><text:span text:style-name="T7">registration.</text:span></text:p>
          </table:table-cell>
          <table:covered-table-cell table:style-name="ce37"/>
          <table:table-cell table:style-name="ce61" office:value-type="string" calcext:value-type="string">
            <text:p><text:span text:style-name="T5">$50 plus additional fees</text:span></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Submitted through USCIS-recognized state or local government legal services clinics hosted through December 31, 2024.</text:span></text:p>
          </table:table-cell>
          <table:covered-table-cell table:style-name="ce152"/>
          <table:table-cell table:style-name="ce61" office:value-type="string" calcext:value-type="string">
            <text:p><text:span text:style-name="T5">$0 (no additional fees)</text:span></text:p>
          </table:table-cell>
          <table:table-cell table:number-columns-repeated="1020"/>
        </table:table-row>
        <table:table-row table:style-name="ro70">
          <table:covered-table-cell/>
          <table:table-cell table:style-name="ce7" office:value-type="string" calcext:value-type="string" table:number-columns-spanned="2" table:number-rows-spanned="1">
            <text:p><text:span text:style-name="T5">If you are filing for </text:span><text:span text:style-name="T6">re-registration</text:span><text:span text:style-name="T7">.</text:span></text:p>
          </table:table-cell>
          <table:covered-table-cell table:style-name="ce37"/>
          <table:table-cell table:style-name="ce61" office:value-type="string" calcext:value-type="string">
            <text:p><text:span text:style-name="T5">$0 plus additional fees</text:span></text:p>
          </table:table-cell>
          <table:table-cell table:number-columns-repeated="1020"/>
        </table:table-row>
        <table:table-row table:style-name="ro32">
          <table:covered-table-cell/>
          <table:table-cell table:style-name="ce7" office:value-type="string" calcext:value-type="string" table:number-columns-spanned="2" table:number-rows-spanned="1">
            <text:p><text:span text:style-name="T1">Additional Fees: </text:span><text:span text:style-name="T7">Biometric Services Fee</text:span></text:p>
            <text:p><text:span text:style-name="T5">Payment for this fee may be made in the form of a single check or money order when also paying the initial registration fee, or as two separate checks or money orders.</text:span></text:p>
          </table:table-cell>
          <table:covered-table-cell table:style-name="ce37"/>
          <table:table-cell table:style-name="ce53" office:value-type="currency" office:value="30" calcext:value-type="currency">
            <text:p>$30</text:p>
          </table:table-cell>
          <table:table-cell table:number-columns-repeated="1020"/>
        </table:table-row>
        <table:table-row table:style-name="ro18">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20">
          <table:table-cell table:style-name="ce3" office:value-type="string" calcext:value-type="string">
            <text:p><text:a xlink:href="http://www.uscis.gov/i-821d)" xlink:type="simple">I-821D
Consideration of Deferred Action for Childhood Arrivals (https://www.uscis.gov/i-821d)</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85" calcext:value-type="currency">
            <text:p>$85</text:p>
          </table:table-cell>
          <table:table-cell table:number-columns-repeated="1020"/>
        </table:table-row>
        <table:table-row table:style-name="ro5">
          <table:table-cell table:style-name="ce13" office:value-type="string" calcext:value-type="string" table:number-columns-spanned="1" table:number-rows-spanned="5">
            <text:p><text:a xlink:href="http://www.uscis.gov/i-824)" xlink:type="simple">I-824
Application for Action on an Approved Application or Petition (https://www.uscis.gov/i-824)</text:a></text:p>
          </table:table-cell>
          <table:table-cell table:style-name="ce6" office:value-type="string" calcext:value-type="string" table:number-columns-spanned="2" table:number-rows-spanned="1">
            <text:p><text:span text:style-name="T1">General filing, unless otherwise noted below.</text:span></text:p>
          </table:table-cell>
          <table:covered-table-cell table:style-name="ce32"/>
          <table:table-cell table:style-name="ce53" office:value-type="currency" office:value="590" calcext:value-type="currency">
            <text:p>$590</text:p>
          </table:table-cell>
          <table:table-cell table:number-columns-repeated="1020"/>
        </table:table-row>
        <table:table-row table:style-name="ro41">
          <table:covered-table-cell table:style-name="ce15"/>
          <table:table-cell table:style-name="ce7" office:value-type="string" calcext:value-type="string" table:number-columns-spanned="2" table:number-rows-spanned="1">
            <text:p><text:span text:style-name="T5">If you are filing as a person seeking or granted special immigrant visa or status as:</text:span></text:p>
            <text:p><text:span text:style-name="T5">An Afghan or Iraqi translator or interpreter;</text:span></text:p>
            <text:p><text:span text:style-name="T5">An Iraqi national employed by or on behalf of the U.S. Government;</text:span></text:p>
            <text:p><text:span text:style-name="T5">An Afghan national employed by or on behalf of the U.S. Government or employed by the International Security Assistance Force (ISAF); or</text:span></text:p>
            <text:p><text:span text:style-name="T5">A derivative beneficiary of one of the above.</text:span></text:p>
          </table:table-cell>
          <table:covered-table-cell table:style-name="ce37"/>
          <table:table-cell table:style-name="ce53" office:value-type="currency" office:value="0" calcext:value-type="currency">
            <text:p>$0</text:p>
          </table:table-cell>
          <table:table-cell table:number-columns-repeated="1020"/>
        </table:table-row>
        <table:table-row table:style-name="ro16">
          <table:covered-table-cell table:style-name="ce15"/>
          <table:table-cell table:style-name="ce121" office:value-type="string" calcext:value-type="string" table:number-columns-spanned="2" table:number-rows-spanned="1">
            <text:p><text:span text:style-name="T5">If you are filing as a person seeking or granted immigrant classification as a Violence Against Women Act (VAWA) self-petitioner (including derivative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
          <table:covered-table-cell table:style-name="ce15"/>
          <table:table-cell table:style-name="ce121" office:value-type="string" calcext:value-type="string" table:number-columns-spanned="2" table:number-rows-spanned="1">
            <text:p><text:span text:style-name="T5">If you are filing as a person seeking or granted Special Immigrant Juvenile classification.</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
          <table:covered-table-cell table:style-name="ce16"/>
          <table:table-cell table:style-name="ce121" office:value-type="string" calcext:value-type="string" table:number-columns-spanned="2" table:number-rows-spanned="1">
            <text:p><text:span text:style-name="T5">If you are filing as a person seeking or granted T nonimmigrant statu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6">
          <table:table-cell table:style-name="ce9" table:number-columns-spanned="1" table:number-rows-spanned="5"/>
          <table:table-cell table:style-name="ce129" office:value-type="string" calcext:value-type="string" table:number-columns-spanned="2" table:number-rows-spanned="1">
            <text:p><text:span text:style-name="T5">If you are filing as a person seeking or granted adjustment of status as an abused spouse or child under the Cuban Adjustment Act (CAA).</text:span></text:p>
          </table:table-cell>
          <table:covered-table-cell table:style-name="ce45"/>
          <table:table-cell table:style-name="ce70" office:value-type="currency" office:value="0" calcext:value-type="currency">
            <text:p>$0</text:p>
          </table:table-cell>
          <table:table-cell table:number-columns-repeated="1020"/>
        </table:table-row>
        <table:table-row table:style-name="ro15">
          <table:covered-table-cell/>
          <table:table-cell table:style-name="ce121" office:value-type="string" calcext:value-type="string" table:number-columns-spanned="2" table:number-rows-spanned="1">
            <text:p><text:span text:style-name="T5">If you are filing as a person seeking or granted adjustment of status as an abused spouse or child under the Haitian Refugee Immigration Fairness Act (HRIF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
          <table:covered-table-cell/>
          <table:table-cell table:style-name="ce121" office:value-type="string" calcext:value-type="string" table:number-columns-spanned="2" table:number-rows-spanned="1">
            <text:p><text:span text:style-name="T5">If you are filing as a person seeking or granted U nonimmigrant status.</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are an abused spouse or child applying for benefits under the Nicaraguan Adjustment and Central American Relief Act (NACAR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6">
          <table:covered-table-cell table:style-name="ce9"/>
          <table:table-cell table:style-name="ce121" office:value-type="string" calcext:value-type="string" table:number-columns-spanned="2" table:number-rows-spanned="1">
            <text:p><text:span text:style-name="T5">If you are a battered spouse or child of a lawful permanent resident or U.S. citizen applying for cancellation of removal or adjustment of status under INA section 240A(b)(2).</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71">
          <table:table-cell table:style-name="ce11" office:value-type="string" calcext:value-type="string">
            <text:p><text:a xlink:href="http://www.uscis.gov/i-" xlink:type="simple">I-829
Petition by Investor to Remove Conditions on Permanent Resident Status (https://www.uscis.gov/i- 829)</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table:style-name="ce67" office:value-type="currency" office:value="9525" calcext:value-type="currency">
            <text:p>$9,525</text:p>
          </table:table-cell>
          <table:table-cell table:number-columns-repeated="1020"/>
        </table:table-row>
        <table:table-row table:style-name="ro18">
          <table:table-cell table:style-name="ce13" office:value-type="string" calcext:value-type="string">
            <text:p><text:a xlink:href="http://www.uscis.gov/i-854)" xlink:type="simple">I-854
Inter-Agency Alien Witness and Informant Record (https://www.uscis.gov/i-854)</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72">
          <table:table-cell table:style-name="ce11" office:value-type="string" calcext:value-type="string">
            <text:p><text:a xlink:href="http://www.uscis.gov/i-864)" xlink:type="simple">I-864
Affidavit of Support Under Section 213A of the INA (https://www.uscis.gov/i-864)</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20">
          <table:table-cell table:style-name="ce13" office:value-type="string" calcext:value-type="string">
            <text:p><text:a xlink:href="http://www.uscis.gov/i-864a)" xlink:type="simple">I-864A
Contract Between Sponsor and Household Member (https://www.uscis.gov/i-864a)</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20">
          <table:table-cell table:style-name="ce11" office:value-type="string" calcext:value-type="string">
            <text:p><text:a xlink:href="http://www.uscis.gov/i-846ez)" xlink:type="simple">I-864EZ
Affidavit of Support Under Section 213A of the INA (https://www.uscis.gov/i-846ez)</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55">
          <table:table-cell table:style-name="ce13" office:value-type="string" calcext:value-type="string">
            <text:p><text:a xlink:href="http://www.uscis.gov/i-" xlink:type="simple">I-864W
Request for Exemption for Intending Immigrant’s Affidavit of Support (https://www.uscis.gov/i- 864w)</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73">
          <table:table-cell table:style-name="ce11" office:value-type="string" calcext:value-type="string">
            <text:p><text:a xlink:href="http://www.uscis.gov/i-865)" xlink:type="simple">I-865
Sponsor’s Notice of Change of Address (https://www.uscis.gov/i-865)</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5">
          <table:table-cell table:style-name="ce7" office:value-type="string" calcext:value-type="string" table:number-columns-spanned="1" table:number-rows-spanned="5">
            <text:p><text:a xlink:href="http://www.uscis.gov/i-881)" xlink:type="simple">I-881
Application for Suspension of Deportation or Special Rule Cancellation of Removal (Pursuant to Section 203 of Public Law 105- 100, NACARA)
(https://www.uscis.gov/i-881)</text:a></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3" office:value-type="currency" office:value="340" calcext:value-type="currency">
            <text:p>$340</text:p>
          </table:table-cell>
          <table:table-cell table:number-columns-repeated="1020"/>
        </table:table-row>
        <table:table-row table:style-name="ro16">
          <table:covered-table-cell/>
          <table:table-cell table:style-name="ce121" office:value-type="string" calcext:value-type="string" table:number-columns-spanned="2" table:number-rows-spanned="1">
            <text:p><text:span text:style-name="T5">If you are filing as an abused spouse or child applying for benefits under the Nicaraguan Adjustment and Central American Relief Act (NACARA).</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4">
          <table:covered-table-cell/>
          <table:table-cell table:style-name="ce121" office:value-type="string" calcext:value-type="string" table:number-columns-spanned="2" table:number-rows-spanned="1">
            <text:p><text:span text:style-name="T5">If you are filing with the Immigration Court (Executive Office of Immigration Review).  The court will charge a single fee separate from the USCIS filing fee for applications filed by one or more applicants in the same proceeding.</text:span></text:p>
          </table:table-cell>
          <table:covered-table-cell table:style-name="ce152"/>
          <table:table-cell table:style-name="ce57" office:value-type="string" calcext:value-type="string">
            <text:p><text:span text:style-name="T5">$165 Immigration Court fee</text:span></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we refer the application to the Immigration Court, the court will not charge a fee separate from the USCIS filing fee (if any).</text:span></text:p>
          </table:table-cell>
          <table:covered-table-cell table:style-name="ce152"/>
          <table:table-cell table:style-name="ce64" office:value-type="string" calcext:value-type="string">
            <text:p><text:span text:style-name="T5">$0 Immigration Court fee</text:span></text:p>
          </table:table-cell>
          <table:table-cell table:number-columns-repeated="1020"/>
        </table:table-row>
        <table:table-row table:style-name="ro74">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71">
          <table:table-cell table:style-name="ce3" office:value-type="string" calcext:value-type="string">
            <text:p><text:a xlink:href="http://www.uscis.gov/i-905)" xlink:type="simple">I-905
Application for Authorization to Issue Certification for Health Care Workers
(https://www.uscis.gov/i-905)</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230" calcext:value-type="currency">
            <text:p>$230</text:p>
          </table:table-cell>
          <table:table-cell table:number-columns-repeated="1020"/>
        </table:table-row>
        <table:table-row table:style-name="ro75">
          <table:table-cell table:style-name="ce8" office:value-type="string" calcext:value-type="string">
            <text:p><text:a xlink:href="http://www.uscis.gov/i-907)" xlink:type="simple">I-907
Request for Premium Processing Service
(https://www.uscis.gov/i-907)</text:a></text:p>
          </table:table-cell>
          <table:table-cell table:style-name="ce7" office:value-type="string" calcext:value-type="string" table:number-columns-spanned="2" table:number-rows-spanned="1">
            <text:p><text:a xlink:href="http://www.uscis.gov/I-907" xlink:type="simple">To determine if Premium Processing is available for your benefit request, please visit our website at www.uscis.gov/I-907 or call the USCIS Contact Center at 800-375-5283 (TTY 800-767-1833).
*The Premium Processing fee is in addition to all other applicable filing fees.  You must submit the Premium Processing fee separately from other filing fees.  Form I-907 may not be filed by a beneficiary or co-applicant of the primary form for which premium processing is being requested.
The following benefit requests are designated under the regulations for Premium Processing Service.
Please be aware that you may only request premium processing for a benefit if USCIS has announced on its website that premium processing is available for that benefit.</text:a></text:p>
          </table:table-cell>
          <table:covered-table-cell table:style-name="ce37"/>
          <table:table-cell table:style-name="ce61" office:value-type="string" calcext:value-type="string">
            <text:p><text:span text:style-name="T5">Varies</text:span></text:p>
          </table:table-cell>
          <table:table-cell table:number-columns-repeated="1020"/>
        </table:table-row>
        <table:table-row table:style-name="ro76">
          <table:table-cell table:style-name="ce9" table:number-columns-spanned="1" table:number-rows-spanned="6"/>
          <table:table-cell table:style-name="ce9" office:value-type="string" calcext:value-type="string" table:number-columns-spanned="1" table:number-rows-spanned="3">
            <text:p><text:span text:style-name="T5">Form I-129,</text:span></text:p>
            <text:p><text:span text:style-name="T5">Petition for Nonimmigrant Worker</text:span></text:p>
          </table:table-cell>
          <table:table-cell table:style-name="ce98" office:value-type="string" calcext:value-type="string">
            <text:p><text:span text:style-name="T5">H-1B nonimmigrant classification</text:span></text:p>
          </table:table-cell>
          <table:table-cell table:style-name="ce63" office:value-type="string" calcext:value-type="string">
            <text:p><text:span text:style-name="T5">Paper Filing: $2,805* Online Filing: $2,805*</text:span></text:p>
          </table:table-cell>
          <table:table-cell table:number-columns-repeated="1020"/>
        </table:table-row>
        <table:table-row table:style-name="ro34">
          <table:covered-table-cell/>
          <table:covered-table-cell table:style-name="ce10"/>
          <table:table-cell table:style-name="ce8" office:value-type="string" calcext:value-type="string">
            <text:p><text:span text:style-name="T5">E-1, E-2, E-3, H-3, L1</text:span></text:p>
            <text:p><text:span text:style-name="T5">(including Blanket L-1), O, P, Q, or TN</text:span></text:p>
            <text:p><text:span text:style-name="T5">nonimmigrant classification</text:span></text:p>
          </table:table-cell>
          <table:table-cell table:style-name="ce61" office:value-type="string" calcext:value-type="string">
            <text:p><text:span text:style-name="T5">Paper Filing: $2,805*</text:span></text:p>
          </table:table-cell>
          <table:table-cell table:number-columns-repeated="1020"/>
        </table:table-row>
        <table:table-row table:style-name="ro9">
          <table:covered-table-cell/>
          <table:covered-table-cell table:style-name="ce9"/>
          <table:table-cell table:style-name="ce8" office:value-type="string" calcext:value-type="string">
            <text:p><text:span text:style-name="T5">H-2B or R</text:span></text:p>
            <text:p><text:span text:style-name="T5">nonimmigrant classification</text:span></text:p>
          </table:table-cell>
          <table:table-cell table:style-name="ce61" office:value-type="string" calcext:value-type="string">
            <text:p><text:span text:style-name="T5">Paper Filing: $1,685*</text:span></text:p>
          </table:table-cell>
          <table:table-cell table:number-columns-repeated="1020"/>
        </table:table-row>
        <table:table-row table:style-name="ro34">
          <table:covered-table-cell/>
          <table:table-cell table:style-name="ce91" office:value-type="string" calcext:value-type="string">
            <text:p><text:span text:style-name="T5">Form I-140, Immigrant Petition for Alien Workers</text:span></text:p>
          </table:table-cell>
          <table:table-cell table:style-name="ce8" office:value-type="string" calcext:value-type="string">
            <text:p><text:span text:style-name="T5">EB-1 (E11, E12, E13), EB-2 (E21 NIW, E21</text:span></text:p>
            <text:p><text:span text:style-name="T5">non-NIW), or EB-3 (E31, E32, EW3)</text:span></text:p>
            <text:p><text:span text:style-name="T5">immigrant classification</text:span></text:p>
          </table:table-cell>
          <table:table-cell table:style-name="ce61" office:value-type="string" calcext:value-type="string">
            <text:p><text:span text:style-name="T5">Paper Filing: $2,805*</text:span></text:p>
          </table:table-cell>
          <table:table-cell table:number-columns-repeated="1020"/>
        </table:table-row>
        <table:table-row table:style-name="ro22">
          <table:covered-table-cell/>
          <table:table-cell table:style-name="ce91" office:value-type="string" calcext:value-type="string">
            <text:p><text:span text:style-name="T5">Form I-539, Application to Extend/Change Nonimmigrant Status</text:span></text:p>
          </table:table-cell>
          <table:table-cell table:style-name="ce8" office:value-type="string" calcext:value-type="string">
            <text:p><text:span text:style-name="T5">F-1, F-2, J-1, J-2, M-1,</text:span></text:p>
            <text:p><text:span text:style-name="T5">or M-2 nonimmigrant classification</text:span></text:p>
          </table:table-cell>
          <table:table-cell table:style-name="ce64" office:value-type="string" calcext:value-type="string">
            <text:p><text:span text:style-name="T5">Paper Filing: $1,965* Online Filing: $1,965*</text:span></text:p>
          </table:table-cell>
          <table:table-cell table:number-columns-repeated="1020"/>
        </table:table-row>
        <table:table-row table:style-name="ro9">
          <table:covered-table-cell table:style-name="ce9"/>
          <table:table-cell table:style-name="ce91" office:value-type="string" calcext:value-type="string">
            <text:p><text:span text:style-name="T5">Form I-765, Application for Employment Authorization</text:span></text:p>
          </table:table-cell>
          <table:table-cell table:style-name="ce91" office:value-type="string" calcext:value-type="string">
            <text:p><text:span text:style-name="T5">I-765 categories</text:span></text:p>
          </table:table-cell>
          <table:table-cell table:style-name="ce64" office:value-type="string" calcext:value-type="string">
            <text:p><text:span text:style-name="T5">Paper Filing: $1,685* Online Filing: $1,685*</text:span></text:p>
          </table:table-cell>
          <table:table-cell table:number-columns-repeated="1020"/>
        </table:table-row>
        <table:table-row table:style-name="ro29">
          <table:table-cell table:style-name="ce3" office:value-type="string" calcext:value-type="string">
            <text:p><text:a xlink:href="http://www.uscis.gov/i-" xlink:type="simple">I-910
Application for Civil Surgeon Designation (https://www.uscis.gov/i- 910)</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990" calcext:value-type="currency">
            <text:p>$990</text:p>
          </table:table-cell>
          <table:table-cell table:number-columns-repeated="1020"/>
        </table:table-row>
        <table:table-row table:style-name="ro14">
          <table:table-cell table:style-name="ce8" office:value-type="string" calcext:value-type="string">
            <text:p><text:a xlink:href="http://www.uscis.gov/i-912)" xlink:type="simple">I-912
Request for Fee Waiver (https://www.uscis.gov/i-912)</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72">
          <table:table-cell table:style-name="ce3" office:value-type="string" calcext:value-type="string">
            <text:p><text:a xlink:href="http://www.uscis.gov/i-914)" xlink:type="simple">I-914
Application for T Nonimmigrant Status
(https://www.uscis.gov/i-914)</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19">
          <table:table-cell table:style-name="ce8" office:value-type="string" calcext:value-type="string">
            <text:p><text:a xlink:href="http://www.uscis.gov/i-914)" xlink:type="simple">I-914 Supplement A
Application for Family Member of a T-1 Recipient (https://www.uscis.gov/i-914)</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5">
          <table:table-cell table:style-name="ce3" office:value-type="string" calcext:value-type="string">
            <text:p><text:a xlink:href="http://www.uscis.gov/i-" xlink:type="simple">I-914 Supplement B
Declaration of Law Enforcement Officer for Victim of Trafficking in Persons (https://www.uscis.gov/i- 914)</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2">
          <table:table-cell table:style-name="ce8" office:value-type="string" calcext:value-type="string">
            <text:p><text:span text:style-name="T1">I-918</text:span></text:p>
            <text:p><text:span text:style-name="T1">Petition for U Nonimmigrant Status</text:span></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38">
          <table:table-cell table:style-name="ce9" office:value-type="string" calcext:value-type="string">
            <text:p><text:a xlink:href="http://www.uscis.gov/I-918)" xlink:type="simple">(https://www.uscis.gov/I-918)</text:a></text:p>
          </table:table-cell>
          <table:table-cell table:style-name="ce25" table:number-columns-spanned="2" table:number-rows-spanned="1"/>
          <table:covered-table-cell table:style-name="ce196"/>
          <table:table-cell table:style-name="ce25"/>
          <table:table-cell table:number-columns-repeated="1020"/>
        </table:table-row>
        <table:table-row table:style-name="ro18">
          <table:table-cell table:style-name="ce3" office:value-type="string" calcext:value-type="string">
            <text:p><text:a xlink:href="http://www.uscis.gov/I-918)" xlink:type="simple">I-918 Supplement A
Petition for Qualifying Family Member of U-1 Recipient (https://www.uscis.gov/I-918)</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77">
          <table:table-cell table:style-name="ce8" office:value-type="string" calcext:value-type="string">
            <text:p><text:a xlink:href="http://www.uscis.gov/I-918)" xlink:type="simple">I-918 Supplement B
U Nonimmigrant Status Certification (https://www.uscis.gov/I-918)</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19">
          <table:table-cell table:style-name="ce3" office:value-type="string" calcext:value-type="string">
            <text:p><text:a xlink:href="http://www.uscis.gov/i-929)" xlink:type="simple">I-929
Petition for Qualifying Family Member of a U-1 Nonimmigrant (https://www.uscis.gov/i-929)</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18">
          <table:table-cell table:style-name="ce13" office:value-type="string" calcext:value-type="string">
            <text:p><text:a xlink:href="http://www.uscis.gov/i-941)" xlink:type="simple">I-941
Application for Entrepreneur Parole (https://www.uscis.gov/i-941)</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4" office:value-type="currency" office:value="1200" calcext:value-type="currency">
            <text:p>$1,200</text:p>
          </table:table-cell>
          <table:table-cell table:number-columns-repeated="1020"/>
        </table:table-row>
        <table:table-row table:style-name="ro14">
          <table:table-cell table:style-name="ce11" office:value-type="string" calcext:value-type="string">
            <text:p><text:a xlink:href="http://www.uscis.gov/i-945)" xlink:type="simple">I-945
Public Charge Bond (https://www.uscis.gov/i-945)</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19">
          <table:table-cell table:style-name="ce13" office:value-type="string" calcext:value-type="string">
            <text:p><text:a xlink:href="http://www.uscis.gov/i-956)" xlink:type="simple">I-956
Application for Regional Center Designation (https://www.uscis.gov/i-956)</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4" office:value-type="currency" office:value="47695" calcext:value-type="currency">
            <text:p>$47,695</text:p>
          </table:table-cell>
          <table:table-cell table:number-columns-repeated="1020"/>
        </table:table-row>
        <table:table-row table:style-name="ro32">
          <table:table-cell table:style-name="ce11" office:value-type="string" calcext:value-type="string">
            <text:p><text:a xlink:href="http://www.uscis.gov/i-" xlink:type="simple">I-956F
Application for Approval of an Investment in a Commercial Enterprise (https://www.uscis.gov/i- 956f)</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table:style-name="ce67" office:value-type="currency" office:value="47695" calcext:value-type="currency">
            <text:p>$47,695</text:p>
          </table:table-cell>
          <table:table-cell table:number-columns-repeated="1020"/>
        </table:table-row>
        <table:table-row table:style-name="ro18">
          <table:table-cell table:style-name="ce13" office:value-type="string" calcext:value-type="string">
            <text:p><text:a xlink:href="http://www.uscis.gov/i-956g)" xlink:type="simple">I-956G
Regional Center Annual Statement (https://www.uscis.gov/i-956g)</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4" office:value-type="currency" office:value="4470" calcext:value-type="currency">
            <text:p>$4,470</text:p>
          </table:table-cell>
          <table:table-cell table:number-columns-repeated="1020"/>
        </table:table-row>
        <table:table-row table:style-name="ro18">
          <table:table-cell table:style-name="ce3" office:value-type="string" calcext:value-type="string">
            <text:p><text:a xlink:href="http://www.uscis.gov/i-956h)" xlink:type="simple">I-956H
Bona Fides of Persons Involved with Regional Center Program (https://www.uscis.gov/i-956h)</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20">
          <table:table-cell table:style-name="ce8" office:value-type="string" calcext:value-type="string">
            <text:p><text:a xlink:href="http://www.uscis.gov/i-956k)" xlink:type="simple">I-956K
Registration for Direct and Third- Party Promoters (https://www.uscis.gov/i-956k)</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69">
          <table:table-cell table:style-name="ce3" office:value-type="string" calcext:value-type="string" table:number-columns-spanned="1" table:number-rows-spanned="2">
            <text:p><text:a xlink:href="http://www.uscis.gov/n-" xlink:type="simple">N-300
Application to File Declaration of Intention (https://www.uscis.gov/n- 300)</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320" calcext:value-type="currency">
            <text:p>$320</text:p>
          </table:table-cell>
          <table:table-cell table:number-columns-repeated="1020"/>
        </table:table-row>
        <table:table-row table:style-name="ro71">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24">
          <table:table-cell table:style-name="ce7" office:value-type="string" calcext:value-type="string" table:number-columns-spanned="1" table:number-rows-spanned="3">
            <text:p><text:a xlink:href="http://www.uscis.gov/n-336)" xlink:type="simple">N-336
Request for a Hearing on a Decision in Naturalization Proceedings Under Section
336
(https://www.uscis.gov/n-336)</text:a></text:p>
          </table:table-cell>
          <table:table-cell table:style-name="ce7" office:value-type="string" calcext:value-type="string" table:number-columns-spanned="2" table:number-rows-spanned="1">
            <text:p><text:span text:style-name="T1">General filing, unless noted below.</text:span></text:p>
            <text:p><text:span text:style-name="T5">Fee determined based on how form is submitted.</text:span></text:p>
          </table:table-cell>
          <table:covered-table-cell table:style-name="ce37"/>
          <table:table-cell table:style-name="ce57" office:value-type="string" calcext:value-type="string">
            <text:p><text:span text:style-name="T5">Paper Filing: $830 Online Filing: $780</text:span></text:p>
          </table:table-cell>
          <table:table-cell table:number-columns-repeated="1020"/>
        </table:table-row>
        <table:table-row table:style-name="ro9">
          <table:covered-table-cell/>
          <table:table-cell table:style-name="ce121" office:value-type="string" calcext:value-type="string" table:number-columns-spanned="2" table:number-rows-spanned="1">
            <text:p><text:span text:style-name="T5">If you filed Form N-400 under INA sections 328 or 329 with respect to military service and your application has been denied.</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20">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33">
          <table:table-cell table:style-name="ce3" office:value-type="string" calcext:value-type="string" table:number-columns-spanned="1" table:number-rows-spanned="4">
            <text:p><text:a xlink:href="http://www.uscis.gov/n-400)" xlink:type="simple">N-400
Application for Naturalization (https://www.uscis.gov/n-400)</text:a></text:p>
          </table:table-cell>
          <table:table-cell table:style-name="ce3" office:value-type="string" calcext:value-type="string" table:number-columns-spanned="2" table:number-rows-spanned="1">
            <text:p><text:span text:style-name="T1">General filing, unless noted below.</text:span></text:p>
            <text:p><text:span text:style-name="T5">Fee determined based on how form is submitted.</text:span></text:p>
            <text:p><text:span text:style-name="T9">You cannot file online if you are requesting a fee waiver or a reduced fee; you must file a paper Form</text:span></text:p>
            <text:p><text:span text:style-name="T9">N-400.</text:span></text:p>
          </table:table-cell>
          <table:covered-table-cell table:style-name="ce39"/>
          <table:table-cell table:style-name="ce56" office:value-type="string" calcext:value-type="string">
            <text:p><text:span text:style-name="T5">Paper Filing: $760 Online Filing: $710</text:span></text:p>
          </table:table-cell>
          <table:table-cell table:number-columns-repeated="1020"/>
        </table:table-row>
        <table:table-row table:style-name="ro15">
          <table:covered-table-cell table:style-name="ce4"/>
          <table:table-cell office:value-type="string" calcext:value-type="string" table:number-columns-spanned="2" table:number-rows-spanned="1">
            <text:p><text:span text:style-name="T5">If your documented annual household income is not more than 400 percent of the Federal Poverty Guidelines and you submit supporting documentation with your application.</text:span></text:p>
          </table:table-cell>
          <table:covered-table-cell/>
          <table:table-cell table:style-name="ce55" office:value-type="string" calcext:value-type="string">
            <text:p><text:span text:style-name="T5">Paper Filing: $380</text:span></text:p>
          </table:table-cell>
          <table:table-cell table:number-columns-repeated="1020"/>
        </table:table-row>
        <table:table-row table:style-name="ro2">
          <table:covered-table-cell table:style-name="ce4"/>
          <table:table-cell office:value-type="string" calcext:value-type="string" table:number-columns-spanned="2" table:number-rows-spanned="1">
            <text:p><text:span text:style-name="T5">If you meet the requirements of INA sections 328 or 329 with respect to military service.</text:span></text:p>
          </table:table-cell>
          <table:covered-table-cell/>
          <table:table-cell office:value-type="currency" office:value="0" calcext:value-type="currency">
            <text:p>$0</text:p>
          </table:table-cell>
          <table:table-cell table:number-columns-repeated="1020"/>
        </table:table-row>
        <table:table-row table:style-name="ro34">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draw:custom-shape draw:z-index="0" draw:name="Shape 2" draw:style-name="gr1" draw:text-style-name="P1" svg:width="0.0386in" svg:height="0.0142in" svg:x="0.1673in" svg:y="0.6047in">
              <text:p/>
              <draw:enhanced-geometry draw:mirror-horizontal="false" draw:mirror-vertical="false" svg:viewBox="0 0 35560 13335" drawooo:sub-view-size="35560 13335" draw:type="ooxml-non-primitive" draw:enhanced-path="M 35280 0 L 0 0 0 13309 35280 13309 35280 0 Z N"/>
            </draw:custom-shape>
          </table:covered-table-cell>
          <table:table-cell office:value-type="currency" office:value="0" calcext:value-type="currency">
            <text:p>$0</text:p>
          </table:table-cell>
          <table:table-cell table:number-columns-repeated="1020"/>
        </table:table-row>
        <table:table-row table:style-name="ro54">
          <table:table-cell table:style-name="ce8" office:value-type="string" calcext:value-type="string">
            <text:p><text:a xlink:href="http://www.uscis.gov/n-426)" xlink:type="simple">N-426
Request for Certification of Military or Naval Service (https://www.uscis.gov/n-426)</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
          <table:table-cell table:style-name="ce3" office:value-type="string" calcext:value-type="string" table:number-columns-spanned="1" table:number-rows-spanned="2">
            <text:p><text:a xlink:href="http://www.uscis.gov/n-470)" xlink:type="simple">N-470
Application to Preserve Residence for Naturalization Purposes (https://www.uscis.gov/n-470)</text:a></text:p>
          </table:table-cell>
          <table:table-cell table:style-name="ce120" office:value-type="string" calcext:value-type="string" table:number-columns-spanned="2" table:number-rows-spanned="1">
            <text:p><text:span text:style-name="T1">General filing, unless noted below</text:span></text:p>
          </table:table-cell>
          <table:covered-table-cell table:style-name="ce33"/>
          <table:table-cell office:value-type="currency" office:value="420" calcext:value-type="currency">
            <text:p>$420</text:p>
          </table:table-cell>
          <table:table-cell table:number-columns-repeated="1020"/>
        </table:table-row>
        <table:table-row table:style-name="ro54">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2">
          <table:table-cell table:style-name="ce8" office:value-type="string" calcext:value-type="string">
            <text:p><text:span text:style-name="T1">N-565</text:span></text:p>
            <text:p><text:span text:style-name="T1">Application for Replacement</text:span></text:p>
          </table:table-cell>
          <table:table-cell table:style-name="ce6" office:value-type="string" calcext:value-type="string" table:number-columns-spanned="2" table:number-rows-spanned="1">
            <text:p><text:span text:style-name="T1">General filing, unless noted below.</text:span></text:p>
          </table:table-cell>
          <table:covered-table-cell table:style-name="ce32"/>
          <table:table-cell table:style-name="ce57" office:value-type="string" calcext:value-type="string">
            <text:p><text:span text:style-name="T5">Paper Filing: $555 Online Filing: $505</text:span></text:p>
          </table:table-cell>
          <table:table-cell table:number-columns-repeated="1020"/>
        </table:table-row>
        <table:table-row table:style-name="ro5">
          <table:table-cell table:style-name="ce7" office:value-type="string" calcext:value-type="string" table:number-columns-spanned="1" table:number-rows-spanned="3">
            <text:p><text:a xlink:href="http://www.uscis.gov/n-565)" xlink:type="simple">Naturalization/ Citizenship Document
(https://www.uscis.gov/n-565)</text:a></text:p>
          </table:table-cell>
          <table:table-cell table:style-name="ce121" office:value-type="string" calcext:value-type="string" table:number-columns-spanned="2" table:number-rows-spanned="1">
            <text:p><text:span text:style-name="T5">Fee determined based on how form is submitted.</text:span></text:p>
          </table:table-cell>
          <table:covered-table-cell table:style-name="ce152"/>
          <table:table-cell table:style-name="ce71"/>
          <table:table-cell table:number-columns-repeated="1020"/>
        </table:table-row>
        <table:table-row table:style-name="ro24">
          <table:covered-table-cell/>
          <table:table-cell table:style-name="ce121" office:value-type="string" calcext:value-type="string" table:number-columns-spanned="2" table:number-rows-spanned="1">
            <text:p><text:span text:style-name="T5">If you are filing because your certificate contains incorrect information due to USCIS error.</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34">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24">
          <table:table-cell table:style-name="ce3" office:value-type="string" calcext:value-type="string" table:number-columns-spanned="1" table:number-rows-spanned="4">
            <text:p><text:a xlink:href="http://www.uscis.gov/n-" xlink:type="simple">N-600
Application for Certificate of Citizenship (https://www.uscis.gov/n- 600)</text:a></text:p>
          </table:table-cell>
          <table:table-cell table:style-name="ce3" office:value-type="string" calcext:value-type="string" table:number-columns-spanned="2" table:number-rows-spanned="1">
            <text:p><text:span text:style-name="T1">General filing, unless noted below.</text:span></text:p>
            <text:p><text:span text:style-name="T5">Fee determined based on how form is submitted.</text:span></text:p>
          </table:table-cell>
          <table:covered-table-cell table:style-name="ce39"/>
          <table:table-cell table:style-name="ce52" office:value-type="string" calcext:value-type="string">
            <text:p><text:span text:style-name="T5">Paper Filing: $1,385 Online Filing: $1,335</text:span></text:p>
          </table:table-cell>
          <table:table-cell table:number-columns-repeated="1020"/>
        </table:table-row>
        <table:table-row table:style-name="ro9">
          <table:covered-table-cell table:style-name="ce4"/>
          <table:table-cell office:value-type="string" calcext:value-type="string" table:number-columns-spanned="2" table:number-rows-spanned="1">
            <text:p><text:span text:style-name="T5">If you are filing as a current or former member of any branch of the U.S. armed forces on your own behalf.</text:span></text:p>
          </table:table-cell>
          <table:covered-table-cell/>
          <table:table-cell office:value-type="currency" office:value="0" calcext:value-type="currency">
            <text:p>$0</text:p>
          </table:table-cell>
          <table:table-cell table:number-columns-repeated="1020"/>
        </table:table-row>
        <table:table-row table:style-name="ro34">
          <table:covered-table-cell table:style-name="ce4"/>
          <table:table-cell office:value-type="string" calcext:value-type="string" table:number-columns-spanned="2" table:number-rows-spanned="1">
            <text:p><text:span text:style-name="T5">If you are filing on behalf of an individual who is the subject of a final adoption for immigration purposes and meets (or met before 18 years of age) the definition of child under INA sections 101(b)(1)(E), (F), or (G).</text:span></text:p>
          </table:table-cell>
          <table:covered-table-cell/>
          <table:table-cell office:value-type="currency" office:value="0" calcext:value-type="currency">
            <text:p>$0</text:p>
          </table:table-cell>
          <table:table-cell table:number-columns-repeated="1020"/>
        </table:table-row>
        <table:table-row table:style-name="ro74">
          <table:covered-table-cell table:style-name="ce5"/>
          <table:table-cell table:style-name="ce3"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9"/>
          <table:table-cell office:value-type="currency" office:value="0" calcext:value-type="currency">
            <text:p>$0</text:p>
          </table:table-cell>
          <table:table-cell table:number-columns-repeated="1020"/>
        </table:table-row>
        <table:table-row table:style-name="ro24">
          <table:table-cell table:style-name="ce7" office:value-type="string" calcext:value-type="string" table:number-columns-spanned="1" table:number-rows-spanned="3">
            <text:p><text:a xlink:href="http://www.uscis.gov/n-600k)" xlink:type="simple">N-600K
Application for Citizenship and Issuance of Certificate Under Section 322 (https://www.uscis.gov/n-600k)</text:a></text:p>
          </table:table-cell>
          <table:table-cell table:style-name="ce7" office:value-type="string" calcext:value-type="string" table:number-columns-spanned="2" table:number-rows-spanned="1">
            <text:p><text:span text:style-name="T1">General filing, unless noted below.</text:span></text:p>
            <text:p><text:span text:style-name="T5">Fee determined based on how form is submitted.</text:span></text:p>
          </table:table-cell>
          <table:covered-table-cell table:style-name="ce37"/>
          <table:table-cell table:style-name="ce64" office:value-type="string" calcext:value-type="string">
            <text:p><text:span text:style-name="T5">Paper Filing: $1,385 Online Filing: $1,335</text:span></text:p>
          </table:table-cell>
          <table:table-cell table:number-columns-repeated="1020"/>
        </table:table-row>
        <table:table-row table:style-name="ro15">
          <table:covered-table-cell/>
          <table:table-cell table:style-name="ce121" office:value-type="string" calcext:value-type="string" table:number-columns-spanned="2" table:number-rows-spanned="1">
            <text:p><text:span text:style-name="T5">If you are filing on behalf of a child who is the subject of a final adoption for immigration purposes and meets the definition of child under section INA sections 101(b)(1)(E), (F), or (G).</text:span></text:p>
          </table:table-cell>
          <table:covered-table-cell table:style-name="ce152"/>
          <table:table-cell table:style-name="ce53" office:value-type="currency" office:value="0" calcext:value-type="currency">
            <text:p>$0</text:p>
          </table:table-cell>
          <table:table-cell table:number-columns-repeated="1020"/>
        </table:table-row>
        <table:table-row table:style-name="ro18">
          <table:covered-table-cell table:style-name="ce9"/>
          <table:table-cell table:style-name="ce7" office:value-type="string" calcext:value-type="string" table:number-columns-spanned="2" table:number-rows-spanned="1">
            <text:p><text:a xlink:href="http://www.uscis.gov/i-912)" xlink:type="simple">Certain applicants may be eligible for a Fee Waiver.
See Form I-912 Instructions
(https://www.uscis.gov/i-912)</text:a></text:p>
          </table:table-cell>
          <table:covered-table-cell table:style-name="ce37"/>
          <table:table-cell table:style-name="ce53" office:value-type="currency" office:value="0" calcext:value-type="currency">
            <text:p>$0</text:p>
          </table:table-cell>
          <table:table-cell table:number-columns-repeated="1020"/>
        </table:table-row>
        <table:table-row table:style-name="ro77">
          <table:table-cell table:style-name="ce3" office:value-type="string" calcext:value-type="string">
            <text:p><text:a xlink:href="http://www.uscis.gov/n-" xlink:type="simple">N-644
Application for Posthumous Citizenship (https://www.uscis.gov/n- 644)</text:a></text:p>
          </table:table-cell>
          <table:table-cell table:style-name="ce120" office:value-type="string" calcext:value-type="string" table:number-columns-spanned="2" table:number-rows-spanned="1">
            <text:p><text:span text:style-name="T1">General filing</text:span></text:p>
          </table:table-cell>
          <table:covered-table-cell table:style-name="ce33"/>
          <table:table-cell office:value-type="currency" office:value="0" calcext:value-type="currency">
            <text:p>$0</text:p>
          </table:table-cell>
          <table:table-cell table:number-columns-repeated="1020"/>
        </table:table-row>
        <table:table-row table:style-name="ro16">
          <table:table-cell table:style-name="ce8" office:value-type="string" calcext:value-type="string">
            <text:p><text:a xlink:href="http://www.uscis.gov/n-" xlink:type="simple">N-648
Medical Certification for Disability Exceptions (https://www.uscis.gov/n- 648)</text:a></text:p>
          </table:table-cell>
          <table:table-cell table:style-name="ce6" office:value-type="string" calcext:value-type="string" table:number-columns-spanned="2" table:number-rows-spanned="1">
            <text:p><text:span text:style-name="T1">General filing</text:span></text:p>
          </table:table-cell>
          <table:covered-table-cell table:style-name="ce32"/>
          <table:table-cell table:style-name="ce53" office:value-type="currency" office:value="0" calcext:value-type="currency">
            <text:p>$0</text:p>
          </table:table-cell>
          <table:table-cell table:number-columns-repeated="1020"/>
        </table:table-row>
        <table:table-row table:style-name="ro5">
          <table:table-cell table:style-name="ce73" office:value-type="string" calcext:value-type="string" table:number-columns-spanned="1" table:number-rows-spanned="2">
            <text:p><text:a xlink:href="http://www.uscis.gov/i-129)" xlink:type="simple">I-129
Petition for a Nonimmigrant Worker (https://www.uscis.gov/i-129)</text:a></text:p>
          </table:table-cell>
          <table:table-cell table:style-name="ce19" office:value-type="string" calcext:value-type="string">
            <text:p><text:span text:style-name="T1">Petition for a Nonimmigrant Worker</text:span></text:p>
          </table:table-cell>
          <table:table-cell table:style-name="ce19"/>
          <table:table-cell table:style-name="ce55" office:value-type="string" calcext:value-type="string">
            <text:p><text:span text:style-name="T5">Varies</text:span></text:p>
          </table:table-cell>
          <table:table-cell table:style-name="ce160"/>
          <table:table-cell table:number-columns-repeated="1019"/>
        </table:table-row>
        <table:table-row table:style-name="ro3">
          <table:covered-table-cell table:style-name="ce74"/>
          <table:table-cell table:style-name="ce89" office:value-type="string" calcext:value-type="string">
            <text:p><text:span text:style-name="T5">If you are filing an E-1, E-2, E-2C, E-3, or TN petition.</text:span></text:p>
          </table:table-cell>
          <table:table-cell table:style-name="ce89"/>
          <table:table-cell table:style-name="ce52" office:value-type="string" calcext:value-type="string">
            <text:p><text:span text:style-name="T5">$1,015 plus additional fees</text:span></text:p>
          </table:table-cell>
          <table:table-cell table:style-name="ce161"/>
          <table:table-cell table:number-columns-repeated="1019"/>
        </table:table-row>
        <table:table-row table:style-name="ro1">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56" office:value-type="string" calcext:value-type="string">
            <text:p><text:span text:style-name="T5">$510 plus additional fees, if applicable</text:span></text:p>
          </table:table-cell>
          <table:table-cell table:style-name="ce162"/>
          <table:table-cell table:number-columns-repeated="1019"/>
        </table:table-row>
        <table:table-row table:style-name="ro2">
          <table:table-cell table:style-name="ce75"/>
          <table:table-cell table:style-name="ce3" office:value-type="string" calcext:value-type="string">
            <text:p><text:span text:style-name="T5">If you are filing an H-3 petition.</text:span></text:p>
            <text:p><text:span text:style-name="T9">(limited to 25 beneficiaries per petition)</text:span></text:p>
          </table:table-cell>
          <table:table-cell table:style-name="ce3"/>
          <table:table-cell table:style-name="ce52" office:value-type="string" calcext:value-type="string">
            <text:p><text:span text:style-name="T5">$1,015 plus additional fees</text:span></text:p>
          </table:table-cell>
          <table:table-cell table:style-name="ce161"/>
          <table:table-cell table:number-columns-repeated="1019"/>
        </table:table-row>
        <table:table-row table:style-name="ro3">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56" office:value-type="string" calcext:value-type="string">
            <text:p><text:span text:style-name="T5">$510 plus additional fees, if applicable</text:span></text:p>
          </table:table-cell>
          <table:table-cell table:style-name="ce162"/>
          <table:table-cell table:number-columns-repeated="1019"/>
        </table:table-row>
        <table:table-row table:style-name="ro17">
          <table:table-cell table:style-name="ce4"/>
          <table:table-cell table:style-name="ce3" office:value-type="string" calcext:value-type="string">
            <text:p><text:span text:style-name="T5">If you are filing an O petition.</text:span></text:p>
            <text:p><text:span text:style-name="T9">(limited to one beneficiary per petition for O-1; limited to 25</text:span></text:p>
            <text:p><text:span text:style-name="T9">beneficiaries per petition for O-2)</text:span></text:p>
          </table:table-cell>
          <table:table-cell table:style-name="ce3"/>
          <table:table-cell table:style-name="ce52" office:value-type="string" calcext:value-type="string">
            <text:p><text:span text:style-name="T5">$1,055 plus additional fees</text:span></text:p>
          </table:table-cell>
          <table:table-cell table:style-name="ce161"/>
          <table:table-cell table:number-columns-repeated="1019"/>
        </table:table-row>
        <table:table-row table:style-name="ro78">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56" office:value-type="string" calcext:value-type="string">
            <text:p><text:span text:style-name="T5">$530 plus additional fees, if applicable</text:span></text:p>
          </table:table-cell>
          <table:table-cell table:style-name="ce162"/>
          <table:table-cell table:number-columns-repeated="1019"/>
        </table:table-row>
        <table:table-row table:style-name="ro30">
          <table:table-cell table:style-name="ce75"/>
          <table:table-cell table:style-name="ce3" office:value-type="string" calcext:value-type="string">
            <text:p><text:span text:style-name="T5">If you are filing a P petition.</text:span></text:p>
            <text:p><text:span text:style-name="T9">(limited to 25 beneficiaries per petition)</text:span></text:p>
          </table:table-cell>
          <table:table-cell table:style-name="ce3"/>
          <table:table-cell table:style-name="ce56" office:value-type="string" calcext:value-type="string">
            <text:p><text:span text:style-name="T5">$1,015 plus additional fees</text:span></text:p>
          </table:table-cell>
          <table:table-cell table:style-name="ce162"/>
          <table:table-cell table:number-columns-repeated="1019"/>
        </table:table-row>
        <table:table-row table:style-name="ro3">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56" office:value-type="string" calcext:value-type="string">
            <text:p><text:span text:style-name="T5">$510 plus additional fees, if applicable</text:span></text:p>
          </table:table-cell>
          <table:table-cell table:style-name="ce162"/>
          <table:table-cell table:number-columns-repeated="1019"/>
        </table:table-row>
        <table:table-row table:style-name="ro2">
          <table:table-cell table:style-name="ce75"/>
          <table:table-cell table:style-name="ce3" office:value-type="string" calcext:value-type="string">
            <text:p><text:span text:style-name="T5">If you are filing a Q petition.</text:span></text:p>
            <text:p><text:span text:style-name="T9">(limited to 25 beneficiaries per petition)</text:span></text:p>
          </table:table-cell>
          <table:table-cell table:style-name="ce3"/>
          <table:table-cell table:style-name="ce52" office:value-type="string" calcext:value-type="string">
            <text:p><text:span text:style-name="T5">$1,015 plus additional fees</text:span></text:p>
          </table:table-cell>
          <table:table-cell table:style-name="ce161"/>
          <table:table-cell table:number-columns-repeated="1019"/>
        </table:table-row>
        <table:table-row table:style-name="ro2">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56" office:value-type="string" calcext:value-type="string">
            <text:p><text:span text:style-name="T5">$510 plus additional fees, if applicable</text:span></text:p>
          </table:table-cell>
          <table:table-cell table:style-name="ce162"/>
          <table:table-cell table:number-columns-repeated="1019"/>
        </table:table-row>
        <table:table-row table:style-name="ro79">
          <table:table-cell table:style-name="ce75"/>
          <table:table-cell table:style-name="ce89" office:value-type="string" calcext:value-type="string">
            <text:p><text:span text:style-name="T5">If you are filing an R petition.</text:span></text:p>
          </table:table-cell>
          <table:table-cell table:style-name="ce89"/>
          <table:table-cell table:style-name="ce52" office:value-type="string" calcext:value-type="string">
            <text:p><text:span text:style-name="T5">$1,015 plus additional fees</text:span></text:p>
          </table:table-cell>
          <table:table-cell table:style-name="ce161"/>
          <table:table-cell table:number-columns-repeated="1019"/>
        </table:table-row>
        <table:table-row table:style-name="ro2">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56" office:value-type="string" calcext:value-type="string">
            <text:p><text:span text:style-name="T5">$510 plus additional fees, if applicable</text:span></text:p>
          </table:table-cell>
          <table:table-cell table:style-name="ce162"/>
          <table:table-cell table:number-columns-repeated="1019"/>
        </table:table-row>
        <table:table-row table:style-name="ro80">
          <table:table-cell table:style-name="ce76"/>
          <table:table-cell table:style-name="ce101" office:value-type="string" calcext:value-type="string">
            <text:p><text:span text:style-name="T1">Additional Fees:</text:span></text:p>
          </table:table-cell>
          <table:table-cell table:style-name="ce101"/>
          <table:table-cell table:style-name="ce153"/>
          <table:table-cell table:style-name="ce163"/>
          <table:table-cell table:number-columns-repeated="1019"/>
        </table:table-row>
        <table:table-row table:style-name="ro20">
          <table:table-cell table:style-name="ce4"/>
          <table:table-cell table:style-name="ce102" office:value-type="string" calcext:value-type="string">
            <text:p><text:span text:style-name="T5">1.    Asylum Program Fee</text:span></text:p>
            <text:p><text:span text:style-name="T5">a.    If you are filing as a Regular Petitioner</text:span></text:p>
            <text:p><text:span text:style-name="T5">b.    If you are filing as a Nonprofit</text:span></text:p>
            <text:p><text:span text:style-name="T5">c.    If you are filing as a Small Employer</text:span></text:p>
          </table:table-cell>
          <table:table-cell table:style-name="ce102"/>
          <table:table-cell table:style-name="ce154" office:value-type="string" calcext:value-type="string">
            <text:p><text:span text:style-name="T5">a.    $600</text:span></text:p>
            <text:p><text:span text:style-name="T5">b.    $0</text:span></text:p>
            <text:p><text:span text:style-name="T5">c.    $300</text:span></text:p>
          </table:table-cell>
          <table:table-cell table:style-name="ce164"/>
          <table:table-cell table:number-columns-repeated="1019"/>
        </table:table-row>
        <table:table-row table:style-name="ro78">
          <table:table-cell table:style-name="ce75"/>
          <table:table-cell table:style-name="ce23" office:value-type="string" calcext:value-type="string">
            <text:p><text:span text:style-name="T5">If paying by check or money order, submit the fee separately.</text:span></text:p>
          </table:table-cell>
          <table:table-cell table:style-name="ce23"/>
          <table:table-cell table:style-name="ce69"/>
          <table:table-cell table:style-name="ce165"/>
          <table:table-cell table:number-columns-repeated="1019"/>
        </table:table-row>
        <table:table-row table:style-name="ro49">
          <table:table-cell table:style-name="ce5"/>
          <table:table-cell table:style-name="ce3" office:value-type="string" calcext:value-type="string">
            <text:p><text:a xlink:href="http://www.uscis.gov/i-912)" xlink:type="simple">An applicant for E-2 CNMI investor nonimmigrant status under 8 CFR 214.2(e)(23) may be eligible for a Fee Waiver.
See Form I-912 Instructions
(https://www.uscis.gov/i-912)</text:a></text:p>
          </table:table-cell>
          <table:table-cell table:style-name="ce3"/>
          <table:table-cell office:value-type="currency" office:value="0" calcext:value-type="currency">
            <text:p>$0</text:p>
          </table:table-cell>
          <table:table-cell table:style-name="ce166"/>
          <table:table-cell table:number-columns-repeated="1019"/>
        </table:table-row>
        <table:table-row table:style-name="ro25">
          <table:table-cell table:style-name="ce77" office:value-type="string" calcext:value-type="string">
            <text:p><text:span text:style-name="T1">I-129 – H-2A petitions</text:span></text:p>
          </table:table-cell>
          <table:table-cell table:style-name="ce8" office:value-type="string" calcext:value-type="string">
            <text:p><text:span text:style-name="T5">If you are filing an H-2A petition with named workers.</text:span></text:p>
            <text:p><text:span text:style-name="T9">(limited to 25 beneficiaries per petition)</text:span></text:p>
          </table:table-cell>
          <table:table-cell table:style-name="ce8"/>
          <table:table-cell table:style-name="ce64" office:value-type="string" calcext:value-type="string">
            <text:p><text:span text:style-name="T5">$1,090 plus additional fees</text:span></text:p>
          </table:table-cell>
          <table:table-cell table:style-name="ce167"/>
          <table:table-cell table:number-columns-repeated="1019"/>
        </table:table-row>
        <table:table-row table:style-name="ro38">
          <table:table-cell table:style-name="ce9" table:number-columns-spanned="1" table:number-rows-spanned="6"/>
          <table:table-cell table:style-name="ce98" office:value-type="string" calcext:value-type="string">
            <text:p><text:span text:style-name="T5">If you are filing as a Small Employer or Nonprofit.</text:span></text:p>
          </table:table-cell>
          <table:table-cell table:style-name="ce98"/>
          <table:table-cell table:style-name="ce155" office:value-type="string" calcext:value-type="string">
            <text:p><text:span text:style-name="T5">$545 plus additional fees, if applicable</text:span></text:p>
          </table:table-cell>
          <table:table-cell table:style-name="ce168"/>
          <table:table-cell table:number-columns-repeated="1019"/>
        </table:table-row>
        <table:table-row table:style-name="ro2">
          <table:covered-table-cell/>
          <table:table-cell table:style-name="ce8" office:value-type="string" calcext:value-type="string">
            <text:p><text:span text:style-name="T5">If you are filing an H-2A petition with unnamed workers.</text:span></text:p>
            <text:p><text:span text:style-name="T9">(no limit to number of beneficiaries per petition)</text:span></text:p>
          </table:table-cell>
          <table:table-cell table:style-name="ce8"/>
          <table:table-cell table:style-name="ce91" office:value-type="string" calcext:value-type="string">
            <text:p><text:span text:style-name="T5">$530 plus additional fees</text:span></text:p>
          </table:table-cell>
          <table:table-cell table:style-name="ce34"/>
          <table:table-cell table:number-columns-repeated="1019"/>
        </table:table-row>
        <table:table-row table:style-name="ro5">
          <table:covered-table-cell/>
          <table:table-cell table:style-name="ce91" office:value-type="string" calcext:value-type="string">
            <text:p><text:span text:style-name="T5">If you are filing as a Small Employer or Nonprofit.</text:span></text:p>
          </table:table-cell>
          <table:table-cell table:style-name="ce91"/>
          <table:table-cell table:style-name="ce57" office:value-type="string" calcext:value-type="string">
            <text:p><text:span text:style-name="T5">$460 plus additional fees, if applicable</text:span></text:p>
          </table:table-cell>
          <table:table-cell table:style-name="ce169"/>
          <table:table-cell table:number-columns-repeated="1019"/>
        </table:table-row>
        <table:table-row table:style-name="ro81">
          <table:covered-table-cell/>
          <table:table-cell table:style-name="ce103" office:value-type="string" calcext:value-type="string">
            <text:p><text:span text:style-name="T1">Additional Fees:</text:span></text:p>
          </table:table-cell>
          <table:table-cell table:style-name="ce103"/>
          <table:table-cell table:style-name="ce156"/>
          <table:table-cell table:style-name="ce170"/>
          <table:table-cell table:number-columns-repeated="1019"/>
        </table:table-row>
        <table:table-row table:style-name="ro20">
          <table:covered-table-cell/>
          <table:table-cell table:style-name="ce104" office:value-type="string" calcext:value-type="string">
            <text:p><text:span text:style-name="T5">1.    Asylum Program Fee</text:span></text:p>
            <text:p><text:span text:style-name="T5">a.    If you are filing as a Regular Petitioner</text:span></text:p>
            <text:p><text:span text:style-name="T5">b.    If you are filing as a Nonprofit</text:span></text:p>
            <text:p><text:span text:style-name="T5">c.    If you are filing as a Small Employer.</text:span></text:p>
          </table:table-cell>
          <table:table-cell table:style-name="ce104"/>
          <table:table-cell table:style-name="ce104" office:value-type="string" calcext:value-type="string">
            <text:p><text:span text:style-name="T5">a.    $600</text:span></text:p>
            <text:p><text:span text:style-name="T5">b.    $0</text:span></text:p>
            <text:p><text:span text:style-name="T5">c.    $300</text:span></text:p>
          </table:table-cell>
          <table:table-cell table:style-name="ce171"/>
          <table:table-cell table:number-columns-repeated="1019"/>
        </table:table-row>
        <table:table-row table:style-name="ro57">
          <table:covered-table-cell table:style-name="ce9"/>
          <table:table-cell table:style-name="ce98" office:value-type="string" calcext:value-type="string">
            <text:p><text:span text:style-name="T5">If paying by check or money order, submit the fee separately.</text:span></text:p>
          </table:table-cell>
          <table:table-cell table:style-name="ce98"/>
          <table:table-cell table:style-name="ce25"/>
          <table:table-cell table:style-name="ce50"/>
          <table:table-cell table:number-columns-repeated="1019"/>
        </table:table-row>
        <table:table-row table:style-name="ro3">
          <table:table-cell table:style-name="ce78" office:value-type="string" calcext:value-type="string">
            <text:p><text:span text:style-name="T1">I-129 – H-2B petitions</text:span></text:p>
          </table:table-cell>
          <table:table-cell table:style-name="ce3" office:value-type="string" calcext:value-type="string">
            <text:p><text:span text:style-name="T5">If you are filing an H-2B petition with named workers.</text:span></text:p>
            <text:p><text:span text:style-name="T9">(limited to 25 beneficiaries per petition)</text:span></text:p>
          </table:table-cell>
          <table:table-cell table:style-name="ce3"/>
          <table:table-cell table:style-name="ce52" office:value-type="string" calcext:value-type="string">
            <text:p><text:span text:style-name="T5">$1,080 plus additional fees</text:span></text:p>
          </table:table-cell>
          <table:table-cell table:style-name="ce161"/>
          <table:table-cell table:number-columns-repeated="1019"/>
        </table:table-row>
        <table:table-row table:style-name="ro38">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89" office:value-type="string" calcext:value-type="string">
            <text:p><text:span text:style-name="T5">$540 plus additional fees</text:span></text:p>
          </table:table-cell>
          <table:table-cell table:style-name="ce31"/>
          <table:table-cell table:number-columns-repeated="1019"/>
        </table:table-row>
        <table:table-row table:style-name="ro2">
          <table:table-cell table:style-name="ce75"/>
          <table:table-cell table:style-name="ce3" office:value-type="string" calcext:value-type="string">
            <text:p><text:span text:style-name="T5">If you are filing H-2B petition with unnamed workers.</text:span></text:p>
            <text:p><text:span text:style-name="T9">(no limit to number of beneficiaries per petition)</text:span></text:p>
          </table:table-cell>
          <table:table-cell table:style-name="ce3"/>
          <table:table-cell table:style-name="ce89" office:value-type="string" calcext:value-type="string">
            <text:p><text:span text:style-name="T5">$580 plus additional fees</text:span></text:p>
          </table:table-cell>
          <table:table-cell table:style-name="ce31"/>
          <table:table-cell table:number-columns-repeated="1019"/>
        </table:table-row>
        <table:table-row table:style-name="ro38">
          <table:table-cell table:style-name="ce75"/>
          <table:table-cell table:style-name="ce89" office:value-type="string" calcext:value-type="string">
            <text:p><text:span text:style-name="T5">If you are filing as a Small Employer or Nonprofit.</text:span></text:p>
          </table:table-cell>
          <table:table-cell table:style-name="ce89"/>
          <table:table-cell table:style-name="ce89" office:value-type="string" calcext:value-type="string">
            <text:p><text:span text:style-name="T5">$460 plus additional fees</text:span></text:p>
          </table:table-cell>
          <table:table-cell table:style-name="ce31"/>
          <table:table-cell table:number-columns-repeated="1019"/>
        </table:table-row>
        <table:table-row table:style-name="ro81">
          <table:table-cell table:style-name="ce76"/>
          <table:table-cell table:style-name="ce101" office:value-type="string" calcext:value-type="string">
            <text:p><text:span text:style-name="T1">Additional Fees:</text:span></text:p>
          </table:table-cell>
          <table:table-cell table:style-name="ce101"/>
          <table:table-cell table:style-name="ce153"/>
          <table:table-cell table:style-name="ce163"/>
          <table:table-cell table:number-columns-repeated="1019"/>
        </table:table-row>
        <table:table-row table:style-name="ro9">
          <table:table-cell table:style-name="ce75"/>
          <table:table-cell table:style-name="ce105" office:value-type="string" calcext:value-type="string">
            <text:p><text:span text:style-name="T5">1.    H-2B petitioners must submit an additional Fraud Prevention and Detection fee.  If paying by check or money order, submit the fee separately.</text:span></text:p>
          </table:table-cell>
          <table:table-cell table:style-name="ce105"/>
          <table:table-cell table:style-name="ce105" office:value-type="string" calcext:value-type="string">
            <text:p><text:span text:style-name="T5">1.    $150</text:span></text:p>
          </table:table-cell>
          <table:table-cell table:style-name="ce172"/>
          <table:table-cell table:number-columns-repeated="1019"/>
        </table:table-row>
        <table:table-row table:style-name="ro20">
          <table:table-cell table:style-name="ce4"/>
          <table:table-cell table:style-name="ce102" office:value-type="string" calcext:value-type="string">
            <text:p><text:span text:style-name="T5">2.    Asylum Program Fee</text:span></text:p>
            <text:p><text:span text:style-name="T5">a.    If you are filing as a Regular Petitioner</text:span></text:p>
            <text:p><text:span text:style-name="T5">b.    If you are filing as a Nonprofit</text:span></text:p>
            <text:p><text:span text:style-name="T5">c.    If you are filing as a Small Employer.</text:span></text:p>
          </table:table-cell>
          <table:table-cell table:style-name="ce102"/>
          <table:table-cell table:style-name="ce102" office:value-type="string" calcext:value-type="string">
            <text:p><text:span text:style-name="T5">2.    Varies</text:span></text:p>
            <text:p><text:span text:style-name="T5">a.    $600</text:span></text:p>
            <text:p><text:span text:style-name="T5">b.    $0</text:span></text:p>
            <text:p><text:span text:style-name="T5">c.    $300</text:span></text:p>
          </table:table-cell>
          <table:table-cell table:style-name="ce173"/>
          <table:table-cell table:number-columns-repeated="1019"/>
        </table:table-row>
        <table:table-row table:style-name="ro78">
          <table:table-cell table:style-name="ce69"/>
          <table:table-cell table:style-name="ce23" office:value-type="string" calcext:value-type="string">
            <text:p><text:span text:style-name="T5">If paying by check or money order, submit the fee separately.</text:span></text:p>
          </table:table-cell>
          <table:table-cell table:style-name="ce23"/>
          <table:table-cell table:style-name="ce69"/>
          <table:table-cell table:style-name="ce165"/>
          <table:table-cell table:number-columns-repeated="1019"/>
        </table:table-row>
        <table:table-row table:style-name="ro47">
          <table:table-cell table:style-name="ce99" office:value-type="string" calcext:value-type="string" table:number-columns-spanned="1" table:number-rows-spanned="3">
            <text:p><text:span text:style-name="T1">I-129 – H-1B and H-1B1</text:span></text:p>
            <text:p><text:span text:style-name="T1">petitions</text:span></text:p>
          </table:table-cell>
          <table:table-cell table:style-name="ce91" office:value-type="string" calcext:value-type="string">
            <text:p><text:span text:style-name="T5">If you are filing H-1B or H-1B1 petitions.</text:span></text:p>
          </table:table-cell>
          <table:table-cell table:style-name="ce91"/>
          <table:table-cell table:style-name="ce13" office:value-type="string" calcext:value-type="string">
            <text:p><text:span text:style-name="T5">Paper Filing: $780 plus additional fees</text:span></text:p>
            <text:p><text:span text:style-name="T5">Online Filing: $730 plus additional fees</text:span></text:p>
          </table:table-cell>
          <table:table-cell table:style-name="ce48"/>
          <table:table-cell table:number-columns-repeated="1019"/>
        </table:table-row>
        <table:table-row table:style-name="ro64">
          <table:covered-table-cell table:style-name="ce81"/>
          <table:table-cell table:style-name="ce91" office:value-type="string" calcext:value-type="string">
            <text:p><text:span text:style-name="T5">If you are filing as a Small Employer or Nonprofit.</text:span></text:p>
          </table:table-cell>
          <table:table-cell table:style-name="ce91"/>
          <table:table-cell table:style-name="ce58" office:value-type="string" calcext:value-type="string">
            <text:p><text:span text:style-name="T5">Paper Filing: $460 plus additional fees, if applicable</text:span></text:p>
            <text:p><text:span text:style-name="T5">Online Filing: $460 plus</text:span></text:p>
            <text:p><text:span text:style-name="T5">additional fees, if applicable</text:span></text:p>
          </table:table-cell>
          <table:table-cell table:style-name="ce174"/>
          <table:table-cell table:number-columns-repeated="1019"/>
        </table:table-row>
        <table:table-row table:style-name="ro56">
          <table:covered-table-cell table:style-name="ce82"/>
          <table:table-cell table:style-name="ce8" office:value-type="string" calcext:value-type="string">
            <text:p><text:span text:style-name="T1">Additional Fees:</text:span></text:p>
            <text:p><text:span text:style-name="T5">1.    Asylum Program Fee</text:span></text:p>
            <text:p><text:span text:style-name="T5">a.    If you are filing as a Regular Petitioner</text:span></text:p>
            <text:p><text:span text:style-name="T5">b.    If you are filing as a Non-profit</text:span></text:p>
            <text:p><text:span text:style-name="T5">c.    If you are filing as a Small Employer</text:span></text:p>
          </table:table-cell>
          <table:table-cell table:style-name="ce8"/>
          <table:table-cell table:style-name="ce157" office:value-type="string" calcext:value-type="string">
            <text:p><text:span text:style-name="T5">1.    Varies</text:span></text:p>
            <text:p><text:span text:style-name="T5">a.    $600</text:span></text:p>
            <text:p><text:span text:style-name="T5">b.    $0</text:span></text:p>
            <text:p><text:span text:style-name="T5">c.    $300</text:span></text:p>
          </table:table-cell>
          <table:table-cell table:style-name="ce175"/>
          <table:table-cell table:number-columns-repeated="1019"/>
        </table:table-row>
        <table:table-row table:style-name="ro82">
          <table:table-cell table:style-name="ce9" table:number-columns-spanned="1" table:number-rows-spanned="4"/>
          <table:table-cell table:style-name="ce98" office:value-type="string" calcext:value-type="string">
            <text:p><text:span text:style-name="T5">If paying by check or money order, submit the fee separately.</text:span></text:p>
          </table:table-cell>
          <table:table-cell table:style-name="ce98"/>
          <table:table-cell table:style-name="ce9"/>
          <table:table-cell table:style-name="ce126"/>
          <table:table-cell table:number-columns-repeated="1019"/>
        </table:table-row>
        <table:table-row table:style-name="ro83">
          <table:covered-table-cell/>
          <table:table-cell table:style-name="ce8" office:value-type="string" calcext:value-type="string">
            <text:p><text:span text:style-name="T5">2.    H-1B petitioners must submit a Fraud Prevention and Detection fee if they are:</text:span></text:p>
            <text:p><text:span text:style-name="T5">a.    Seeking initial approval of H-1B nonimmigrant status for a beneficiary; or</text:span></text:p>
            <text:p><text:span text:style-name="T5">b.    Seeking approval to employ an H-1B nonimmigrant currently working for another petitioner.</text:span></text:p>
            <text:p><text:span text:style-name="T5">Petitioners for Chile or Singapore H-1B1 Free Trade Nonimmigrants do not have to pay the Fraud Prevention and Detection fee.  Fraud Prevention and Detection fee, when applicable, may not be waived.  If paying by check or money order, submit the fee separately.</text:span></text:p>
          </table:table-cell>
          <table:table-cell table:style-name="ce8"/>
          <table:table-cell table:style-name="ce158" office:value-type="string" calcext:value-type="string">
            <text:p><text:span text:style-name="T5">2.    $500</text:span></text:p>
          </table:table-cell>
          <table:table-cell table:style-name="ce176"/>
          <table:table-cell table:number-columns-repeated="1019"/>
        </table:table-row>
        <table:table-row table:style-name="ro84">
          <table:covered-table-cell/>
          <table:table-cell table:style-name="ce8" office:value-type="string" calcext:value-type="string">
            <text:p><text:span text:style-name="T5">3.    H-1B petitioners are required to submit an additional fee mandated by Public Law 114-113, if:</text:span></text:p>
            <text:p><text:span text:style-name="T5">a.    They are required to submit the Fraud Prevention and Detection fee;</text:span></text:p>
            <text:p><text:span text:style-name="T5">b.    They employ 50 or more individuals in the United States; and</text:span></text:p>
            <text:p><text:span text:style-name="T5">c.    More than 50 percent of those employees are in H-1B, L-1A, or L-1B nonimmigrant status.</text:span></text:p>
            <text:p><text:span text:style-name="T5">If paying by check or money order, submit the fee separately.</text:span></text:p>
          </table:table-cell>
          <table:table-cell table:style-name="ce8"/>
          <table:table-cell table:style-name="ce158" office:value-type="string" calcext:value-type="string">
            <text:p><text:span text:style-name="T5">3.    $4,000</text:span></text:p>
          </table:table-cell>
          <table:table-cell table:style-name="ce176"/>
          <table:table-cell table:number-columns-repeated="1019"/>
        </table:table-row>
        <table:table-row table:style-name="ro85">
          <table:covered-table-cell table:style-name="ce9"/>
          <table:table-cell table:style-name="ce8" office:value-type="string" calcext:value-type="string">
            <text:p><text:span text:style-name="T5">4.    American Competitiveness and Workforce Improvement Act (ACWIA).  Petitioners filing for:</text:span></text:p>
            <text:p><text:span text:style-name="T5">a.    An H-1B nonimmigrant; or</text:span></text:p>
            <text:p><text:span text:style-name="T5">b.    A Chile or Singapore H-1B1 Free Trade Nonimmigrant must submit an additional ACWIA fee, unless they are exempt under Section 2 of the H-1B Data Collection and Filing Fee Exemption Supplement.</text:span></text:p>
            <text:p><text:span text:style-name="T5">To determine which ACWIA fee to pay, complete Section 2 of the H-1B Data Collection and Filing Fee Exemption Supplement.</text:span></text:p>
            <text:p><text:span text:style-name="T5">Payment for this fee may be made in the form of a single check or money order for the total amount due (filing fee + ACWIA fee), or as two separate checks or money orders (one for the ACWIA fee and one for the filing fee).</text:span></text:p>
          </table:table-cell>
          <table:table-cell table:style-name="ce8"/>
          <table:table-cell table:style-name="ce157" office:value-type="string" calcext:value-type="string">
            <text:p><text:span text:style-name="T5">4.    $1,500 or $750,</text:span></text:p>
            <text:p><text:span text:style-name="T5">depending on number of workers the petitioner employs</text:span></text:p>
          </table:table-cell>
          <table:table-cell table:style-name="ce175"/>
          <table:table-cell table:number-columns-repeated="1019"/>
        </table:table-row>
        <table:table-row table:style-name="ro5">
          <table:table-cell table:style-name="ce83" office:value-type="string" calcext:value-type="string" table:number-columns-spanned="1" table:number-rows-spanned="2">
            <text:p><text:span text:style-name="T1">I-129 – L petitions</text:span></text:p>
          </table:table-cell>
          <table:table-cell table:style-name="ce89" office:value-type="string" calcext:value-type="string">
            <text:p><text:span text:style-name="T5">If you are filing L petitions.</text:span></text:p>
          </table:table-cell>
          <table:table-cell table:style-name="ce89"/>
          <table:table-cell table:style-name="ce52" office:value-type="string" calcext:value-type="string">
            <text:p><text:span text:style-name="T5">$1,385 plus additional fees</text:span></text:p>
          </table:table-cell>
          <table:table-cell table:style-name="ce161"/>
          <table:table-cell table:number-columns-repeated="1019"/>
        </table:table-row>
        <table:table-row table:style-name="ro2">
          <table:covered-table-cell table:style-name="ce84"/>
          <table:table-cell table:style-name="ce89" office:value-type="string" calcext:value-type="string">
            <text:p><text:span text:style-name="T5">If you are filing as a Small Employer or Nonprofit.</text:span></text:p>
          </table:table-cell>
          <table:table-cell table:style-name="ce89"/>
          <table:table-cell table:style-name="ce159" office:value-type="string" calcext:value-type="string">
            <text:p><text:span text:style-name="T5">$695 plus additional</text:span></text:p>
            <text:p><text:span text:style-name="T5">fees, if applicable</text:span></text:p>
          </table:table-cell>
          <table:table-cell table:style-name="ce177"/>
          <table:table-cell table:number-columns-repeated="1019"/>
        </table:table-row>
        <table:table-row table:style-name="ro11">
          <table:table-cell table:style-name="ce5" table:number-columns-spanned="1" table:number-rows-spanned="8"/>
          <table:table-cell table:style-name="ce4" office:value-type="string" calcext:value-type="string">
            <text:p><text:span text:style-name="T1">Additional Fees:</text:span></text:p>
            <text:p><text:span text:style-name="T5">1.    Asylum Program Fee</text:span></text:p>
            <text:p><text:span text:style-name="T5">a.    If you are filing as a Regular Petitioner</text:span></text:p>
            <text:p><text:span text:style-name="T5">b.    If you are filing as a Nonprofit</text:span></text:p>
            <text:p><text:span text:style-name="T5">c.    If you are filing as a Small Employer.</text:span></text:p>
          </table:table-cell>
          <table:table-cell table:style-name="ce4"/>
          <table:table-cell table:style-name="ce102" office:value-type="string" calcext:value-type="string">
            <text:p><text:span text:style-name="T5">1. Varies</text:span></text:p>
            <text:p><text:span text:style-name="T5">a. $600</text:span></text:p>
            <text:p><text:span text:style-name="T5">b. $0</text:span></text:p>
            <text:p><text:span text:style-name="T5">c. $300</text:span></text:p>
          </table:table-cell>
          <table:table-cell table:style-name="ce173"/>
          <table:table-cell table:number-columns-repeated="1019"/>
        </table:table-row>
        <table:table-row table:style-name="ro2">
          <table:covered-table-cell table:style-name="ce4"/>
          <table:table-cell table:style-name="ce106" office:value-type="string" calcext:value-type="string">
            <text:p><text:span text:style-name="T5">If paying by check or money order, submit the fee separately.</text:span></text:p>
          </table:table-cell>
          <table:table-cell table:style-name="ce106"/>
          <table:table-cell table:style-name="ce75"/>
          <table:table-cell table:style-name="ce178"/>
          <table:table-cell table:number-columns-repeated="1019"/>
        </table:table-row>
        <table:table-row table:style-name="ro57">
          <table:covered-table-cell table:style-name="ce4"/>
          <table:table-cell table:style-name="ce105" office:value-type="string" calcext:value-type="string">
            <text:p><text:span text:style-name="T5">2.    L petitioners must submit a Fraud Prevention and Detection fee if they are:</text:span></text:p>
          </table:table-cell>
          <table:table-cell table:style-name="ce105"/>
          <table:table-cell table:style-name="ce105" office:value-type="string" calcext:value-type="string">
            <text:p><text:span text:style-name="T5">2.    $500</text:span></text:p>
          </table:table-cell>
          <table:table-cell table:style-name="ce172"/>
          <table:table-cell table:number-columns-repeated="1019"/>
        </table:table-row>
        <table:table-row table:style-name="ro27">
          <table:covered-table-cell table:style-name="ce4"/>
          <table:table-cell table:style-name="ce107" office:value-type="string" calcext:value-type="string">
            <text:p><text:span text:style-name="T5">a.    Seeking initial approval of L nonimmigrant status for a beneficiary;</text:span></text:p>
            <text:p><text:span text:style-name="T5">b.    Seeking approval to employ an L nonimmigrant currently working for another petitioner; or</text:span></text:p>
            <text:p><text:span text:style-name="T5">c.    For blanket petitions, seeking approval for an L nonimmigrant to continue employment with an entity different from the previous petitioner.</text:span></text:p>
          </table:table-cell>
          <table:table-cell table:style-name="ce107"/>
          <table:table-cell table:style-name="ce4"/>
          <table:table-cell table:style-name="ce179"/>
          <table:table-cell table:number-columns-repeated="1019"/>
        </table:table-row>
        <table:table-row table:style-name="ro3">
          <table:covered-table-cell table:style-name="ce4"/>
          <table:table-cell table:style-name="ce106" office:value-type="string" calcext:value-type="string">
            <text:p><text:span text:style-name="T5">If paying by check or money order, submit the fee separately.</text:span></text:p>
          </table:table-cell>
          <table:table-cell table:style-name="ce106"/>
          <table:table-cell table:style-name="ce75"/>
          <table:table-cell table:style-name="ce178"/>
          <table:table-cell table:number-columns-repeated="1019"/>
        </table:table-row>
        <table:table-row table:style-name="ro86">
          <table:covered-table-cell table:style-name="ce4"/>
          <table:table-cell table:style-name="ce105" office:value-type="string" calcext:value-type="string">
            <text:p><text:span text:style-name="T5">3.    L-1 petitioners are required to submit an additional fee mandated by Public Law 114-113, if:</text:span></text:p>
          </table:table-cell>
          <table:table-cell table:style-name="ce105"/>
          <table:table-cell table:style-name="ce105" office:value-type="string" calcext:value-type="string">
            <text:p><text:span text:style-name="T5">3.    $4,500</text:span></text:p>
          </table:table-cell>
          <table:table-cell table:style-name="ce172"/>
          <table:table-cell table:number-columns-repeated="1019"/>
        </table:table-row>
        <table:table-row table:style-name="ro68">
          <table:covered-table-cell table:style-name="ce4"/>
          <table:table-cell table:style-name="ce107" office:value-type="string" calcext:value-type="string">
            <text:p><text:span text:style-name="T5">a.    They are required to submit the Fraud Prevention and Detection fee;</text:span></text:p>
            <text:p><text:span text:style-name="T5">b.    They employ 50 or more individuals in the United States; and</text:span></text:p>
            <text:p><text:span text:style-name="T5">c.    More than 50 percent of those employees are in H-1B, L-1A, or L-1B nonimmigrant status.</text:span></text:p>
          </table:table-cell>
          <table:table-cell table:style-name="ce107"/>
          <table:table-cell table:style-name="ce4"/>
          <table:table-cell table:style-name="ce179"/>
          <table:table-cell table:number-columns-repeated="1019"/>
        </table:table-row>
        <table:table-row table:style-name="ro24">
          <table:covered-table-cell table:style-name="ce5"/>
          <table:table-cell table:style-name="ce23" office:value-type="string" calcext:value-type="string">
            <text:p><text:span text:style-name="T5">If paying by check or money order, submit the fee separately.</text:span></text:p>
          </table:table-cell>
          <table:table-cell table:style-name="ce23"/>
          <table:table-cell table:style-name="ce69"/>
          <table:table-cell table:style-name="ce165"/>
          <table:table-cell table:number-columns-repeated="1019"/>
        </table:table-row>
        <table:table-row table:style-name="ro25">
          <table:table-cell table:style-name="ce3" office:value-type="string" calcext:value-type="string" table:number-columns-spanned="1" table:number-rows-spanned="4">
            <text:p><text:a xlink:href="http://www.uscis.gov/i-765)" xlink:type="simple">I-765
Application for Employment Authorization (https://www.uscis.gov/i-765)</text:a></text:p>
          </table:table-cell>
          <table:table-cell table:style-name="ce11" office:value-type="string" calcext:value-type="string">
            <text:p><text:span text:style-name="T1">General filing, unless noted below.</text:span></text:p>
            <text:p><text:span text:style-name="T5">Fee determined based on how form is submitted.</text:span></text:p>
          </table:table-cell>
          <table:table-cell table:style-name="ce11"/>
          <table:table-cell table:style-name="ce159" office:value-type="string" calcext:value-type="string">
            <text:p><text:span text:style-name="T5">Paper Filing: $520</text:span></text:p>
            <text:p><text:span text:style-name="T5">Online Filing: $470</text:span></text:p>
          </table:table-cell>
          <table:table-cell table:style-name="ce177"/>
          <table:table-cell table:number-columns-repeated="1019"/>
        </table:table-row>
        <table:table-row table:style-name="ro2">
          <table:covered-table-cell table:style-name="ce4"/>
          <table:table-cell table:style-name="ce89" office:value-type="string" calcext:value-type="string">
            <text:p><text:span text:style-name="T5">If you filed Form I-485 with a fee on or after April 1, 2024 and your Form I-485 is still pending.</text:span></text:p>
          </table:table-cell>
          <table:table-cell table:style-name="ce89"/>
          <table:table-cell table:style-name="ce159" office:value-type="string" calcext:value-type="string">
            <text:p><text:span text:style-name="T5">Paper Filing: $260</text:span></text:p>
            <text:p><text:span text:style-name="T5">Online Filing: $260</text:span></text:p>
          </table:table-cell>
          <table:table-cell table:style-name="ce177"/>
          <table:table-cell table:number-columns-repeated="1019"/>
        </table:table-row>
        <table:table-row table:style-name="ro20">
          <table:covered-table-cell table:style-name="ce4"/>
          <table:table-cell table:style-name="ce3" office:value-type="string" calcext:value-type="string">
            <text:p><text:span text:style-name="T5">If you are filing under the </text:span><text:span text:style-name="T6">special ABC procedures </text:span><text:span text:style-name="T7">for category </text:span><text:span text:style-name="T6">(c)(8) </text:span><text:span text:style-name="T7">as an asylum applicant with a pending Form I-589, Application for Asylum and for Withholding of Removal.</text:span></text:p>
          </table:table-cell>
          <table:table-cell table:style-name="ce3"/>
          <table:table-cell table:style-name="ce56" office:value-type="string" calcext:value-type="string">
            <text:p><text:span text:style-name="T5">Paper Filing: $520 Online Filing: $470</text:span></text:p>
          </table:table-cell>
          <table:table-cell table:style-name="ce162"/>
          <table:table-cell table:number-columns-repeated="1019"/>
        </table:table-row>
        <table:table-row table:style-name="ro2">
          <table:covered-table-cell table:style-name="ce5"/>
          <table:table-cell table:style-name="ce3" office:value-type="string" calcext:value-type="string">
            <text:p><text:span text:style-name="T5">If you are requesting an EAD under category </text:span><text:span text:style-name="T6">(a)(12) </text:span><text:span text:style-name="T7">or</text:span></text:p>
            <text:p><text:span text:style-name="T1">(c)(19) </text:span><text:span text:style-name="T7">as a Temporary Protected Status (TPS) applicant.</text:span></text:p>
          </table:table-cell>
          <table:table-cell table:style-name="ce3"/>
          <table:table-cell table:style-name="ce56" office:value-type="string" calcext:value-type="string">
            <text:p><text:span text:style-name="T5">Paper Filing: $520</text:span></text:p>
          </table:table-cell>
          <table:table-cell table:style-name="ce162"/>
          <table:table-cell table:number-columns-repeated="1019"/>
        </table:table-row>
        <table:table-row table:style-name="ro5">
          <table:table-cell table:style-name="ce115" office:value-type="string" calcext:value-type="string" table:number-columns-spanned="1" table:number-rows-spanned="7">
            <text:p><text:span text:style-name="T1">I-765</text:span></text:p>
            <text:p><text:span text:style-name="T1">(continued)</text:span></text:p>
          </table:table-cell>
          <table:table-cell table:style-name="ce108" table:number-columns-repeated="2"/>
          <table:table-cell table:style-name="ce55" office:value-type="string" calcext:value-type="string">
            <text:p><text:span text:style-name="T5">Online Filing: $470</text:span></text:p>
          </table:table-cell>
          <table:table-cell table:style-name="ce180"/>
          <table:table-cell table:number-columns-repeated="1019"/>
        </table:table-row>
        <table:table-row table:style-name="ro2">
          <table:covered-table-cell table:style-name="ce86"/>
          <table:table-cell table:style-name="ce3" office:value-type="string" calcext:value-type="string">
            <text:p><text:span text:style-name="T5">If you are filing under category </text:span><text:span text:style-name="T6">(c)(33)</text:span><text:span text:style-name="T7">, consideration of Deferred Action for Childhood Arrivals.</text:span></text:p>
          </table:table-cell>
          <table:table-cell table:style-name="ce3"/>
          <table:table-cell table:style-name="ce56" office:value-type="string" calcext:value-type="string">
            <text:p><text:span text:style-name="T5">Paper Filing: $520 Online Filing: $470</text:span></text:p>
          </table:table-cell>
          <table:table-cell table:style-name="ce180"/>
          <table:table-cell table:number-columns-repeated="1019"/>
        </table:table-row>
        <table:table-row table:style-name="ro5">
          <table:covered-table-cell table:style-name="ce86"/>
          <table:table-cell table:style-name="ce3" office:value-type="string" calcext:value-type="string">
            <text:p><text:span text:style-name="T5">If you are filing for </text:span><text:span text:style-name="T6">replacement </text:span><text:span text:style-name="T7">EAD because the card we issued to you contains incorrect information due to our error.</text:span></text:p>
          </table:table-cell>
          <table:table-cell table:style-name="ce3"/>
          <table:table-cell office:value-type="currency" office:value="0" calcext:value-type="currency">
            <text:p>$0</text:p>
          </table:table-cell>
          <table:table-cell table:style-name="ce180"/>
          <table:table-cell table:number-columns-repeated="1019"/>
        </table:table-row>
        <table:table-row table:style-name="ro18">
          <table:covered-table-cell table:style-name="ce86"/>
          <table:table-cell table:style-name="ce3" office:value-type="string" calcext:value-type="string">
            <text:p><text:span text:style-name="T5">If you are filing for an </text:span><text:span text:style-name="T6">initial </text:span><text:span text:style-name="T7">EAD under category </text:span><text:span text:style-name="T6">(c)(8)</text:span><text:span text:style-name="T7">, an asylum applicant with a pending Form I-589, Application for Asylum and for Withholding of Removal, including</text:span></text:p>
            <text:p><text:span text:style-name="T5">derivatives, and you are </text:span><text:span text:style-name="T6">NOT </text:span><text:span text:style-name="T7">filing under the special ABC procedures.</text:span></text:p>
          </table:table-cell>
          <table:table-cell table:style-name="ce3"/>
          <table:table-cell office:value-type="currency" office:value="0" calcext:value-type="currency">
            <text:p>$0</text:p>
          </table:table-cell>
          <table:table-cell table:style-name="ce180"/>
          <table:table-cell table:number-columns-repeated="1019"/>
        </table:table-row>
        <table:table-row table:style-name="ro55">
          <table:covered-table-cell table:style-name="ce86"/>
          <table:table-cell table:style-name="ce3" office:value-type="string" calcext:value-type="string">
            <text:p><text:span text:style-name="T5">If you are filing for an </text:span><text:span text:style-name="T6">initial </text:span><text:span text:style-name="T7">EAD based on an initial period of parole or a </text:span><text:span text:style-name="T6">renewal </text:span><text:span text:style-name="T7">EAD based on a period re-parole as a child or family member affected by family separations at the United States-Mexico border by DHS between the dates of January 20, 2017, and January 20, 2021 (</text:span><text:span text:style-name="T10">Ms. L. v. ICE</text:span><text:span text:style-name="T11">, 18-</text:span></text:p>
            <text:p><text:span text:style-name="T5">cv-00428 (S.D. Cal.)).</text:span></text:p>
          </table:table-cell>
          <table:table-cell table:style-name="ce3"/>
          <table:table-cell table:style-name="ce52" office:value-type="string" calcext:value-type="string">
            <text:p><text:span text:style-name="T5">$0 (through Dec. 11, 2029)</text:span></text:p>
          </table:table-cell>
          <table:table-cell table:style-name="ce180"/>
          <table:table-cell table:number-columns-repeated="1019"/>
        </table:table-row>
        <table:table-row table:style-name="ro35">
          <table:covered-table-cell table:style-name="ce86"/>
          <table:table-cell table:style-name="ce3" office:value-type="string" calcext:value-type="string">
            <text:p><text:span text:style-name="T5">If you are filing for an </text:span><text:span text:style-name="T6">initial </text:span><text:span text:style-name="T7">Employment Authorization Document (EAD) under one of the following categories:</text:span></text:p>
            <text:p><text:span text:style-name="T5">(a)(3) Refugee;</text:span></text:p>
            <text:p><text:span text:style-name="T5">(a)(4) Paroled as refugee; (a)(5) Asylee;</text:span></text:p>
            <text:p><text:span text:style-name="T5">(a)(7) N-8 (Parent of alien classed as SK3) or N-9 nonimmigrant (Child of N-8) nonimmigrants;</text:span></text:p>
            <text:p><text:span text:style-name="T5">(a)(8) Citizen of Micronesia, Marshall Islands, or Palau;</text:span></text:p>
            <text:p><text:span text:style-name="T5">(a)(10) Granted Withholding of Deportation or Removal;</text:span></text:p>
            <text:p><text:span text:style-name="T5">(a)(16) Victim of severe form of trafficking (T-1); (a)(19) U-1 nonimmigrant;</text:span></text:p>
            <text:p><text:span text:style-name="T5">(a)(20) U-2, U-3, U-4, U-5 nonimmigrant;</text:span></text:p>
            <text:p><text:span text:style-name="T5">(c)(1), (c)(4), or (c)(7) Dependent of certain foreign government, international organization, or NATO personnel;</text:span></text:p>
            <text:p><text:span text:style-name="T5">(c)(2) Taiwanese dependents of Taipei Economic and Cultural Representative Office (TECRO) E-1 employees;</text:span></text:p>
            <text:p><text:span text:style-name="T5">(c)(8) All other Applicant for Asylum and Withholding of Deportation or Removal including derivatives with pending Form I-589;</text:span></text:p>
            <text:p><text:span text:style-name="T5">(c)(9) or (c)(16) Current Adjustment of Status or Registry applicant who filed for adjustment of status on or after July 30, 2007, and before April 1, 2024, and who paid the Form I-485 filing fee;</text:span></text:p>
            <text:p><text:span text:style-name="T5">(c)(9) Special Immigrant Juvenile seeking to adjust status;</text:span></text:p>
          </table:table-cell>
          <table:table-cell table:style-name="ce3"/>
          <table:table-cell office:value-type="currency" office:value="0" calcext:value-type="currency">
            <text:p>$0</text:p>
          </table:table-cell>
          <table:table-cell table:style-name="ce180"/>
          <table:table-cell table:number-columns-repeated="1019"/>
        </table:table-row>
        <table:table-row table:style-name="ro87">
          <table:covered-table-cell table:style-name="ce87"/>
          <table:table-cell table:style-name="ce5" table:number-columns-repeated="2"/>
          <table:table-cell table:style-name="ce68"/>
          <table:table-cell table:style-name="ce180"/>
          <table:table-cell table:number-columns-repeated="1019"/>
        </table:table-row>
        <table:table-row table:style-name="ro35">
          <table:table-cell table:style-name="ce115" office:value-type="string" calcext:value-type="string" table:number-columns-spanned="1" table:number-rows-spanned="2">
            <text:p><text:span text:style-name="T1">I-765</text:span></text:p>
            <text:p><text:span text:style-name="T1">(continued)</text:span></text:p>
          </table:table-cell>
          <table:table-cell table:style-name="ce109" office:value-type="string" calcext:value-type="string">
            <text:p><text:span text:style-name="T5">(c)(9) T nonimmigrant seeking to adjust status under INA section 245(l);</text:span></text:p>
            <text:p><text:span text:style-name="T5">(c)(9) Persons seeking adjustment of status as a Special Immigrant Iraqi or Afghan national;</text:span></text:p>
            <text:p><text:span text:style-name="T5">(c)(9) Persons seeking adjustment of status as an abused spouse or child under the Cuban Adjustment Act (CAA);</text:span></text:p>
            <text:p><text:span text:style-name="T5">(c)(9) Persons seeking adjustment of status as an abused spouse or child under the Haitian Refugee Immigration Fairness Act (HRIFA);</text:span></text:p>
            <text:p><text:span text:style-name="T5">(c)(9) U nonimmigrant seeking to adjust status under INA section 245(m);</text:span></text:p>
            <text:p><text:span text:style-name="T5">(c)(9) Persons seeking adjustment of status as a Violence Against Women Act (VAWA) self- petitioner (including derivatives);</text:span></text:p>
            <text:p><text:span text:style-name="T5">(c)(10) Abused spouses and children applying for benefits under  the Nicaraguan Adjustment and Central American Relief Act (NACARA);</text:span></text:p>
            <text:p><text:span text:style-name="T5">(c)(10) Abused spouses and children of lawful permanent residents or U.S. citizens applying for cancellation of removal and adjustment of status under INA section 240A(b)(2);</text:span></text:p>
            <text:p><text:span text:style-name="T5">(c)(11) Special Parole processes for Immigrant Military Members and Veterans Initiative (IMMVI);</text:span></text:p>
            <text:p><text:span text:style-name="T5">(c)(11) Special Parole processes for certain Afghan nationals paroled into the United States (I-765 filings through Sept. 30, 2024);</text:span></text:p>
            <text:p><text:span text:style-name="T5">(c)(11) Special Parole processes for Afghan nationals who were paroled into the United States:</text:span></text:p>
            <text:p><text:span text:style-name="T5">Between July 31, 2021, and December 16, 2022;</text:span></text:p>
            <text:p><text:span text:style-name="T5">After September 30, 2022, and are spouses or children of Afghan nationals paroled between July 31, 2021, and December 16, 2022; or</text:span></text:p>
            <text:p><text:span text:style-name="T5">After September 30, 2023, and are parents or legal guardians of Afghan unaccompanied children paroled between July 31, 2021, and December 16, 2022;</text:span></text:p>
            <text:p><text:span text:style-name="T5">(c)(11) Special Parole processes for Ukrainian nationals paroled into the United States:</text:span></text:p>
            <text:p><text:span text:style-name="T5">Between February 24, 2022, and September 30,</text:span></text:p>
            <text:p><text:span text:style-name="T5">2024;</text:span></text:p>
            <text:p><text:span text:style-name="T5">After September 30, 2023, and are spouses or children of Ukrainian nationals paroled between February 24, 2022, and September 30, 2024;</text:span></text:p>
            <text:p><text:span text:style-name="T5">After September 30, 2023, and are parents, legal</text:span></text:p>
          </table:table-cell>
          <table:table-cell table:style-name="ce109"/>
          <table:table-cell table:style-name="ce3"/>
          <table:table-cell table:style-name="ce180"/>
          <table:table-cell table:number-columns-repeated="1019"/>
        </table:table-row>
        <table:table-row table:style-name="ro88">
          <table:covered-table-cell table:style-name="ce87"/>
          <table:table-cell table:style-name="ce110" table:number-columns-repeated="2"/>
          <table:table-cell table:style-name="ce5"/>
          <table:table-cell table:style-name="ce180"/>
          <table:table-cell table:number-columns-repeated="1019"/>
        </table:table-row>
        <table:table-row table:style-name="ro89">
          <table:table-cell table:style-name="ce115" office:value-type="string" calcext:value-type="string" table:number-columns-spanned="1" table:number-rows-spanned="2">
            <text:p><text:span text:style-name="T1">I-765</text:span></text:p>
            <text:p><text:span text:style-name="T1">(continued)</text:span></text:p>
          </table:table-cell>
          <table:table-cell table:style-name="ce109" office:value-type="string" calcext:value-type="string">
            <text:p><text:span text:style-name="T5">guardians, or primary caregivers of Ukrainian unaccompanied children paroled between February 24, 2022, and September 30, 2024;</text:span></text:p>
            <text:p><text:span text:style-name="T5">(c)(14) Deferred action if filed by a petitioner seeking U-1, U-2, U-3, U-4, or U-5 nonimmigrant status;</text:span></text:p>
            <text:p><text:span text:style-name="T5">(c)(14) Deferred action if filed by a Special Immigrant Juvenile;</text:span></text:p>
            <text:p><text:span text:style-name="T5">(c)(14) Deferred action if filed by a Violence Against Women Act (VAWA) self-petitioner (including derivatives);</text:span></text:p>
            <text:p><text:span text:style-name="T5">(c)(25) T-2, T-3, T-4, T-5, or T-6 nonimmigrant;</text:span></text:p>
            <text:p><text:span text:style-name="T5">(c)(31) Principal beneficiaries or derivative children of an approved Violence Against Women Act (VAWA) self-petition;</text:span></text:p>
            <text:p><text:span text:style-name="T5">Current or former U.S. armed forces service members; or</text:span></text:p>
            <text:p><text:span text:style-name="T5">Submitted through USCIS-recognized state or local government legal services clinics through December 31, 2024, for eligible parolees and those filing Form I-821.</text:span></text:p>
          </table:table-cell>
          <table:table-cell table:style-name="ce109"/>
          <table:table-cell table:style-name="ce3"/>
          <table:table-cell table:style-name="ce180"/>
          <table:table-cell table:number-columns-repeated="1019"/>
        </table:table-row>
        <table:table-row table:style-name="ro90">
          <table:covered-table-cell table:style-name="ce87"/>
          <table:table-cell table:style-name="ce3" office:value-type="string" calcext:value-type="string">
            <text:p><text:span text:style-name="T5">If you are filing for a </text:span><text:span text:style-name="T6">renewal </text:span><text:span text:style-name="T7">EAD under one of the following categories:</text:span></text:p>
            <text:p><text:span text:style-name="T5">(a)(3) Refugee;</text:span></text:p>
            <text:p><text:span text:style-name="T5">(a)(4) Paroled as refugee;</text:span></text:p>
            <text:p><text:span text:style-name="T5">(a)(8) Citizen of Micronesia, Marshall Islands, or Palau;</text:span></text:p>
            <text:p><text:span text:style-name="T5">(a)(10) Granted Withholding of Deportation or Removal;</text:span></text:p>
            <text:p><text:span text:style-name="T5">(a)(16) Victim of severe form of trafficking (T-1 nonimmigrant);</text:span></text:p>
            <text:p><text:span text:style-name="T5">(a)(19) U-1 nonimmigrant;</text:span></text:p>
            <text:p><text:span text:style-name="T5">(a)(20) U-2, U-3, U-4, U-5 nonimmigrant;</text:span></text:p>
            <text:p><text:span text:style-name="T5">(c)(1), (c)(4), or (c)(7) Dependent of certain foreign government, international organization, or NATO personnel;</text:span></text:p>
            <text:p><text:span text:style-name="T5">(c)(9) or (c)(16) Current Adjustment of Status or Registry applicant who filed for adjustment of status on or after July 30, 2007, and before April 1, 2024, and who paid the Form I-485 filing fee;</text:span></text:p>
            <text:p><text:span text:style-name="T5">(c)(9) Special Immigrant Juvenile seeking to adjust status;</text:span></text:p>
            <text:p><text:span text:style-name="T5">(c)(9) T nonimmigrant seeking to adjust status under INA section 245(l);</text:span></text:p>
          </table:table-cell>
          <table:table-cell table:style-name="ce3"/>
          <table:table-cell office:value-type="currency" office:value="0" calcext:value-type="currency">
            <text:p>$0</text:p>
          </table:table-cell>
          <table:table-cell table:style-name="ce180"/>
          <table:table-cell table:number-columns-repeated="1019"/>
        </table:table-row>
        <table:table-row table:style-name="ro35">
          <table:table-cell table:style-name="ce115" office:value-type="string" calcext:value-type="string" table:number-columns-spanned="1" table:number-rows-spanned="3">
            <text:p><text:span text:style-name="T1">I-765</text:span></text:p>
            <text:p><text:span text:style-name="T1">(continued)</text:span></text:p>
          </table:table-cell>
          <table:table-cell table:style-name="ce109" office:value-type="string" calcext:value-type="string">
            <text:p><text:span text:style-name="T5">(c)(9) U nonimmigrant seeking to adjust status under INA section 245(m);</text:span></text:p>
            <text:p><text:span text:style-name="T5">(c)(9) Persons seeking adjustment of status as a Special Immigrant Iraqi or Afghan national;</text:span></text:p>
            <text:p><text:span text:style-name="T5">(c)(9) Persons seeking adjustment of status as an abused spouse or child under the Cuban Adjustment Act (CAA);</text:span></text:p>
            <text:p><text:span text:style-name="T5">(c)(9) Persons seeking adjustment of status as an abused spouse or child under the Haitian Refugee Immigration Fairness Act (HRIFA);</text:span></text:p>
            <text:p><text:span text:style-name="T5">(c)(9) Persons seeking adjustment of status as a Violence Against Women Act (VAWA) Form I-360 self-petitioner (including derivatives);</text:span></text:p>
            <text:p><text:span text:style-name="T5">(c)(10) Abused spouses and children applying for benefits under  the Nicaraguan Adjustment and Central American Relief Act (NACARA);</text:span></text:p>
            <text:p><text:span text:style-name="T5">(c)(10) Abused spouses and children of lawful permanent residents or U.S. citizens applying for cancellation of removal and adjustment of status under INA section 240A(b)(2).</text:span></text:p>
            <text:p><text:span text:style-name="T5">(c)(11) Special Parole Process for Operation Allies Welcome (OAW) Afghan nationals who were paroled into the United States or who had an approved Form I-131 on or before May 26, 2023 (applies to I-765 filings through July 31, 2024);</text:span></text:p>
            <text:p><text:span text:style-name="T5">(c)(11) Special Parole processes for Immigrant Military Members and Veterans Initiative (IMMVI);</text:span></text:p>
            <text:p><text:span text:style-name="T5">(c)(14) Deferred action if filed by a petitioner for U- 1, U-2, U-3, U-4, or U-5 nonimmigrant status;</text:span></text:p>
            <text:p><text:span text:style-name="T5">(c)(14) Deferred action if filed by a Special Immigrant Juvenile;</text:span></text:p>
            <text:p><text:span text:style-name="T5">(c)(14) Deferred action if filed by a  Violence Against Women Act (VAWA) Form I-360 self- petitioner (including derivatives);</text:span></text:p>
            <text:p><text:span text:style-name="T5">(c)(25) T-2, T-3, T-4, T-5, or T-6 nonimmigrant; or</text:span></text:p>
            <text:p><text:span text:style-name="T5">(c)(31) Principal beneficiaries or derivative children of an approved  Violence Against Women Act (VAWA) self-petition;</text:span></text:p>
            <text:p><text:span text:style-name="T5">Current or former U.S. armed forces service members.</text:span></text:p>
          </table:table-cell>
          <table:table-cell table:style-name="ce109"/>
          <table:table-cell table:style-name="ce3"/>
          <table:table-cell table:style-name="ce180"/>
          <table:table-cell table:number-columns-repeated="1019"/>
        </table:table-row>
        <table:table-row table:style-name="ro91">
          <table:covered-table-cell table:style-name="ce86"/>
          <table:table-cell table:style-name="ce110" table:number-columns-repeated="2"/>
          <table:table-cell table:style-name="ce5"/>
          <table:table-cell table:style-name="ce180"/>
          <table:table-cell table:number-columns-repeated="1019"/>
        </table:table-row>
        <table:table-row table:style-name="ro63">
          <table:covered-table-cell table:style-name="ce87"/>
          <table:table-cell table:style-name="ce11" office:value-type="string" calcext:value-type="string">
            <text:p><text:span text:style-name="T5">If you are requesting a </text:span><text:span text:style-name="T6">replacement </text:span><text:span text:style-name="T7">EAD because your</text:span></text:p>
          </table:table-cell>
          <table:table-cell table:style-name="ce11"/>
          <table:table-cell office:value-type="currency" office:value="0" calcext:value-type="currency">
            <text:p>$0</text:p>
          </table:table-cell>
          <table:table-cell table:style-name="ce180"/>
          <table:table-cell table:number-columns-repeated="1019"/>
        </table:table-row>
        <table:table-row table:style-name="ro35">
          <table:table-cell table:style-name="ce115" office:value-type="string" calcext:value-type="string" table:number-columns-spanned="1" table:number-rows-spanned="2">
            <text:p><text:span text:style-name="T1">I-765</text:span></text:p>
            <text:p><text:span text:style-name="T1">(continued)</text:span></text:p>
          </table:table-cell>
          <table:table-cell table:style-name="ce11" office:value-type="string" calcext:value-type="string">
            <text:p><text:span text:style-name="T5">previously issued card was </text:span><text:span text:style-name="T6">lost</text:span><text:span text:style-name="T7">, </text:span><text:span text:style-name="T6">stolen</text:span><text:span text:style-name="T7">, or </text:span><text:span text:style-name="T6">damaged</text:span><text:span text:style-name="T7">, but has not expired, and you are filing under one of the following categories:</text:span></text:p>
            <text:p><text:span text:style-name="T5">(a)(3) Refugee;</text:span></text:p>
            <text:p><text:span text:style-name="T5">(a)(4) Paroled as refugee;</text:span></text:p>
            <text:p><text:span text:style-name="T5">(a)(8) Citizen of Micronesia, Marshall Islands, or Palau;</text:span></text:p>
            <text:p><text:span text:style-name="T5">(a)(10) Granted Withholding of Deportation or Removal;</text:span></text:p>
            <text:p><text:span text:style-name="T5">(a)(16) Victim of severe form of trafficking (T-1 nonimmigrant);</text:span></text:p>
            <text:p><text:span text:style-name="T5">(a)(19) U-1 nonimmigrant;</text:span></text:p>
            <text:p><text:span text:style-name="T5">(a)(20) U-2, U-3, U-4, U-5 nonimmigrant;</text:span></text:p>
            <text:p><text:span text:style-name="T5">(c)(1), (c)(4), or (c)(7) Dependent of certain foreign government, international organization, or NATO personnel;</text:span></text:p>
            <text:p><text:span text:style-name="T5">(c)(9) or (c)(16) Current Adjustment of Status or Registry applicant who filed for adjustment of status on or after July 30, 2</text:span><text:span text:style-name="T6">00</text:span><text:span text:style-name="T7">7, and before April 1, 2024, and you paid the Form I-485 filing fee;</text:span></text:p>
            <text:p><text:span text:style-name="T5">(c)(9) Special Immigrant Juvenile seeking to adjust status;</text:span></text:p>
            <text:p><text:span text:style-name="T5">(c)(9) T nonimmigrant seeking to adjust status under INA section 245(l);</text:span></text:p>
            <text:p><text:span text:style-name="T5">(c)(9) Persons seeking adjustment of status as a Special Immigrant Iraqi or Afghan national;</text:span></text:p>
            <text:p><text:span text:style-name="T5">(c)(9) Persons seeking adjustment of status as an abused spouse or child under the Cuban Adjustment Act (CAA);</text:span></text:p>
            <text:p><text:span text:style-name="T5">(c)(9) Persons seeking adjustment of status as an abused spouse or child under the Haitian Refugee Immigration Fairness Act (HRIFA);</text:span></text:p>
            <text:p><text:span text:style-name="T5">(c)(9) U nonimmigrant seeking to adjust status under INA section 245(m);</text:span></text:p>
            <text:p><text:span text:style-name="T5">(c)(9) Persons seeking adjustment of status as a Violence Against Women Act (VAWA) Form I-360 self-petitioner (including derivatives);</text:span></text:p>
            <text:p><text:span text:style-name="T5">(c)(10) Abused spouses and children applying for benefits under  the Nicaraguan Adjustment and Central American Relief Act (NACARA);</text:span></text:p>
            <text:p><text:span text:style-name="T5">(c)(10) Abused spouses and children of lawful</text:span></text:p>
          </table:table-cell>
          <table:table-cell table:style-name="ce11"/>
          <table:table-cell table:style-name="ce3"/>
          <table:table-cell table:style-name="ce180"/>
          <table:table-cell table:number-columns-repeated="1019"/>
        </table:table-row>
        <table:table-row table:style-name="ro92">
          <table:covered-table-cell table:style-name="ce87"/>
          <table:table-cell table:style-name="ce111" table:number-columns-repeated="2"/>
          <table:table-cell table:style-name="ce5"/>
          <table:table-cell table:style-name="ce180"/>
          <table:table-cell table:number-columns-repeated="1019"/>
        </table:table-row>
        <table:table-row table:style-name="ro93">
          <table:table-cell table:style-name="ce3" table:number-columns-spanned="1" table:number-rows-spanned="2"/>
          <table:table-cell table:style-name="ce109" office:value-type="string" calcext:value-type="string">
            <text:p><text:span text:style-name="T5">permanent residents or U.S. citizens applying for cancellation of removal and adjustment of status under INA section 240A(b)(2);</text:span></text:p>
            <text:p><text:span text:style-name="T5">(c)(11) Special Parole processes for Operation Allies Welcome (OAW) Afghan nationals paroled into the United States (I-765 filings through September 30, 2024);</text:span></text:p>
            <text:p><text:span text:style-name="T5">(c)(11) Special Parole processes for Immigrant Military Members and Veterans Initiative (IMMVI);</text:span></text:p>
            <text:p><text:span text:style-name="T5">(c)(14) Deferred action if filed by a petitioner for U- 1, U-2, U-3, U-4, or U-5 nonimmigrant status;</text:span></text:p>
            <text:p><text:span text:style-name="T5">(c)(14) Deferred action if filed by a Special Immigrant Juvenile;</text:span></text:p>
            <text:p><text:span text:style-name="T5">(c)(14) Deferred action if filed by a  Violence Against Women Act (VAWA) Form I-360 self- petitioner (including derivatives);</text:span></text:p>
            <text:p><text:span text:style-name="T5">(c)(25) T-2, T-3, T-4, T-5, or T-6 nonimmigrant;</text:span></text:p>
            <text:p><text:span text:style-name="T5">(c)(31) Principal beneficiaries or derivative children of an approved Violence Against Women Act (VAWA) self-petition; or</text:span></text:p>
            <text:p><text:span text:style-name="T5">Current or former U.S. armed forces service members.</text:span></text:p>
          </table:table-cell>
          <table:table-cell table:style-name="ce109"/>
          <table:table-cell table:style-name="ce3"/>
          <table:table-cell table:style-name="ce180"/>
          <table:table-cell table:number-columns-repeated="1019"/>
        </table:table-row>
        <table:table-row table:style-name="ro94">
          <table:covered-table-cell table:style-name="ce5"/>
          <table:table-cell table:style-name="ce3" office:value-type="string" calcext:value-type="string">
            <text:p><text:a xlink:href="http://www.uscis.gov/i-912)" xlink:type="simple">Certain applicants may be eligible for a Fee Waiver. See Form I-912 Instructions
(https://www.uscis.gov/i-912)</text:a></text:p>
          </table:table-cell>
          <table:table-cell table:style-name="ce3"/>
          <table:table-cell office:value-type="currency" office:value="0" calcext:value-type="currency">
            <text:p>$0</text:p>
          </table:table-cell>
          <table:table-cell table:style-name="ce180"/>
          <table:table-cell table:number-columns-repeated="101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family-generic="swiss"/>
    <style:font-face style:name="Times New Roman2" svg:font-family="'Times New Roman'" style:font-family-generic="roman"/>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60">
      <number:currency-symbol/>
      <number:number number:decimal-places="0" number:min-decimal-places="0" number:min-integer-digits="1"/>
    </number:currency-style>
    <number:number-style style:name="N158">
      <number:scientific-number number:decimal-places="1" number:min-decimal-places="1" number:min-integer-digits="1" number:min-exponent-digits="1" number:exponent-interval="3" number:forced-exponent-sign="true"/>
    </number:number-style>
    <number:time-style style:name="N155">
      <number:minutes number:style="long"/>
      <number:text>:</number:text>
      <number:seconds number:style="long" number:decimal-places="1"/>
    </number:time-style>
    <number:currency-style style:name="N149P0" style:volatile="true">
      <number:currency-symbol/>
      <number:fill-character> </number:fill-character>
      <number:number number:decimal-places="2" number:min-decimal-places="2" number:min-integer-digits="1" number:grouping="true"/>
      <number:text> </number:text>
    </number:currency-style>
    <number:currency-style style:name="N149P1" style:volatile="true">
      <number:currency-symbol/>
      <number:fill-character> </number:fill-character>
      <number:text>(</number:text>
      <number:number number:decimal-places="2" number:min-decimal-places="2" number:min-integer-digits="1" number:grouping="true"/>
      <number:text>)</number:text>
    </number:currency-style>
    <number:currency-style style:name="N149P2" style:volatile="true">
      <number:currency-symbol/>
      <number:fill-character> </number:fill-character>
      <number:text>-</number:text>
      <number:number number:decimal-places="0" number:min-decimal-places="0" number:min-integer-digits="0"/>
      <number:text> </number:text>
    </number:currency-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date-style style:name="N150">
      <number:day/>
      <number:text>-</number:text>
      <number:month number:textual="true"/>
    </number:date-style>
    <number:date-style style:name="N121">
      <number:month/>
      <number:text>/</number:text>
      <number:day/>
      <number:text>/</number:text>
      <number:year number:style="long"/>
      <number:text> </number:text>
      <number:hours/>
      <number:text>:</number:text>
      <number:minutes number:style="long"/>
    </number:date-style>
    <number:time-style style:name="N151">
      <number:minutes number:style="long"/>
      <number:text>:</number:text>
      <number:seconds number:style="long"/>
    </number:time-style>
    <number:time-style style:name="N122">
      <number:hours/>
      <number:text>:</number:text>
      <number:minutes number:style="long"/>
      <number:text>:</number:text>
      <number:seconds number:style="long"/>
    </number:time-style>
    <number:date-style style:name="N152">
      <number:day/>
      <number:text>-</number:text>
      <number:month number:textual="true"/>
      <number:text>-</number:text>
      <number:year/>
    </number:date-style>
    <number:time-style style:name="N123">
      <number:hours/>
      <number:text>:</number:text>
      <number:minutes number:style="long"/>
      <number:text>:</number:text>
      <number:seconds number:style="long"/>
      <number:text> </number:text>
      <number:am-pm/>
    </number:time-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53" number:truncate-on-overflow="false">
      <number:hours/>
      <number:text>:</number:text>
      <number:minutes number:style="long"/>
      <number:text>:</number:text>
      <number:seconds number:style="long"/>
    </number:time-style>
    <number:time-style style:name="N124">
      <number:hours/>
      <number:text>:</number:text>
      <number:minutes number:style="long"/>
      <number:text> </number:text>
      <number:am-pm/>
    </number:time-style>
    <number:date-style style:name="N154">
      <number:month/>
      <number:text>/</number:text>
      <number:day/>
      <number:text>/</number:text>
      <number:year number:style="long"/>
    </number:date-style>
    <number:date-style style:name="N125">
      <number:month number:textual="true"/>
      <number:text>-</number:text>
      <number:year/>
    </number:date-style>
    <number:currency-style style:name="N127P0" style:volatile="true">
      <number:currency-symbol/>
      <number:number number:decimal-places="0" number:min-decimal-places="0" number:min-integer-digits="1" number:grouping="true"/>
      <number:text> </number:text>
    </number:currency-style>
    <number:currency-style style:name="N127">
      <style:text-properties fo:color="#ff0000"/>
      <number:text>(</number:text>
      <number:currency-symbol/>
      <number:number number:decimal-places="0" number:min-decimal-places="0" number:min-integer-digits="1" number:grouping="true"/>
      <number:text>)</number:text>
      <style:map style:condition="value()&gt;=0" style:apply-style-name="N127P0"/>
    </number:currency-style>
    <number:currency-style style:name="N140P0" style:volatile="true">
      <number:currency-symbol/>
      <number:fill-character> </number:fill-character>
      <number:number number:decimal-places="0" number:min-decimal-places="0" number:min-integer-digits="1" number:grouping="true"/>
      <number:text> </number:text>
    </number:currency-style>
    <number:currency-style style:name="N140P1" style:volatile="true">
      <number:currency-symbol/>
      <number:fill-character> </number:fill-character>
      <number:text>(</number:text>
      <number:number number:decimal-places="0" number:min-decimal-places="0" number:min-integer-digits="1" number:grouping="true"/>
      <number:text>)</number:text>
    </number:currency-style>
    <number:currency-style style:name="N140P2" style:volatile="true">
      <number:currency-symbol/>
      <number:fill-character> </number:fill-character>
      <number:text>- </number:text>
    </number:currency-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57P0" style:volatile="true">
      <number:currency-symbol/>
      <number:number number:decimal-places="2" number:min-decimal-places="2" number:min-integer-digits="1" number:grouping="true"/>
      <number:text> </number:text>
    </number:currency-style>
    <number:currency-style style:name="N157">
      <style:text-properties fo:color="#ff0000"/>
      <number:text>(</number:text>
      <number:currency-symbol/>
      <number:number number:decimal-places="2" number:min-decimal-places="2" number:min-integer-digits="1" number:grouping="true"/>
      <number:text>)</number:text>
      <style:map style:condition="value()&gt;=0" style:apply-style-name="N157P0"/>
    </number:currency-style>
    <number:currency-style style:name="N128P0" style:volatile="true">
      <number:currency-symbol/>
      <number:number number:decimal-places="0" number:min-decimal-places="0" number:min-integer-digits="1" number:grouping="true"/>
      <number:text> </number:text>
    </number:currency-style>
    <number:currency-style style:name="N128">
      <number:text>(</number:text>
      <number:currency-symbol/>
      <number:number number:decimal-places="0" number:min-decimal-places="0" number:min-integer-digits="1" number:grouping="true"/>
      <number:text>)</number:text>
      <style:map style:condition="value()&gt;=0" style:apply-style-name="N128P0"/>
    </number:currency-style>
    <number:currency-style style:name="N159P0" style:volatile="true">
      <number:currency-symbol/>
      <number:number number:decimal-places="2" number:min-decimal-places="2" number:min-integer-digits="1" number:grouping="true"/>
      <number:text> </number:text>
    </number:currency-style>
    <number:currency-style style:name="N159">
      <number:text>(</number:text>
      <number:currency-symbol/>
      <number:number number:decimal-places="2" number:min-decimal-places="2" number:min-integer-digits="1" number:grouping="true"/>
      <number:text>)</number:text>
      <style:map style:condition="value()&gt;=0" style:apply-style-name="N159P0"/>
    </number:currency-style>
    <number:number-style style:name="N130P0" style:volatile="true">
      <number:number number:decimal-places="0" number:min-decimal-places="0" number:min-integer-digits="1" number:grouping="true"/>
      <number:text> </number:text>
    </number:number-style>
    <number:number-style style:name="N130">
      <style:text-properties fo:color="#ff0000"/>
      <number:text>(</number:text>
      <number:number number:decimal-places="0" number:min-decimal-places="0" number:min-integer-digits="1" number:grouping="true"/>
      <number:text>)</number:text>
      <style:map style:condition="value()&gt;=0" style:apply-style-name="N130P0"/>
    </number:number-style>
    <number:currency-style style:name="N161">
      <number:currency-symbol/>
      <number:number number:decimal-places="0" number:min-decimal-places="0" number:min-integer-digits="1" number:grouping="true"/>
    </number:currency-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time-style style:name="N145">
      <number:hours/>
      <number:text>:</number:text>
      <number:minutes number:style="long"/>
    </number:time-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text>(</number:text>
      <number:number number:decimal-places="2" number:min-decimal-places="2" number:min-integer-digits="1" number:grouping="true"/>
      <number:text>)</number:text>
    </number:number-style>
    <number:number-style style:name="N144P2" style:volatile="true">
      <number:text>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style:style style:name="Default" style:family="table-cell">
      <style:table-cell-properties style:rotation-align="none" style:vertical-align="bottom"/>
      <style:text-properties fo:color="#000000" style:font-name="Times New Roman" fo:font-family="'Times New Roman'" style:font-name-complex="Times New Roman" style:font-family-complex="'Times New Roman'"/>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Table_20_1" style:display-name="PageStyle_Table 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21:18:18</meta:creation-date>
    <dc:date>2024-08-14T17:05:53.015324082</dc:date>
    <meta:generator>LibreOffice/7.3.7.2$Linux_X86_64 LibreOffice_project/30$Build-2</meta:generator>
    <meta:editing-duration>PT12M19S</meta:editing-duration>
    <meta:editing-cycles>2</meta:editing-cycles>
    <meta:document-statistic meta:table-count="1" meta:cell-count="859" meta:object-count="1"/>
    <meta:user-defined meta:name="AppVersion">12.0000</meta:user-defined>
    <meta:user-defined meta:name="Created" meta:value-type="date">2024-08-14T00:00:00</meta:user-defined>
    <meta:user-defined meta:name="Creator">Draw</meta:user-defined>
    <meta:user-defined meta:name="LastSaved" meta:value-type="date">2024-08-14T00:00:00</meta:user-defined>
    <meta:user-defined meta:name="Producer" meta:value-type="string">LibreOffice 7.3</meta:user-defined>
  </office:meta>
</office:document-meta>
</file>